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2D000000803F878E0EA03B7511.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1C000000E6E1BFFC4154600ABA.png" manifest:media-type="image/png"/>
  <manifest:file-entry manifest:full-path="Pictures/100000000000011E000000B268A5CEA1937D8CE1.png" manifest:media-type="image/png"/>
  <manifest:file-entry manifest:full-path="Pictures/10000000000000F90000007707361DC336C46E49.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2A0000005C693CC5ECDC32C593.png" manifest:media-type="image/png"/>
  <manifest:file-entry manifest:full-path="Pictures/1000000000000183000000A4318C1BD6445A1BE9.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15C00000060A492B5E4FA7779CA.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10C0000004A5A8F1A73C9D290B2.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201000002CB000002165CF80BC628EC85D1.png" manifest:media-type="image/png"/>
  <manifest:file-entry manifest:full-path="Pictures/10000000000001A300000083A9B1E158A1571618.png" manifest:media-type="image/png"/>
  <manifest:file-entry manifest:full-path="Pictures/10000000000001E2000000D8383A0E44AE5AB128.png" manifest:media-type="image/png"/>
  <manifest:file-entry manifest:full-path="Pictures/100000000000022F00000052BD668AD9804240D9.png" manifest:media-type="image/png"/>
  <manifest:file-entry manifest:full-path="Pictures/10000000000001BA0000005064900064F378D1DB.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5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60"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61"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62"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63" style:family="paragraph" style:parent-style-name="Text_20_body">
      <style:paragraph-properties fo:line-height="0.3cm">
        <style:tab-stops>
          <style:tab-stop style:position="5.5cm"/>
        </style:tab-stops>
      </style:paragraph-properties>
      <style:text-properties officeooo:paragraph-rsid="00205430"/>
    </style:style>
    <style:style style:name="P164" style:family="paragraph" style:parent-style-name="Text_20_body">
      <style:paragraph-properties fo:line-height="0.3cm">
        <style:tab-stops>
          <style:tab-stop style:position="5.5cm"/>
        </style:tab-stops>
      </style:paragraph-properties>
      <style:text-properties officeooo:paragraph-rsid="0033129a"/>
    </style:style>
    <style:style style:name="P165" style:family="paragraph" style:parent-style-name="Text_20_body">
      <style:paragraph-properties fo:line-height="0.3cm">
        <style:tab-stops>
          <style:tab-stop style:position="5.5cm"/>
        </style:tab-stops>
      </style:paragraph-properties>
      <style:text-properties officeooo:paragraph-rsid="0034efbd"/>
    </style:style>
    <style:style style:name="P166" style:family="paragraph" style:parent-style-name="Text_20_body">
      <style:paragraph-properties fo:line-height="0.3cm">
        <style:tab-stops>
          <style:tab-stop style:position="5.5cm"/>
        </style:tab-stops>
      </style:paragraph-properties>
      <style:text-properties officeooo:paragraph-rsid="0029309b"/>
    </style:style>
    <style:style style:name="P167" style:family="paragraph" style:parent-style-name="Text_20_body">
      <style:paragraph-properties fo:line-height="0.3cm">
        <style:tab-stops>
          <style:tab-stop style:position="5.5cm"/>
        </style:tab-stops>
      </style:paragraph-properties>
      <style:text-properties officeooo:paragraph-rsid="001c39a2"/>
    </style:style>
    <style:style style:name="P168" style:family="paragraph" style:parent-style-name="Text_20_body">
      <style:paragraph-properties fo:line-height="0.3cm">
        <style:tab-stops>
          <style:tab-stop style:position="5.5cm"/>
        </style:tab-stops>
      </style:paragraph-properties>
      <style:text-properties officeooo:paragraph-rsid="005856be"/>
    </style:style>
    <style:style style:name="P169" style:family="paragraph" style:parent-style-name="Text_20_body">
      <style:paragraph-properties fo:line-height="0.3cm">
        <style:tab-stops>
          <style:tab-stop style:position="5.5cm"/>
        </style:tab-stops>
      </style:paragraph-properties>
      <style:text-properties officeooo:paragraph-rsid="00602d5d"/>
    </style:style>
    <style:style style:name="P170" style:family="paragraph" style:parent-style-name="Text_20_body">
      <style:paragraph-properties fo:line-height="0.3cm">
        <style:tab-stops>
          <style:tab-stop style:position="5.5cm"/>
        </style:tab-stops>
      </style:paragraph-properties>
      <style:text-properties officeooo:paragraph-rsid="009d4dd7"/>
    </style:style>
    <style:style style:name="P171" style:family="paragraph" style:parent-style-name="Text_20_body">
      <style:paragraph-properties fo:line-height="0.3cm">
        <style:tab-stops>
          <style:tab-stop style:position="5.5cm"/>
        </style:tab-stops>
      </style:paragraph-properties>
      <style:text-properties officeooo:paragraph-rsid="00baef49"/>
    </style:style>
    <style:style style:name="P172" style:family="paragraph" style:parent-style-name="Text_20_body">
      <style:paragraph-properties fo:line-height="0.3cm">
        <style:tab-stops>
          <style:tab-stop style:position="5.5cm"/>
        </style:tab-stops>
      </style:paragraph-properties>
      <style:text-properties officeooo:paragraph-rsid="00d31b2f"/>
    </style:style>
    <style:style style:name="P173" style:family="paragraph" style:parent-style-name="Text_20_body">
      <style:paragraph-properties fo:line-height="0.3cm">
        <style:tab-stops>
          <style:tab-stop style:position="5.5cm"/>
        </style:tab-stops>
      </style:paragraph-properties>
      <style:text-properties officeooo:paragraph-rsid="010febcd"/>
    </style:style>
    <style:style style:name="P174"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175" style:family="paragraph" style:parent-style-name="Text_20_body">
      <style:paragraph-properties fo:line-height="0.4cm">
        <style:tab-stops>
          <style:tab-stop style:position="5.5cm"/>
        </style:tab-stops>
      </style:paragraph-properties>
      <style:text-properties officeooo:paragraph-rsid="00205430"/>
    </style:style>
    <style:style style:name="P176" style:family="paragraph" style:parent-style-name="Text_20_body">
      <style:paragraph-properties fo:line-height="0.4cm">
        <style:tab-stops>
          <style:tab-stop style:position="5.5cm"/>
        </style:tab-stops>
      </style:paragraph-properties>
      <style:text-properties officeooo:paragraph-rsid="002f12da"/>
    </style:style>
    <style:style style:name="P177" style:family="paragraph" style:parent-style-name="Text_20_body">
      <style:paragraph-properties fo:line-height="0.4cm">
        <style:tab-stops>
          <style:tab-stop style:position="5.5cm"/>
        </style:tab-stops>
      </style:paragraph-properties>
      <style:text-properties officeooo:paragraph-rsid="0034efbd"/>
    </style:style>
    <style:style style:name="P178" style:family="paragraph" style:parent-style-name="Text_20_body">
      <style:paragraph-properties fo:line-height="0.4cm">
        <style:tab-stops>
          <style:tab-stop style:position="5.5cm"/>
        </style:tab-stops>
      </style:paragraph-properties>
      <style:text-properties officeooo:paragraph-rsid="0029309b"/>
    </style:style>
    <style:style style:name="P179" style:family="paragraph" style:parent-style-name="Text_20_body">
      <style:paragraph-properties fo:line-height="0.4cm">
        <style:tab-stops>
          <style:tab-stop style:position="5.5cm"/>
        </style:tab-stops>
      </style:paragraph-properties>
      <style:text-properties officeooo:paragraph-rsid="0042186b"/>
    </style:style>
    <style:style style:name="P180" style:family="paragraph" style:parent-style-name="Text_20_body">
      <style:paragraph-properties fo:line-height="0.4cm">
        <style:tab-stops>
          <style:tab-stop style:position="5.5cm"/>
        </style:tab-stops>
      </style:paragraph-properties>
      <style:text-properties officeooo:paragraph-rsid="006ec2fe"/>
    </style:style>
    <style:style style:name="P181" style:family="paragraph" style:parent-style-name="Text_20_body">
      <style:paragraph-properties fo:line-height="0.4cm">
        <style:tab-stops>
          <style:tab-stop style:position="5.5cm"/>
        </style:tab-stops>
      </style:paragraph-properties>
      <style:text-properties officeooo:paragraph-rsid="006f450a"/>
    </style:style>
    <style:style style:name="P182" style:family="paragraph" style:parent-style-name="Text_20_body">
      <style:paragraph-properties fo:line-height="0.4cm">
        <style:tab-stops>
          <style:tab-stop style:position="5.5cm"/>
        </style:tab-stops>
      </style:paragraph-properties>
      <style:text-properties officeooo:paragraph-rsid="00944efc"/>
    </style:style>
    <style:style style:name="P183" style:family="paragraph" style:parent-style-name="Text_20_body">
      <style:paragraph-properties fo:line-height="0.4cm">
        <style:tab-stops>
          <style:tab-stop style:position="5.5cm"/>
        </style:tab-stops>
      </style:paragraph-properties>
      <style:text-properties officeooo:paragraph-rsid="0096da62"/>
    </style:style>
    <style:style style:name="P184" style:family="paragraph" style:parent-style-name="Text_20_body">
      <style:paragraph-properties fo:line-height="0.4cm">
        <style:tab-stops>
          <style:tab-stop style:position="5.5cm"/>
        </style:tab-stops>
      </style:paragraph-properties>
      <style:text-properties officeooo:paragraph-rsid="00a5ce12"/>
    </style:style>
    <style:style style:name="P185" style:family="paragraph" style:parent-style-name="Text_20_body">
      <style:paragraph-properties fo:line-height="0.4cm">
        <style:tab-stops>
          <style:tab-stop style:position="5.5cm"/>
        </style:tab-stops>
      </style:paragraph-properties>
      <style:text-properties officeooo:paragraph-rsid="00aa0113"/>
    </style:style>
    <style:style style:name="P186" style:family="paragraph" style:parent-style-name="Text_20_body">
      <style:paragraph-properties fo:line-height="0.4cm">
        <style:tab-stops>
          <style:tab-stop style:position="5.5cm"/>
        </style:tab-stops>
      </style:paragraph-properties>
      <style:text-properties officeooo:paragraph-rsid="00baef49"/>
    </style:style>
    <style:style style:name="P187" style:family="paragraph" style:parent-style-name="Text_20_body">
      <style:paragraph-properties fo:line-height="0.4cm">
        <style:tab-stops>
          <style:tab-stop style:position="5.5cm"/>
        </style:tab-stops>
      </style:paragraph-properties>
      <style:text-properties officeooo:paragraph-rsid="00cf5bfc"/>
    </style:style>
    <style:style style:name="P188" style:family="paragraph" style:parent-style-name="Text_20_body">
      <style:paragraph-properties fo:line-height="0.4cm">
        <style:tab-stops>
          <style:tab-stop style:position="5.5cm"/>
        </style:tab-stops>
      </style:paragraph-properties>
      <style:text-properties officeooo:paragraph-rsid="009d4dd7"/>
    </style:style>
    <style:style style:name="P189" style:family="paragraph" style:parent-style-name="Text_20_body">
      <style:paragraph-properties fo:line-height="0.4cm">
        <style:tab-stops>
          <style:tab-stop style:position="5.5cm"/>
        </style:tab-stops>
      </style:paragraph-properties>
      <style:text-properties officeooo:paragraph-rsid="00d4d49b"/>
    </style:style>
    <style:style style:name="P190" style:family="paragraph" style:parent-style-name="Text_20_body">
      <style:paragraph-properties fo:line-height="0.4cm">
        <style:tab-stops>
          <style:tab-stop style:position="5.5cm"/>
        </style:tab-stops>
      </style:paragraph-properties>
      <style:text-properties officeooo:paragraph-rsid="00e8dc0b"/>
    </style:style>
    <style:style style:name="P191" style:family="paragraph" style:parent-style-name="Text_20_body">
      <style:paragraph-properties fo:line-height="0.4cm">
        <style:tab-stops>
          <style:tab-stop style:position="5.5cm"/>
        </style:tab-stops>
      </style:paragraph-properties>
      <style:text-properties officeooo:paragraph-rsid="00e56812"/>
    </style:style>
    <style:style style:name="P192" style:family="paragraph" style:parent-style-name="Text_20_body">
      <style:paragraph-properties fo:line-height="0.4cm">
        <style:tab-stops>
          <style:tab-stop style:position="5.5cm"/>
        </style:tab-stops>
      </style:paragraph-properties>
      <style:text-properties officeooo:paragraph-rsid="010c4bc3"/>
    </style:style>
    <style:style style:name="P193" style:family="paragraph" style:parent-style-name="Text_20_body">
      <style:paragraph-properties fo:line-height="0.4cm">
        <style:tab-stops>
          <style:tab-stop style:position="5.5cm"/>
        </style:tab-stops>
      </style:paragraph-properties>
      <style:text-properties officeooo:paragraph-rsid="01162bdb"/>
    </style:style>
    <style:style style:name="P194" style:family="paragraph" style:parent-style-name="Text_20_body">
      <style:paragraph-properties fo:line-height="0.4cm">
        <style:tab-stops>
          <style:tab-stop style:position="5.5cm"/>
        </style:tab-stops>
      </style:paragraph-properties>
      <style:text-properties officeooo:paragraph-rsid="010febcd"/>
    </style:style>
    <style:style style:name="P195"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96" style:family="paragraph" style:parent-style-name="Text_20_body">
      <style:paragraph-properties fo:line-height="0.4cm">
        <style:tab-stops/>
      </style:paragraph-properties>
      <style:text-properties officeooo:paragraph-rsid="00daca92"/>
    </style:style>
    <style:style style:name="P197" style:family="paragraph" style:parent-style-name="Text_20_body">
      <style:paragraph-properties fo:line-height="0.4cm">
        <style:tab-stops>
          <style:tab-stop style:position="3.796cm"/>
        </style:tab-stops>
      </style:paragraph-properties>
      <style:text-properties officeooo:paragraph-rsid="00db004f"/>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04"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0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0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07"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08"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09"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10"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11"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12"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22"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23"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24"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29" style:family="paragraph" style:parent-style-name="Heading_20_1">
      <style:text-properties fo:color="#2a6099"/>
    </style:style>
    <style:style style:name="P230" style:family="paragraph" style:parent-style-name="Heading_20_2">
      <style:paragraph-properties fo:line-height="100%">
        <style:tab-stops>
          <style:tab-stop style:position="5.505cm"/>
        </style:tab-stops>
      </style:paragraph-properties>
      <style:text-properties fo:color="#2a6099"/>
    </style:style>
    <style:style style:name="P231" style:family="paragraph" style:parent-style-name="Heading_20_2">
      <style:paragraph-properties fo:line-height="0.6cm">
        <style:tab-stops>
          <style:tab-stop style:position="5.505cm"/>
        </style:tab-stops>
      </style:paragraph-properties>
      <style:text-properties officeooo:paragraph-rsid="00fa4f60"/>
    </style:style>
    <style:style style:name="P232" style:family="paragraph" style:parent-style-name="Heading_20_2" style:master-page-name="">
      <style:paragraph-properties style:page-number="auto" fo:break-before="page"/>
      <style:text-properties fo:color="#2a6099" officeooo:paragraph-rsid="0042186b"/>
    </style:style>
    <style:style style:name="P23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3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35"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36"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37" style:family="paragraph" style:parent-style-name="Heading_20_3">
      <style:text-properties fo:color="#2a6099" fo:font-size="12pt" style:font-size-asian="12pt" style:font-size-complex="12pt"/>
    </style:style>
    <style:style style:name="P23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39"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40"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41"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24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243"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244"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4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246"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48" style:family="text">
      <style:text-properties style:use-window-font-color="true" fo:font-style="normal" style:text-underline-style="none" fo:font-weight="normal" style:font-style-asian="normal" style:font-weight-asian="normal" style:font-style-complex="normal" style:font-weight-complex="normal"/>
    </style:style>
    <style:style style:name="T4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3"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4"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officeooo:rsid="015f81cb" fo:background-color="#ffffff" loext:char-shading-value="0"/>
    </style:style>
    <style:style style:name="T77" style:family="text">
      <style:text-properties officeooo:rsid="0024d191"/>
    </style:style>
    <style:style style:name="T78" style:family="text">
      <style:text-properties officeooo:rsid="002604a8"/>
    </style:style>
    <style:style style:name="T79" style:family="text">
      <style:text-properties fo:font-size="10pt" officeooo:rsid="001a49b1" style:font-size-asian="10pt" style:font-size-complex="10pt"/>
    </style:style>
    <style:style style:name="T80" style:family="text">
      <style:text-properties fo:font-size="10pt" officeooo:rsid="0060f1e8" style:font-size-asian="10pt" style:font-size-complex="10pt"/>
    </style:style>
    <style:style style:name="T81" style:family="text">
      <style:text-properties fo:font-size="10pt" fo:language="de" fo:country="DE" style:font-size-asian="10pt" style:font-size-complex="10pt"/>
    </style:style>
    <style:style style:name="T82" style:family="text">
      <style:text-properties fo:font-size="10pt" fo:language="de" fo:country="DE" officeooo:rsid="002f12da" style:font-size-asian="10pt" style:font-size-complex="10pt"/>
    </style:style>
    <style:style style:name="T83" style:family="text">
      <style:text-properties fo:font-size="10pt" fo:language="de" fo:country="DE" officeooo:rsid="0034efbd" style:font-size-asian="10pt" style:font-size-complex="10pt"/>
    </style:style>
    <style:style style:name="T84" style:family="text">
      <style:text-properties fo:font-size="10pt" fo:language="de" fo:country="DE" officeooo:rsid="0039020a" style:font-size-asian="10pt" style:font-size-complex="10pt"/>
    </style:style>
    <style:style style:name="T85" style:family="text">
      <style:text-properties fo:font-size="10pt" fo:language="de" fo:country="DE" officeooo:rsid="00557a67" style:font-size-asian="10pt" style:font-size-complex="10pt"/>
    </style:style>
    <style:style style:name="T86" style:family="text">
      <style:text-properties fo:font-size="10pt" fo:language="de" fo:country="DE" officeooo:rsid="00602d5d" style:font-size-asian="10pt" style:font-size-complex="10pt"/>
    </style:style>
    <style:style style:name="T87" style:family="text">
      <style:text-properties officeooo:rsid="002433e6"/>
    </style:style>
    <style:style style:name="T88" style:family="text">
      <style:text-properties fo:color="#2a6099"/>
    </style:style>
    <style:style style:name="T89" style:family="text">
      <style:text-properties fo:color="#2a6099" fo:font-size="10pt" officeooo:rsid="005856be" style:font-size-asian="10pt" style:font-size-complex="10pt"/>
    </style:style>
    <style:style style:name="T90" style:family="text">
      <style:text-properties fo:color="#2a6099" fo:font-size="10pt" officeooo:rsid="0057af53" style:font-size-asian="10pt" style:font-size-complex="10pt"/>
    </style:style>
    <style:style style:name="T91" style:family="text">
      <style:text-properties fo:color="#2a6099" fo:font-size="10pt" fo:background-color="#ffffff" loext:char-shading-value="0" style:font-size-asian="10pt" style:font-size-complex="10pt"/>
    </style:style>
    <style:style style:name="T92" style:family="text">
      <style:text-properties fo:color="#2a6099" fo:font-size="10pt" officeooo:rsid="0044a2f3" fo:background-color="#ffffff" loext:char-shading-value="0" style:font-size-asian="10pt" style:font-size-complex="10pt"/>
    </style:style>
    <style:style style:name="T9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94"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95"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96"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9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98"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99"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00"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1"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background-color="#ffffff" loext:char-shading-value="0"/>
    </style:style>
    <style:style style:name="T109" style:family="text">
      <style:text-properties fo:color="#2a6099" officeooo:rsid="001c39a2" fo:background-color="#ffffff" loext:char-shading-value="0"/>
    </style:style>
    <style:style style:name="T110" style:family="text">
      <style:text-properties fo:color="#2a6099" officeooo:rsid="00680058" fo:background-color="#ffffff" loext:char-shading-value="0"/>
    </style:style>
    <style:style style:name="T111" style:family="text">
      <style:text-properties fo:color="#2a6099" officeooo:rsid="006d6710" fo:background-color="#ffffff" loext:char-shading-value="0"/>
    </style:style>
    <style:style style:name="T112" style:family="text">
      <style:text-properties fo:color="#2a6099" officeooo:rsid="00252f80" fo:background-color="#ffffff" loext:char-shading-value="0"/>
    </style:style>
    <style:style style:name="T113" style:family="text">
      <style:text-properties fo:color="#2a6099" officeooo:rsid="006ec2fe" fo:background-color="#ffffff" loext:char-shading-value="0" style:font-size-asian="8.75pt"/>
    </style:style>
    <style:style style:name="T114" style:family="text">
      <style:text-properties fo:color="#2a6099" officeooo:rsid="006ec2fe" fo:background-color="#ffffff" loext:char-shading-value="0"/>
    </style:style>
    <style:style style:name="T115" style:family="text">
      <style:text-properties fo:color="#2a6099" officeooo:rsid="00b4617e" fo:background-color="#ffffff" loext:char-shading-value="0"/>
    </style:style>
    <style:style style:name="T116" style:family="text">
      <style:text-properties fo:color="#2a6099" officeooo:rsid="00c13153" fo:background-color="#ffffff" loext:char-shading-value="0"/>
    </style:style>
    <style:style style:name="T117" style:family="text">
      <style:text-properties fo:color="#2a6099" officeooo:rsid="006ec2fe" fo:background-color="#ffffff" loext:char-shading-value="0" style:font-size-asian="10pt"/>
    </style:style>
    <style:style style:name="T118" style:family="text">
      <style:text-properties fo:color="#2a6099" officeooo:rsid="01208e13" fo:background-color="#ffffff" loext:char-shading-value="0"/>
    </style:style>
    <style:style style:name="T119" style:family="text">
      <style:text-properties fo:color="#2a6099" officeooo:rsid="012d19c2" fo:background-color="#ffffff" loext:char-shading-value="0"/>
    </style:style>
    <style:style style:name="T120" style:family="text">
      <style:text-properties fo:color="#2a6099" officeooo:rsid="012c4af3" fo:background-color="#ffffff" loext:char-shading-value="0"/>
    </style:style>
    <style:style style:name="T121" style:family="text">
      <style:text-properties fo:color="#2a6099" officeooo:rsid="0132de22" fo:background-color="#ffffff" loext:char-shading-value="0"/>
    </style:style>
    <style:style style:name="T122" style:family="text">
      <style:text-properties fo:color="#2a6099" officeooo:rsid="01318dec" fo:background-color="#ffffff" loext:char-shading-value="0"/>
    </style:style>
    <style:style style:name="T123" style:family="text">
      <style:text-properties fo:color="#2a6099" officeooo:rsid="01466d86" fo:background-color="#ffffff" loext:char-shading-value="0"/>
    </style:style>
    <style:style style:name="T124" style:family="text">
      <style:text-properties fo:color="#2a6099" officeooo:rsid="014e820b" fo:background-color="#ffffff" loext:char-shading-value="0"/>
    </style:style>
    <style:style style:name="T125" style:family="text">
      <style:text-properties fo:color="#2a6099" fo:background-color="#ffffff" loext:char-shading-value="0"/>
    </style:style>
    <style:style style:name="T126" style:family="text">
      <style:text-properties fo:color="#2a6099" officeooo:rsid="0159eb01" fo:background-color="#ffffff" loext:char-shading-value="0"/>
    </style:style>
    <style:style style:name="T127" style:family="text">
      <style:text-properties fo:color="#2a6099" officeooo:rsid="015bc710" fo:background-color="#ffffff" loext:char-shading-value="0"/>
    </style:style>
    <style:style style:name="T128" style:family="text">
      <style:text-properties fo:color="#2a6099" officeooo:rsid="015f81cb" fo:background-color="#ffffff" loext:char-shading-value="0"/>
    </style:style>
    <style:style style:name="T129" style:family="text">
      <style:text-properties fo:color="#2a6099" officeooo:rsid="01672aa1" fo:background-color="#ffffff" loext:char-shading-value="0"/>
    </style:style>
    <style:style style:name="T130" style:family="text">
      <style:text-properties fo:color="#2a6099" officeooo:rsid="016c7fce" fo:background-color="#ffffff" loext:char-shading-value="0"/>
    </style:style>
    <style:style style:name="T131" style:family="text">
      <style:text-properties fo:color="#2a6099" fo:language="de" fo:country="DE"/>
    </style:style>
    <style:style style:name="T132" style:family="text">
      <style:text-properties fo:color="#2a6099" fo:language="de" fo:country="DE" officeooo:rsid="001c39a2" fo:background-color="#ffffff" loext:char-shading-value="0"/>
    </style:style>
    <style:style style:name="T133" style:family="text">
      <style:text-properties fo:color="#2a6099" fo:language="de" fo:country="DE" officeooo:rsid="006ec2fe" fo:background-color="#ffffff" loext:char-shading-value="0" style:font-size-asian="10pt"/>
    </style:style>
    <style:style style:name="T134"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35"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36"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0"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1"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2"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3"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4" style:family="text">
      <style:text-properties fo:color="#2a6099" style:font-name="Liberation Sans" fo:font-size="10pt" fo:background-color="#ffffff" loext:char-shading-value="0" style:font-size-asian="10pt" style:font-size-complex="10pt"/>
    </style:style>
    <style:style style:name="T145" style:family="text">
      <style:text-properties fo:color="#2a6099" style:font-name="Liberation Sans" fo:font-size="10pt" officeooo:rsid="015eac2d" fo:background-color="#ffffff" loext:char-shading-value="0" style:font-size-asian="10pt" style:font-size-complex="10pt"/>
    </style:style>
    <style:style style:name="T146" style:family="text">
      <style:text-properties fo:color="#2a6099" style:font-name="Liberation Sans" fo:font-size="10pt" officeooo:rsid="015fd75b" fo:background-color="#ffffff" loext:char-shading-value="0" style:font-size-asian="10pt" style:font-size-complex="10pt"/>
    </style:style>
    <style:style style:name="T147" style:family="text">
      <style:text-properties fo:color="#2a6099" style:font-name="Liberation Sans" fo:font-size="10pt" officeooo:rsid="0165518e" fo:background-color="#ffffff" loext:char-shading-value="0" style:font-size-asian="10pt" style:font-size-complex="10pt"/>
    </style:style>
    <style:style style:name="T148" style:family="text">
      <style:text-properties fo:color="#2a6099" officeooo:rsid="00b7fc5d"/>
    </style:style>
    <style:style style:name="T149" style:family="text">
      <style:text-properties fo:color="#2a6099" officeooo:rsid="00c13153"/>
    </style:style>
    <style:style style:name="T150" style:family="text">
      <style:text-properties fo:color="#2a6099" officeooo:rsid="00c13153" style:font-size-asian="8.75pt"/>
    </style:style>
    <style:style style:name="T151" style:family="text">
      <style:text-properties fo:color="#2a6099" officeooo:rsid="00c30b78"/>
    </style:style>
    <style:style style:name="T152" style:family="text">
      <style:text-properties fo:color="#2a6099" officeooo:rsid="00790791" style:font-name-asian="Noto Sans CJK SC" style:font-name-complex="Lohit Devanagari"/>
    </style:style>
    <style:style style:name="T153" style:family="text">
      <style:text-properties fo:color="#2a6099" officeooo:rsid="00e07d3a" style:font-name-asian="Noto Sans CJK SC" style:font-name-complex="Lohit Devanagari"/>
    </style:style>
    <style:style style:name="T154" style:family="text">
      <style:text-properties officeooo:rsid="003d06d8"/>
    </style:style>
    <style:style style:name="T155" style:family="text">
      <style:text-properties fo:color="#ffffff" fo:background-color="#2a6099" loext:char-shading-value="0"/>
    </style:style>
    <style:style style:name="T156" style:family="text">
      <style:text-properties fo:color="#ffffff" fo:background-color="#2a6099" loext:char-shading-value="0"/>
    </style:style>
    <style:style style:name="T157" style:family="text">
      <style:text-properties fo:color="#ffffff" fo:font-size="10pt" officeooo:rsid="0034efbd" fo:background-color="#2a6099" loext:char-shading-value="0" style:font-size-asian="10pt" style:font-size-complex="10pt"/>
    </style:style>
    <style:style style:name="T158" style:family="text">
      <style:text-properties fo:color="#ffffff" fo:font-size="10pt" fo:language="de" fo:country="DE" fo:background-color="#2a6099" loext:char-shading-value="0" style:font-size-asian="10pt" style:font-size-complex="10pt"/>
    </style:style>
    <style:style style:name="T159" style:family="text">
      <style:text-properties fo:color="#ffffff" officeooo:rsid="00944efc"/>
    </style:style>
    <style:style style:name="T160" style:family="text">
      <style:text-properties fo:color="#ffffff" officeooo:rsid="006ec2fe" style:font-size-asian="8.75pt"/>
    </style:style>
    <style:style style:name="T161" style:family="text">
      <style:text-properties fo:color="#ffffff" fo:font-size="8pt" fo:background-color="#2a6099" loext:char-shading-value="0" style:font-size-asian="8pt" style:font-size-complex="8pt"/>
    </style:style>
    <style:style style:name="T162" style:family="text">
      <style:text-properties fo:color="#ffffff" fo:font-size="9pt" fo:background-color="#2a6099" loext:char-shading-value="0" style:font-size-asian="9pt" style:font-size-complex="9pt"/>
    </style:style>
    <style:style style:name="T163" style:family="text">
      <style:text-properties fo:color="#ffffff" fo:font-size="9pt" fo:background-color="#2a6099" loext:char-shading-value="0" style:font-size-asian="9pt" style:font-size-complex="9pt"/>
    </style:style>
    <style:style style:name="T164" style:family="text">
      <style:text-properties officeooo:rsid="00450e39"/>
    </style:style>
    <style:style style:name="T165" style:family="text">
      <style:text-properties officeooo:rsid="001c39a2"/>
    </style:style>
    <style:style style:name="T166" style:family="text">
      <style:text-properties officeooo:rsid="004ad564"/>
    </style:style>
    <style:style style:name="T167" style:family="text">
      <style:text-properties officeooo:rsid="004aed53"/>
    </style:style>
    <style:style style:name="T168" style:family="text">
      <style:text-properties officeooo:rsid="004f15b8"/>
    </style:style>
    <style:style style:name="T169" style:family="text">
      <style:text-properties officeooo:rsid="00527a89"/>
    </style:style>
    <style:style style:name="T170" style:family="text">
      <style:text-properties officeooo:rsid="005856be"/>
    </style:style>
    <style:style style:name="T171" style:family="text">
      <style:text-properties style:font-name="Liberation Mono" fo:font-size="8pt" style:font-size-asian="8pt" style:font-size-complex="8pt"/>
    </style:style>
    <style:style style:name="T172" style:family="text">
      <style:text-properties fo:language="de" fo:country="DE"/>
    </style:style>
    <style:style style:name="T173" style:family="text">
      <style:text-properties fo:language="de" fo:country="DE" officeooo:rsid="001c39a2"/>
    </style:style>
    <style:style style:name="T174" style:family="text">
      <style:text-properties fo:language="de" fo:country="DE" officeooo:rsid="0065f4fc"/>
    </style:style>
    <style:style style:name="T175" style:family="text">
      <style:text-properties fo:language="de" fo:country="DE" officeooo:rsid="00602d5d"/>
    </style:style>
    <style:style style:name="T176" style:family="text">
      <style:text-properties fo:language="de" fo:country="DE" officeooo:rsid="00557a67"/>
    </style:style>
    <style:style style:name="T177" style:family="text">
      <style:text-properties fo:language="de" fo:country="DE" officeooo:rsid="006ec2fe" style:font-size-asian="10pt"/>
    </style:style>
    <style:style style:name="T178" style:family="text">
      <style:text-properties officeooo:rsid="005f48a1"/>
    </style:style>
    <style:style style:name="T179" style:family="text">
      <style:text-properties officeooo:rsid="0065edf7"/>
    </style:style>
    <style:style style:name="T180" style:family="text">
      <style:text-properties officeooo:rsid="00671217"/>
    </style:style>
    <style:style style:name="T181" style:family="text">
      <style:text-properties officeooo:rsid="00680058"/>
    </style:style>
    <style:style style:name="T182" style:family="text">
      <style:text-properties officeooo:rsid="0069d9a2"/>
    </style:style>
    <style:style style:name="T183" style:family="text">
      <style:text-properties officeooo:rsid="006d6710"/>
    </style:style>
    <style:style style:name="T184" style:family="text">
      <style:text-properties officeooo:rsid="006eb985"/>
    </style:style>
    <style:style style:name="T185" style:family="text">
      <style:text-properties fo:color="#00a933" fo:font-style="italic" officeooo:rsid="006eb985" style:font-style-asian="italic" style:font-style-complex="italic"/>
    </style:style>
    <style:style style:name="T186" style:family="text">
      <style:text-properties fo:color="#00a933" fo:font-size="10pt" fo:font-style="italic" officeooo:rsid="006ec2fe" style:font-size-asian="10pt" style:font-style-asian="italic" style:font-size-complex="10pt" style:font-style-complex="italic"/>
    </style:style>
    <style:style style:name="T187" style:family="text">
      <style:text-properties fo:font-weight="bold" officeooo:rsid="0077c3ab" style:font-weight-asian="bold" style:font-weight-complex="bold"/>
    </style:style>
    <style:style style:name="T188" style:family="text">
      <style:text-properties officeooo:rsid="00944efc"/>
    </style:style>
    <style:style style:name="T189" style:family="text">
      <style:text-properties style:font-size-asian="8.75pt"/>
    </style:style>
    <style:style style:name="T190" style:family="text">
      <style:text-properties officeooo:rsid="006ec2fe" style:font-size-asian="8.75pt"/>
    </style:style>
    <style:style style:name="T191" style:family="text">
      <style:text-properties officeooo:rsid="00944efc" style:font-size-asian="8.75pt"/>
    </style:style>
    <style:style style:name="T192" style:family="text">
      <style:text-properties officeooo:rsid="00958fa6" style:font-size-asian="8.75pt"/>
    </style:style>
    <style:style style:name="T193" style:family="text">
      <style:text-properties officeooo:rsid="00c13153" style:font-size-asian="8.75pt"/>
    </style:style>
    <style:style style:name="T194" style:family="text">
      <style:text-properties officeooo:rsid="009fc656" style:font-size-asian="8.75pt"/>
    </style:style>
    <style:style style:name="T195" style:family="text">
      <style:text-properties officeooo:rsid="006ec2fe"/>
    </style:style>
    <style:style style:name="T196" style:family="text">
      <style:text-properties officeooo:rsid="009fc656"/>
    </style:style>
    <style:style style:name="T197" style:family="text">
      <style:text-properties style:font-size-asian="10pt"/>
    </style:style>
    <style:style style:name="T198" style:family="text">
      <style:text-properties officeooo:rsid="00490590" style:font-size-asian="10pt"/>
    </style:style>
    <style:style style:name="T199" style:family="text">
      <style:text-properties officeooo:rsid="006ec2fe" style:font-size-asian="10pt"/>
    </style:style>
    <style:style style:name="T200" style:family="text">
      <style:text-properties officeooo:rsid="00ae6998"/>
    </style:style>
    <style:style style:name="T201" style:family="text">
      <style:text-properties officeooo:rsid="00aee023"/>
    </style:style>
    <style:style style:name="T202" style:family="text">
      <style:text-properties officeooo:rsid="00b4617e"/>
    </style:style>
    <style:style style:name="T203" style:family="text">
      <style:text-properties officeooo:rsid="00b65914"/>
    </style:style>
    <style:style style:name="T204" style:family="text">
      <style:text-properties officeooo:rsid="00b7fc5d"/>
    </style:style>
    <style:style style:name="T205" style:family="text">
      <style:text-properties officeooo:rsid="00ba6509"/>
    </style:style>
    <style:style style:name="T206" style:family="text">
      <style:text-properties officeooo:rsid="00be3433"/>
    </style:style>
    <style:style style:name="T207" style:family="text">
      <style:text-properties officeooo:rsid="00c13153"/>
    </style:style>
    <style:style style:name="T208" style:family="text">
      <style:text-properties officeooo:rsid="00c30b78"/>
    </style:style>
    <style:style style:name="T209" style:family="text">
      <style:text-properties officeooo:rsid="00e66bab"/>
    </style:style>
    <style:style style:name="T210" style:family="text">
      <style:text-properties officeooo:rsid="00ebe5da"/>
    </style:style>
    <style:style style:name="T211" style:family="text">
      <style:text-properties officeooo:rsid="00eced1f"/>
    </style:style>
    <style:style style:name="T212" style:family="text">
      <style:text-properties officeooo:rsid="00eec3f1"/>
    </style:style>
    <style:style style:name="T213" style:family="text">
      <style:text-properties officeooo:rsid="00f695a8"/>
    </style:style>
    <style:style style:name="T214" style:family="text">
      <style:text-properties officeooo:rsid="00f8a6c9"/>
    </style:style>
    <style:style style:name="T215" style:family="text">
      <style:text-properties officeooo:rsid="010961c6"/>
    </style:style>
    <style:style style:name="T216" style:family="text">
      <style:text-properties officeooo:rsid="010c34a6"/>
    </style:style>
    <style:style style:name="T217" style:family="text">
      <style:text-properties officeooo:rsid="00490590"/>
    </style:style>
    <style:style style:name="T218" style:family="text">
      <style:text-properties officeooo:rsid="00ac368d"/>
    </style:style>
    <style:style style:name="T219" style:family="text">
      <style:text-properties officeooo:rsid="010febcd"/>
    </style:style>
    <style:style style:name="T220" style:family="text">
      <style:text-properties fo:background-color="#2a6099" loext:char-shading-value="0"/>
    </style:style>
    <style:style style:name="T221" style:family="text">
      <style:text-properties fo:background-color="#2a6099" loext:char-shading-value="0"/>
    </style:style>
    <style:style style:name="T222" style:family="text">
      <style:text-properties officeooo:rsid="0095959b"/>
    </style:style>
    <style:style style:name="T223" style:family="text">
      <style:text-properties officeooo:rsid="01162bdb"/>
    </style:style>
    <style:style style:name="T224" style:family="text">
      <style:text-properties officeooo:rsid="00958fa6"/>
    </style:style>
    <style:style style:name="T225" style:family="text">
      <style:text-properties officeooo:rsid="0118f887"/>
    </style:style>
    <style:style style:name="T226" style:family="text">
      <style:text-properties fo:background-color="#ffffff" loext:char-shading-value="0"/>
    </style:style>
    <style:style style:name="T227" style:family="text">
      <style:text-properties fo:background-color="#ffffff" loext:char-shading-value="0"/>
    </style:style>
    <style:style style:name="T228" style:family="text">
      <style:text-properties officeooo:rsid="01208e13"/>
    </style:style>
    <style:style style:name="T229" style:family="text">
      <style:text-properties officeooo:rsid="012c4af3"/>
    </style:style>
    <style:style style:name="T230" style:family="text">
      <style:text-properties fo:font-style="italic" officeooo:rsid="012c4af3" style:font-style-asian="italic" style:font-style-complex="italic"/>
    </style:style>
    <style:style style:name="T231" style:family="text">
      <style:text-properties officeooo:rsid="01318dec"/>
    </style:style>
    <style:style style:name="T232" style:family="text">
      <style:text-properties officeooo:rsid="0132de22"/>
    </style:style>
    <style:style style:name="T233" style:family="text">
      <style:text-properties officeooo:rsid="01334fd7"/>
    </style:style>
    <style:style style:name="T234" style:family="text">
      <style:text-properties officeooo:rsid="013b5579"/>
    </style:style>
    <style:style style:name="T235" style:family="text">
      <style:text-properties officeooo:rsid="013d9356"/>
    </style:style>
    <style:style style:name="T236" style:family="text">
      <style:text-properties officeooo:rsid="013edc5b"/>
    </style:style>
    <style:style style:name="T237" style:family="text">
      <style:text-properties officeooo:rsid="01466d86"/>
    </style:style>
    <style:style style:name="T238" style:family="text">
      <style:text-properties officeooo:rsid="014885c8"/>
    </style:style>
    <style:style style:name="T239" style:family="text">
      <style:text-properties officeooo:rsid="014e820b"/>
    </style:style>
    <style:style style:name="T240" style:family="text">
      <style:text-properties officeooo:rsid="0154a808"/>
    </style:style>
    <style:style style:name="T241" style:family="text">
      <style:text-properties style:font-name="Liberation Sans" fo:font-size="10pt" style:font-size-asian="10pt" style:font-size-complex="10pt"/>
    </style:style>
    <style:style style:name="T242" style:family="text">
      <style:text-properties style:font-name="Liberation Sans" fo:font-size="10pt" officeooo:rsid="015eac2d" style:font-size-asian="10pt" style:font-size-complex="10pt"/>
    </style:style>
    <style:style style:name="T243" style:family="text">
      <style:text-properties style:font-name="Liberation Sans" fo:font-size="10pt" officeooo:rsid="015fd75b" style:font-size-asian="10pt" style:font-size-complex="10pt"/>
    </style:style>
    <style:style style:name="T244" style:family="text">
      <style:text-properties style:font-name="Liberation Sans" fo:font-size="10pt" officeooo:rsid="0165518e" style:font-size-asian="10pt" style:font-size-complex="10pt"/>
    </style:style>
    <style:style style:name="T245" style:family="text">
      <style:text-properties style:font-name="Liberation Sans" fo:font-size="10pt" officeooo:rsid="016667ff" style:font-size-asian="10pt" style:font-size-complex="10pt"/>
    </style:style>
    <style:style style:name="T246" style:family="text">
      <style:text-properties officeooo:rsid="01552f62"/>
    </style:style>
    <style:style style:name="T247" style:family="text">
      <style:text-properties officeooo:rsid="0156b9cd"/>
    </style:style>
    <style:style style:name="T248" style:family="text">
      <style:text-properties officeooo:rsid="0159eb01"/>
    </style:style>
    <style:style style:name="T249" style:family="text">
      <style:text-properties officeooo:rsid="015bc710"/>
    </style:style>
    <style:style style:name="T250" style:family="text">
      <style:text-properties officeooo:rsid="015eac2d"/>
    </style:style>
    <style:style style:name="T251" style:family="text">
      <style:text-properties officeooo:rsid="01672aa1"/>
    </style:style>
    <style:style style:name="T252" style:family="text">
      <style:text-properties officeooo:rsid="016b8fdd"/>
    </style:style>
    <style:style style:name="T253" style:family="text">
      <style:text-properties officeooo:rsid="016c7fce"/>
    </style:style>
    <style:style style:name="T254" style:family="text">
      <style:text-properties officeooo:rsid="016fd63b"/>
    </style:style>
    <style:style style:name="T255" style:family="text">
      <style:text-properties officeooo:rsid="0170ec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9"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32"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79"><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54">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230" text:outline-level="2"><text:bookmark-start text:name="__RefHeading___Toc16179_658426360"/><text:soft-page-break/>TMultiPanel <text:bookmark-end text:name="__RefHeading___Toc16179_658426360"/></text:h>
      <text:h text:style-name="P235" text:outline-level="3">Eigenschaften</text:h>
      <text:p text:style-name="P163"><text:span text:style-name="T5">Action<text:tab/>: </text:span><text:bookmark text:name="tw-target-text"/><text:span text:style-name="T81">Die dem Steuerelement zugeordnete Aktion</text:span></text:p>
      <text:p text:style-name="P175"><text:span text:style-name="T5">Align<text:tab/>: </text:span><text:bookmark text:name="tw-target-text1"/><text:span text:style-name="T81">Gibt die Platzierung des Steuerelements innerhalb seines übergeordneten <text:tab/> <text:s/><text:tab/> <text:s/>Elements an</text:span></text:p>
      <text:p text:style-name="P163"><text:span text:style-name="T5">Anchors<text:tab/>: </text:span><text:bookmark text:name="tw-target-text2"/><text:span text:style-name="T81">Der Satz von Ankerdefinitionen für dieses Steuerelement</text:span></text:p>
      <text:p text:style-name="P175"><text:span text:style-name="T5">Autosize<text:tab/>: </text:span><text:bookmark text:name="tw-target-text3"/><text:span text:style-name="T81">Ermöglicht die automatische Anpassung der Größe des Steuerelements an <text:tab/><text:tab/> <text:s/>seinen Inhalt</text:span></text:p>
      <text:p text:style-name="P163"><text:span text:style-name="T5">BidiMode<text:tab/>: </text:span><text:bookmark text:name="tw-target-text4"/><text:span text:style-name="T81">Anpassung (von Textsteuerelementen) in bidirektionalen Leseumgebungen</text:span></text:p>
      <text:p text:style-name="P23"><text:span text:style-name="T155"><text:reference-ref text:reference-format="text" text:ref-name="BorderSettings">BorderSettings</text:reference-ref></text:span><text:span text:style-name="T155"><text:s/></text:span><text:tab/>: <text:span text:style-name="T77">D</text:span>ie Eigenschaften des Randes</text:p>
      <text:p text:style-name="P161"><text:span text:style-name="T155"><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55"><text:reference-ref text:reference-format="text" text:ref-name="BorderSettings.InnerColor">BorderSettings.InnerColor</text:reference-ref></text:span><text:span text:style-name="T155"><text:s/></text:span><text:tab/>: <text:span text:style-name="T77">D</text:span>ie Farbe des inneren Randes</text:p>
      <text:p text:style-name="P159"><text:span text:style-name="T155"><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55"><text:reference-ref text:reference-format="text" text:ref-name="BorderSettings.OuterColor">BorderSettings.OuterColor</text:reference-ref></text:span><text:span text:style-name="T155"><text:s/></text:span><text:tab/>: <text:span text:style-name="T77">D</text:span>ie Farbe des äußeren Randes</text:p>
      <text:p text:style-name="P26"><text:span text:style-name="T155"><text:reference-ref text:reference-format="text" text:ref-name="BorderSettings.OuterWidth">BorderSettings.OuterWidth</text:reference-ref></text:span><text:span text:style-name="T155"><text:s/></text:span><text:tab/>: <text:span text:style-name="T77">D</text:span>ie <text:span text:style-name="T87">D</text:span>icke des äußeren Randes</text:p>
      <text:p text:style-name="P163"><text:span text:style-name="T5">BorderSpacing<text:tab/>: </text:span><text:bookmark text:name="tw-target-text5"/><text:span text:style-name="T81">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55"><text:reference-ref text:reference-format="text" text:ref-name="ColorEnd">ColorEnd</text:reference-ref></text:span><text:s text:c="3"/><text:tab/>: Die Endfarbe des Panels (für Farbverlauf)</text:p>
      <text:p text:style-name="P23"><text:span text:style-name="T155"><text:reference-ref text:reference-format="text" text:ref-name="ColorGradient">ColorGradient</text:reference-ref></text:span><text:span text:style-name="T155"><text:s/></text:span><text:tab/>: Die Richtung des Farbverlaufs</text:p>
      <text:p text:style-name="P23"><text:span text:style-name="T155"><text:reference-ref text:reference-format="text" text:ref-name="ColorStart">ColorStart</text:reference-ref></text:span><text:s/><text:tab/>: Die Startfarbe des Panels (für Farbverlauf)</text:p>
      <text:p text:style-name="P163"><text:span text:style-name="T5">Constraints<text:tab/>:</text:span><text:bookmark text:name="tw-target-text6"/><text:span text:style-name="T5"> </text:span><text:span text:style-name="T81">Die minimale und maximale Breite und Höhe für das Steuerelement</text:span></text:p>
      <text:p text:style-name="P176"><text:span text:style-name="T82">Cursor<text:tab/>: </text:span><text:bookmark text:name="tw-target-text7"/><text:span text:style-name="T81">Die Form des Mauszeigers, wenn sich die Maus über diesem Steuerelement <text:tab/> <text:s/><text:tab/> <text:s text:c="2"/>befindet</text:span></text:p>
      <text:p text:style-name="P176"><text:span text:style-name="T81">DoubleBuffered<text:tab/>: </text:span><text:bookmark text:name="tw-target-text8"/><text:span text:style-name="T81">Ermöglicht das Reduzieren des Flimmerns in der Lackierung des <text:tab/> <text:tab/> <text:tab/> <text:s/>Steuerelements</text:span></text:p>
      <text:p text:style-name="P163"><text:span text:style-name="T5">DragCursor<text:tab/>: </text:span><text:bookmark text:name="tw-target-text9"/><text:span text:style-name="T81">Die Cursorform, die angezeigt wird, während das Steuerelement gezogen wird</text:span></text:p>
      <text:p text:style-name="P163"><text:span text:style-name="T81">DragKind<text:tab/>: </text:span><text:bookmark text:name="tw-target-text10"/><text:span text:style-name="T81">Der Vorgang, wenn das Steuerelement gezogen wird - Drag or Dock</text:span></text:p>
      <text:p text:style-name="P163"><text:span text:style-name="T81">DragMode<text:tab/>: </text:span><text:bookmark text:name="tw-target-text11"/><text:span text:style-name="T81">Ermöglicht dem Benutzer, das Steuerelement zu ziehen</text:span></text:p>
      <text:p text:style-name="P23"><text:span text:style-name="T155"><text:reference-ref text:reference-format="text" text:ref-name="DrawACustomPanel">DrawACustomPanel</text:reference-ref></text:span><text:span text:style-name="T155"><text:s/></text:span><text:tab/>: Öffnet einen Editor in dem man ein Panel zeichnen kann</text:p>
      <text:p text:style-name="P23"><text:span text:style-name="T155"><text:reference-ref text:reference-format="text" text:ref-name="DropDown">DropDown</text:reference-ref></text:span><text:span text:style-name="T155">Menu</text:span> <text:tab/>: Die Eigenschaften der DropDownfunktion</text:p>
      <text:p text:style-name="P24"><text:span text:style-name="T155"><text:reference-ref text:reference-format="text" text:ref-name="DropDownMenu.Active">DropDownMenu.Active</text:reference-ref></text:span><text:span text:style-name="T155"><text:s/></text:span><text:tab/>: Aktiviert die DropDown-Funktion</text:p>
      <text:p text:style-name="P24"><text:span text:style-name="T155"><text:reference-ref text:reference-format="text" text:ref-name="DropDown">DropDown</text:reference-ref></text:span><text:span text:style-name="T155">Menu.Compressed</text:span> <text:tab/>: Eigenschaften des komprimierten Panels</text:p>
      <text:p text:style-name="P25"><text:span text:style-name="T155"><text:reference-ref text:reference-format="text" text:ref-name="DropDownMenu.Compressed.Active">DropDownMenu.Compressed.Active</text:reference-ref></text:span><text:s text:c="2"/>: <text:span text:style-name="T78">M</text:span>acht die Auswahl zum Startwert</text:p>
      <text:p text:style-name="P25"><text:span text:style-name="T155"><text:reference-ref text:reference-format="text" text:ref-name="DropDownMenu.Compressed.Height">DropDownMenu.Compressed.Height</text:reference-ref></text:span><text:s text:c="2"/>: <text:span text:style-name="T78">D</text:span>ie Höhe des komprimierten Panels</text:p>
      <text:p text:style-name="P25"><text:span text:style-name="T155"><text:reference-ref text:reference-format="text" text:ref-name="DropDownMenu.Compressed.Width">DropDownMenu.Compressed.Width</text:reference-ref></text:span><text:span text:style-name="T155"><text:s/></text:span><text:s text:c="2"/>: <text:span text:style-name="T78">D</text:span>ie Breite des komprimierten Panels</text:p>
      <text:p text:style-name="P24"><text:span text:style-name="T155"><text:reference-ref text:reference-format="text" text:ref-name="DropDownMenu.Direction">DropDownMenu.Direction</text:reference-ref></text:span><text:s/><text:tab/>: <text:span text:style-name="T77">D</text:span>ie Ausklapprichtung</text:p>
      <text:p text:style-name="P22"><text:span text:style-name="T155"><text:reference-ref text:reference-format="text" text:ref-name="DropDownMenu.Hotspot">DropDownMenu.Hotspot</text:reference-ref></text:span><text:s/><text:tab/>: Legt den Bereich fest in dem ein Klick wirkt, nur aktive mit <text:tab/> <text:tab/> <text:tab/> <text:s/>DropDownMenu.Active und trPinned <text:span text:style-name="T175">(</text:span><text:span text:style-name="T176">nur zur Laufzeit!</text:span><text:span text:style-name="T175">)</text:span></text:p>
      <text:p text:style-name="P24"><text:soft-page-break/><text:span text:style-name="T155"><text:reference-ref text:reference-format="text" text:ref-name="DropDownMenu.Speed">DropDownMenu.Speed</text:reference-ref></text:span><text:s/><text:tab/>: <text:span text:style-name="T77">D</text:span>ie Zeichengeschwindigkeit (Timer Intervall)</text:p>
      <text:p text:style-name="P24"><text:span text:style-name="T155"><text:reference-ref text:reference-format="text" text:ref-name="DropDownMenu.Step">DropDownMenu.Step</text:reference-ref></text:span><text:s/><text:tab/>: <text:span text:style-name="T77">D</text:span>er Zeichenschritt (<text:span text:style-name="T77">in </text:span>Pixel)</text:p>
      <text:p text:style-name="P24"><text:span text:style-name="T155"><text:reference-ref text:reference-format="text" text:ref-name="DropDown">DropDown</text:reference-ref></text:span><text:span text:style-name="T155">Menu.Stretched </text:span><text:s/><text:tab/>: Eigenschaften des gedehnten Panels</text:p>
      <text:p text:style-name="P25"><text:span text:style-name="T155"><text:reference-ref text:reference-format="text" text:ref-name="DropDownMenu.Stretched.Active">DropDownMenu.Stretched.Active</text:reference-ref></text:span><text:span text:style-name="T155"><text:s/></text:span><text:tab/>: <text:span text:style-name="T78">M</text:span>acht die Auswahl zum Startwert</text:p>
      <text:p text:style-name="P25"><text:span text:style-name="T155"><text:reference-ref text:reference-format="text" text:ref-name="DropDownMenu.Stretched.Height">DropDownMenu.Stretched.Height</text:reference-ref></text:span><text:span text:style-name="T155"><text:s/></text:span><text:tab/>: <text:span text:style-name="T78">D</text:span>ie Höhe des gedehnten Panels</text:p>
      <text:p text:style-name="P25"><text:span text:style-name="T155"><text:reference-ref text:reference-format="text" text:ref-name="DropDownMenu.Stretched.Width">DropDownMenu.Stretched.Width</text:reference-ref></text:span><text:span text:style-name="T155"><text:s/></text:span><text:s/><text:tab/>: <text:span text:style-name="T78">D</text:span>ie Breite des gedehnten Panels</text:p>
      <text:p text:style-name="P24"><text:span text:style-name="T155"><text:reference-ref text:reference-format="text" text:ref-name="DropDownMenu.Trigger">DropDownMenu.Trigger</text:reference-ref></text:span><text:span text:style-name="T155"><text:s/></text:span><text:s/><text:tab/>: <text:span text:style-name="T77">Der </text:span>Auslöser</text:p>
      <text:p text:style-name="P23">Font<text:tab/>: Die Schrift die für die Textanzeige in diesem Panel verwendet werden soll</text:p>
      <text:p text:style-name="P164"><text:span text:style-name="T5">Height<text:tab/>: </text:span><text:bookmark text:name="tw-target-text12"/><text:span text:style-name="T81">Die vertikale Größe des Steuerelements</text:span></text:p>
      <text:p text:style-name="P164"><text:span text:style-name="T6">HelpContext<text:tab/>: </text:span><text:bookmark text:name="tw-target-text13"/><text:span text:style-name="T81">Die ID für die kontextbezogene Hilfe zu diesem Steuerelement</text:span></text:p>
      <text:p text:style-name="P164"><text:span text:style-name="T16">HelpKeyword<text:tab/>: </text:span><text:bookmark text:name="tw-target-text14"/><text:span text:style-name="T16">Das Schlüsselwort für die kontextbezogene Hilfe zu diesem Steuerelement</text:span><text:span text:style-name="T5"><text:tab/></text:span></text:p>
      <text:p text:style-name="P175"><text:span text:style-name="T5">HelpType<text:tab/>: </text:span><text:bookmark text:name="tw-target-text15"/><text:span text:style-name="T81">Legt fest, ob die kontextsensitive Hilfe nach numerischer ID oder <text:tab/> <text:tab/> <text:s/><text:tab/> <text:s/>Schlüsselwort ausgewählt wird</text:span></text:p>
      <text:p text:style-name="P177"><text:span text:style-name="T83">Hint<text:tab/>: </text:span><text:bookmark text:name="tw-target-text16"/><text:span text:style-name="T81">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65"><text:span text:style-name="T157"><text:reference-ref text:reference-format="text" text:ref-name="Left">Left</text:reference-ref></text:span><text:span text:style-name="T7"><text:tab/>: </text:span><text:bookmark text:name="tw-target-text17"/><text:span text:style-name="T81">Die Clientkoordinate des linken Rands des Steuerelements</text:span></text:p>
      <text:p text:style-name="P27"><text:span text:style-name="T155"><text:reference-ref text:reference-format="text" text:ref-name="RndRctRadius">RndRctRadius</text:reference-ref></text:span><text:tab/>: Eckendurchmesser wenn geometrische Form ist RoundRect</text:p>
      <text:p text:style-name="P28"><text:span text:style-name="T155"><text:reference-ref text:reference-format="text" text:ref-name="Style">Style</text:reference-ref></text:span><text:tab/>: Die geometrische Form des Panels </text:p>
      <text:p text:style-name="P165"><text:span text:style-name="T157"><text:reference-ref text:reference-format="text" text:ref-name="Top">Top</text:reference-ref></text:span><text:span text:style-name="T7"><text:tab/>: </text:span><text:bookmark text:name="tw-target-text18"/><text:span text:style-name="T81">Die Clientkoordinate des oberen Rands des Steuerelements</text:span></text:p>
      <text:p text:style-name="P21">Visible <text:tab/>: Ermöglicht das Ein- oder Ausblenden des Steuerelements und aller seiner <text:tab/><text:tab/> <text:s/>untergeordneten Elemente</text:p>
      <text:p text:style-name="P167"><text:span text:style-name="T5">Width<text:tab/>: </text:span><text:bookmark text:name="tw-target-text19"/><text:span text:style-name="T81">Die horizontale Ausdehnung des Steuerelements</text:span></text:p>
      <text:p text:style-name="P169"><text:span text:style-name="T158"><text:reference-ref text:reference-format="text" text:ref-name="Appear">Appear</text:reference-ref></text:span><text:span text:style-name="T158"><text:s/></text:span><text:span text:style-name="T81"><text:tab/>: läßt das Panel erscheinen </text:span><text:span text:style-name="T86">(</text:span><text:span text:style-name="T85">nur zur Laufzeit!</text:span><text:span text:style-name="T86">)</text:span></text:p>
      <text:p text:style-name="P169"><text:span text:style-name="T158"><text:reference-ref text:reference-format="text" text:ref-name="Disappear">Disappear</text:reference-ref></text:span><text:span text:style-name="T81"><text:s/><text:tab/>: läßt das Panel verschwinden </text:span><text:span text:style-name="T86">(</text:span><text:span text:style-name="T85">nur zur Laufzeit!</text:span><text:span text:style-name="T86">)</text:span></text:p>
      <text:p text:style-name="P169"><text:span text:style-name="T158"><text:reference-ref text:reference-format="text" text:ref-name="AnimationSpeed">AnimationSpeed</text:reference-ref></text:span><text:span text:style-name="T81"><text:tab/>: Geschwindigkeit für Appear bzw. Disappear (default 0,05) </text:span><text:span text:style-name="T86">(</text:span><text:span text:style-name="T85">nur zur Laufzeit!</text:span><text:span text:style-name="T86">)</text:span></text:p>
      <text:p text:style-name="P169"><text:span text:style-name="T158"><text:reference-ref text:reference-format="text" text:ref-name="ParentAsBkgrd">ParentAsBkgrd</text:reference-ref></text:span><text:span text:style-name="T81"><text:tab/>: </text:span><text:span text:style-name="T86">Hinterggrund des Panels nimmt die Farbe des Parent an (</text:span><text:span text:style-name="T85">nur zur Laufzeit!</text:span><text:span text:style-name="T86">)</text:span></text:p>
      <text:p text:style-name="P162"/>
      <text:h text:style-name="P239" text:outline-level="3">Ereignisse</text:h>
      <text:p text:style-name="P18"><text:span text:style-name="T79">OnChangeBounds<text:tab/>: </text:span><text:span text:style-name="T80">H</text:span><text:span text:style-name="T79">andler für eine </text:span><text:span text:style-name="T80">Ä</text:span><text:span text:style-name="T79">nderung der Grenzen des Steuerelements</text:span></text:p>
      <text:p text:style-name="P5"/>
      <text:p text:style-name="P14"><text:span text:style-name="T79">OnClick <text:tab/>: </text:span><text:bookmark text:name="tw-target-text20"/><text:span text:style-name="T81">Benachrichtigungshandler für Mausklicks</text:span></text:p>
      <text:p text:style-name="P5"/>
      <text:p text:style-name="P4">OnCompressed <text:tab/>: Handler wenn das Panel komprimiert ist, nur aktive wenn <text:tab/> <text:tab/> <text:tab/> <text:s/>DropDownMenu.Active</text:p>
      <text:p text:style-name="P5"/>
      <text:p text:style-name="P178"><text:span text:style-name="T5">OnDragDrop<text:tab/>: </text:span><text:bookmark text:name="tw-target-text21"/><text:span text:style-name="T81">Dieser Handler bestimmt die Aktion beim Ablegen auf diesem Steuerelement in <text:tab/> <text:s/>einem Drag-Drop-Vorgang</text:span></text:p>
      <text:p text:style-name="P178"><text:span text:style-name="T5">OnDragOver<text:tab/>: </text:span><text:bookmark text:name="tw-target-text22"/><text:span text:style-name="T81">Ereignishandler für ein Steuerelement, das über dieses Steuerelement gezogen <text:tab/> <text:s/>wird</text:span></text:p>
      <text:p text:style-name="P166"><text:span text:style-name="T5">OnEndDrag<text:tab/>: </text:span><text:bookmark text:name="tw-target-text23"/><text:span text:style-name="T81">Benachrichtigungshandler für das Ende eines Ziehvorgangs</text:span></text:p>
      <text:p text:style-name="P15"><text:span text:style-name="T79">OnEnter <text:tab/>: </text:span><text:bookmark text:name="tw-target-text24"/><text:span text:style-name="T81">Handler für die Steuerung, die den Fokus erhält</text:span></text:p>
      <text:p text:style-name="P6"/>
      <text:p text:style-name="P17"><text:span text:style-name="T8">OnExit <text:tab/>: </text:span><text:bookmark text:name="tw-target-text25"/><text:span text:style-name="T81">Handler für die Steuerung, die den Fokus verliert;</text:span></text:p>
      <text:p text:style-name="P7"/>
      <text:p text:style-name="P15"><text:span text:style-name="T8">OnKeyDown<text:tab/>:</text:span><text:bookmark text:name="tw-target-text26"/><text:span text:style-name="T8"> </text:span><text:span text:style-name="T81">Handler für gedrückte Tastaturtaste</text:span></text:p>
      <text:p text:style-name="P7"/>
      <text:p text:style-name="P15"><text:span text:style-name="T79">OnKeyPress <text:tab/>: </text:span><text:bookmark text:name="tw-target-text27"/><text:span text:style-name="T81">Handler für ein vom Benutzer eingegebenes Zeichen</text:span></text:p>
      <text:p text:style-name="P6"/>
      <text:p text:style-name="P15"><text:span text:style-name="T8">OnKeyUp<text:tab/>: </text:span><text:bookmark text:name="tw-target-text28"/><text:span text:style-name="T81">Handler für Tastaturtaste freigegeben</text:span></text:p>
      <text:p text:style-name="P7"/>
      <text:p text:style-name="P15"><text:span text:style-name="T8">OnMouseDown <text:tab/>: </text:span><text:bookmark text:name="tw-target-text29"/><text:span text:style-name="T81">Ereignishandler für das </text:span><text:span text:style-name="T84">Drücken</text:span><text:span text:style-name="T81"> der Maustaste</text:span></text:p>
      <text:p text:style-name="P7"/>
      <text:p text:style-name="P15"><text:span text:style-name="T8">OnMouseEnter <text:tab/>: </text:span><text:bookmark text:name="tw-target-text30"/><text:span text:style-name="T81">Ereignishandler für das Betreten des Bereichs des Steuerelements mit der Maus</text:span></text:p>
      <text:p text:style-name="P7"/>
      <text:p text:style-name="P16"><text:span text:style-name="T8">OnMouseLeave <text:tab/>: </text:span><text:span text:style-name="T17">Ereignishandler</text:span><text:span text:style-name="T81"> für Maus, die den Bereich des Steuerelements verlässt</text:span><text:span text:style-name="T8"> </text:span></text:p>
      <text:p text:style-name="P7"/>
      <text:p text:style-name="P14"><text:span text:style-name="T79">OnMouseMove <text:tab/>: </text:span><text:bookmark text:name="tw-target-text32"/><text:span text:style-name="T81">Ereignishandler für die Mausbewegung innerhalb des Steuerelements</text:span></text:p>
      <text:p text:style-name="P5"/>
      <text:p text:style-name="P14"><text:span text:style-name="T79">OnMouseUp <text:tab/>: </text:span><text:bookmark text:name="tw-target-text33"/><text:span text:style-name="T81">Ereignishandler für das </text:span><text:span text:style-name="T84">Loslassen</text:span><text:span text:style-name="T81"> der Maustaste</text:span></text:p>
      <text:p text:style-name="P5"/>
      <text:p text:style-name="P166"><text:span text:style-name="T5">OnStartDrag<text:tab/>: </text:span><text:bookmark text:name="tw-target-text34"/><text:span text:style-name="T81">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242" text:outline-level="3"><text:span text:style-name="T182">Öffentliche Proz</text:span>e<text:span text:style-name="T182">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55"><text:reference-ref text:reference-format="text" text:ref-name="LoadFromFile">LoadFromFile</text:reference-ref></text:span>(aFileName: string);</text:p>
      <text:p text:style-name="P10">procedure <text:span text:style-name="T155"><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244" text:outline-level="3">Beschreibung</text:h>
      <text:p text:style-name="P208"/>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08">Style</text:span><text:reference-mark-end text:name="Style"/><text:span text:style-name="T108">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08"> </text:span><text:reference-mark-start text:name="RndRctRadius"/><text:span text:style-name="T108">RndRctRadius</text:span><text:reference-mark-end text:name="RndRctRadius"/><text:span text:style-name="T108">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95"><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91">DrawACustomPanel</text:span><text:reference-mark-end text:name="DrawACustomPanel"/><text:span text:style-name="T92">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64">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87">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08">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08"> </text:span><text:reference-mark-start text:name="ColorStart"/><text:span text:style-name="T108">ColorStart</text:span><text:reference-mark-end text:name="ColorStart"/>, <text:reference-mark-start text:name="ColorEnd"/><text:span text:style-name="T108">ColorEnd</text:span><text:reference-mark-end text:name="ColorEnd"/> und <text:reference-mark-start text:name="ColorGradient"/><text:span text:style-name="T109">ColorGradient</text:span><text:reference-mark-end text:name="ColorGradient"/><text:span text:style-name="T165">.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67">g</text:span><text:span text:style-name="T166">cHorizontal: <text:s text:c="5"/><text:tab/></text:span><text:span text:style-name="T167">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08"> </text:span><text:reference-mark-start text:name="BorderSettings"/><text:span text:style-name="T109">BorderSettings</text:span><text:reference-mark-end text:name="BorderSettings"/><text:span text:style-name="T165">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69">Um einen Rand zu erzeugen muss man einfach <text:tab/>eine Farbe auswählen. </text:span>Will man <text:span text:style-name="T168">keinen Rand <text:tab/>verwendet man clNone.</text:span></text:p>
      <text:p text:style-name="P47"/>
      <text:p text:style-name="P47"/>
      <text:p text:style-name="P47"/>
      <text:p text:style-name="P47"/>
      <text:p text:style-name="P160"><text:reference-mark-start text:name="BorderSettings.Between"/><text:span text:style-name="T108">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08">BorderSettings.InnerColor</text:span><text:reference-mark-end text:name="BorderSettings.InnerColor"/><text:span text:style-name="T108"> </text:span><text:tab/>: <text:span text:style-name="T77">D</text:span>ie Farbe des inneren Randes</text:p>
      <text:p text:style-name="P160"><text:reference-mark-start text:name="BorderSettings.InnerWidth"/><text:span text:style-name="T108">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08">BorderSettings.OuterColor</text:span><text:reference-mark-end text:name="BorderSettings.OuterColor"/> <text:tab/>: <text:span text:style-name="T77">D</text:span>ie Farbe des äußeren Randes</text:p>
      <text:p text:style-name="P29"><text:reference-mark-start text:name="BorderSettings.OuterWidth"/><text:span text:style-name="T108">BorderSettings.OuterWidth</text:span><text:reference-mark-end text:name="BorderSettings.OuterWidth"/> <text:tab/>: <text:span text:style-name="T77">D</text:span>ie <text:span text:style-name="T87">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108">Appear</text:span><text:reference-mark-end text:name="Appear"/>, <text:reference-mark-start text:name="Disappear"/><text:span text:style-name="T108">Disappear</text:span><text:reference-mark-end text:name="Disappear"/> und <text:reference-mark-start text:name="AnimationSpeed"/><text:span text:style-name="T108">AnimationSpeed</text:span><text:reference-mark-end text:name="AnimationSpeed"/> können nur zur Laufzeit gesetzt werden!</text:p>
      <text:p text:style-name="P48">Um <text:span text:style-name="T170">ein unsichtbares</text:span> MultiPane<text:span text:style-name="T170">l</text:span> erscheinen zu lassen benutzt man die Eigenschaft <text:span text:style-name="T88">Appear</text:span>. </text:p>
      <text:p text:style-name="P49">Beispiel-Code:</text:p>
      <text:p text:style-name="P204">procedure TForm1.MultiButton1Click(Sender: TObject);</text:p>
      <text:p text:style-name="P204">begin</text:p>
      <text:p text:style-name="P204"><text:s/>MultiPanel1.Appear:= true;</text:p>
      <text:p text:style-name="P207"><text:span text:style-name="T171">end; </text:span><text:s text:c="2"/></text:p>
      <text:p text:style-name="P53"/>
      <text:p text:style-name="P168"><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89">Disa</text:span><text:span text:style-name="T90">ppear</text:span><text:span text:style-name="T13">. </text:span></text:p>
      <text:p text:style-name="P54">Beispiel-Code:</text:p>
      <text:p text:style-name="P205">procedure TForm1.MultiButton2Click(Sender: TObject);</text:p>
      <text:p text:style-name="P205">begin</text:p>
      <text:p text:style-name="P205"><text:s/>MultiPanel1.Disappear:= true;</text:p>
      <text:p text:style-name="P205">end;</text:p>
      <text:p text:style-name="P58">Mit der Eigenschaft <text:span text:style-name="T131">AnimationSpeed</text:span><text:span text:style-name="T172"> lässt sich die Geschwindigkeit des Erscheinen bzw. Verschwindens beeinflussen.</text:span></text:p>
      <text:p text:style-name="P106">Standartwert ist 0,05. Je kleiner der Wert desto langsamer geht die Animation vonstatten. Bei einem Wert von 0,001 geht es schon sehr langsam. </text:p>
      <text:p text:style-name="P55">Beispiel-Code:</text:p>
      <text:p text:style-name="P205">MultiPanel1.AnimationSpeed:= 0.0<text:span text:style-name="T178">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80">Eigenschaft </text:span>Style) etwas anderes als mpsRect so wird ein Teil des Hintergrundes des MultiPanels sichtbar. Diese nun sichtbaren Ecken nehmen die im Parent gesetzte Farbe an. <text:span text:style-name="T179">Befinden sich im Parent zum Beispiel selbst gezeichnete Linien werden diese auch gezeigt. Dies geschieht d</text:span>a standardmäßig die Eigenschaft <text:reference-mark-start text:name="ParentAsBkgrd"/><text:span text:style-name="T132">ParentAsBkgrd</text:span><text:reference-mark-end text:name="ParentAsBkgrd"/><text:span text:style-name="T173"> </text:span><text:span text:style-name="T172">auf true gesetzt ist.</text:span></text:p>
      <text:p text:style-name="P60"><text:span text:style-name="T173">ParentAsBkgrd :</text:span><text:span text:style-name="T174">= true<text:tab/> </text:span><text:span text:style-name="T173">ParentAsBkgrd :</text:span><text:span text:style-name="T174">= false</text:span></text:p>
      <text:p text:style-name="P10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80">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81">die Skalierungsproblematik durch Aufruf der Prozedure </text:span><text:reference-mark-start text:name="InvalidateBackground"/><text:span text:style-name="T110">InvalidateBackground</text:span><text:reference-mark-end text:name="InvalidateBackground"/><text:span text:style-name="T181"> auszugleichen.</text:span></text:p>
      <text:p text:style-name="P56">Beispiel-Code:</text:p>
      <text:p text:style-name="P206">procedure TForm1.FormChangeBounds(Sender: TObject);</text:p>
      <text:p text:style-name="P206">begin</text:p>
      <text:p text:style-name="P206"><text:s/>MultiPanel1.InvalidateBackground;</text:p>
      <text:p text:style-name="P206">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108">DropDown</text:span><text:reference-mark-end text:name="DropDown"/><text:reference-mark-end text:name="Drop-Down"/> Menü (Hamburgermenü) zu erzeugen stellt man zuerst die Eigenschaft <text:reference-mark-start text:name="DropDownMenu.Active"/><text:span text:style-name="T109">DropDownMenu.Active</text:span><text:reference-mark-end text:name="DropDownMenu.Active"/><text:span text:style-name="T109">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83">Die Positionierung kann <text:tab/>mit der Maus oder den Eigenschaften </text:span><text:reference-mark-start text:name="Left"/><text:span text:style-name="T111">Left</text:span><text:reference-mark-end text:name="Left"/><text:span text:style-name="T183"> bzw. </text:span><text:reference-mark-start text:name="Top"/><text:span text:style-name="T111">Top</text:span><text:reference-mark-end text:name="Top"/><text:span text:style-name="T183"> gemacht werden </text:span><text:span text:style-name="T184">(natürlich <text:tab/>können auch Anker gesetzt werden)</text:span><text:span text:style-name="T183">. D</text:span>ie Größe <text:span text:style-name="T183">kann man</text:span> einfach mit der Maus <text:tab/>ziehen oder <text:span text:style-name="T183">mit den Eigenschaften </text:span><text:reference-mark-start text:name="DropDownMenu.Compressed.Height"/><text:span text:style-name="T109">DropDownMenu.Compressed.Height</text:span><text:reference-mark-end text:name="DropDownMenu.Compressed.Height"/><text:span text:style-name="T165"> </text:span><text:span text:style-name="T183">bzw. <text:tab/></text:span><text:reference-mark-start text:name="DropDownMenu.Compressed.Width"/><text:span text:style-name="T109">DropDownMenu.Compressed.</text:span><text:span text:style-name="T111">Width</text:span><text:reference-mark-end text:name="DropDownMenu.Compressed.Width"/><text:span text:style-name="T183"> zuweisen. Passt die Größe schaltet man mit <text:tab/>den Eigenschaften </text:span><text:reference-mark-start text:name="DropDownMenu.Stretched.Active"/><text:span text:style-name="T109">DropDownMenu.Stretched.Active</text:span><text:reference-mark-end text:name="DropDownMenu.Stretched.Active"/><text:span text:style-name="T165"> </text:span><text:span text:style-name="T183">bzw. <text:tab/></text:span><text:reference-mark-start text:name="DropDownMenu.Compressed.Active"/><text:span text:style-name="T109">DropDownMenu.Compressed.Active</text:span><text:reference-mark-end text:name="DropDownMenu.Compressed.Active"/><text:span text:style-name="T165"> </text:span><text:span text:style-name="T183">auf den ausgedehnten Zustand. Nun kann <text:tab/>ebenfalls die gewünschte Größe durch ziehen mit der Maus oder den <text:tab/>Eigenschaften </text:span><text:reference-mark-start text:name="DropDownMenu.Stretched.Height"/><text:span text:style-name="T109">DropDownMenu.Stretched.Height</text:span><text:reference-mark-end text:name="DropDownMenu.Stretched.Height"/><text:span text:style-name="T165"> </text:span><text:span text:style-name="T183">bzw. <text:tab/></text:span><text:reference-mark-start text:name="DropDownMenu.Stretched.Width"/><text:span text:style-name="T109">DropDownMenu.Stretched.</text:span><text:span text:style-name="T112">W</text:span><text:span text:style-name="T109">idth</text:span><text:reference-mark-end text:name="DropDownMenu.Stretched.Width"/><text:span text:style-name="T183"> eingestellt werden. </text:span><text:span text:style-name="T184">Es empfiehlt sich in diesen Zustand die gewünschten Kinder-Controlls (Button‘s etc.) zu platzieren. Die Richtung nach der das MultiPanel ausklappt wird durch die Eigenschaft </text:span><text:reference-mark-start text:name="DropDownMenu.Direction"/><text:span text:style-name="T109">DropDownMenu.Direction</text:span><text:reference-mark-end text:name="DropDownMenu.Direction"/><text:span text:style-name="T165"> </text:span><text:span text:style-name="T184">bestimmt. Zur Auswahl stehen folgende Möglichkeiten: <text:tab/><text:tab/><text:tab/><text:tab/><text:tab/><text:tab/><text:tab/><text:tab/> <text:s text:c="18"/></text:span><text:span text:style-name="T185">TDirection = (LeftTop_RightBottom,RightTop_LeftBottom,LeftBottom_RightTop,RightBottom_LeftTop)</text:span></text:p>
      <text:p text:style-name="P180"><text:span text:style-name="T18">Die Geschwindigkeit des Ausklappens kann man durch die Eigenschaften </text:span><text:reference-mark-start text:name="DropDownMenu.Speed"/><text:span text:style-name="T93">DropDownMenu.Speed</text:span><text:reference-mark-end text:name="DropDownMenu.Speed"/><text:span text:style-name="T19"> </text:span><text:span text:style-name="T18">und </text:span><text:reference-mark-start text:name="DropDownMenu.Step"/><text:span text:style-name="T93">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81"><text:span text:style-name="T18">Mit </text:span><text:reference-mark-start text:name="DropDownMenu.Trigger"/><text:span text:style-name="T93">DropDownMenu.Trigger</text:span><text:reference-mark-end text:name="DropDownMenu.Trigger"/><text:span text:style-name="T19"> </text:span><text:span text:style-name="T18">bestimmt man den Auslöser für das Ausklappen. Es stehen folgende Möglichkeiten bereit: </text:span><text:span text:style-name="T186">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93">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33" text:outline-level="2"><text:bookmark-start text:name="__RefHeading___Toc1626_729948718"/><text:span text:style-name="T88">TMulti</text:span><text:span text:style-name="T135">Button</text:span><text:span text:style-name="T88"> </text:span><text:bookmark-end text:name="__RefHeading___Toc1626_729948718"/></text:h>
      <text:h text:style-name="P236"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55"><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55"><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55"><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55"><text:reference-ref text:reference-format="text" text:ref-name="ColorEnd ">ColorEnd</text:reference-ref></text:span><text:s text:c="3"/><text:tab/>: Die Endfarbe des Buttons (für Farbverlauf) <text:tab/><text:tab/><text:tab/></text:p>
      <text:p text:style-name="P67"><text:span text:style-name="T155"><text:reference-ref text:reference-format="text" text:ref-name="ColorGradient ">ColorGradient</text:reference-ref></text:span><text:s/><text:tab/>: Die Richtung des Farbverlaufs<text:tab/><text:tab/><text:tab/></text:p>
      <text:p text:style-name="P67"><text:span text:style-name="T155"><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55"><text:reference-ref text:reference-format="text" text:ref-name="DisabledAlphaBValue">DisabledAlphaBValue</text:reference-ref></text:span><text:s/><text:tab/>: <text:span text:style-name="T205">Der Blendwert bei Enable:=false, nur zur Laufzeit!</text:span></text:p>
      <text:p text:style-name="P69"><text:span text:style-name="T155"><text:reference-ref text:reference-format="text" text:ref-name="DisabledColor">DisabledColor</text:reference-ref></text:span><text:s/><text:tab/>: <text:span text:style-name="T205">Die Farbe bei Enable:=false, nur zur Laufzeit!</text:span></text:p>
      <text:p text:style-name="P67"><text:span text:style-name="T155"><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55"><text:reference-ref text:reference-format="text" text:ref-name="Enable">Enable</text:reference-ref></text:span><text:s/><text:tab/>: Legt fest, ob das Steuerelement auf Maus- oder Tastatureingaben reagiert<text:tab/><text:tab/></text:p>
      <text:p text:style-name="P67"><text:span text:style-name="T155"><text:reference-ref text:reference-format="text" text:ref-name="FocusAlphaBValue">FocusAlphaBValue</text:reference-ref></text:span><text:s/><text:tab/>: Wie transparent der Fokusrahmen ist (0=transparent, 255=undurchsichtig)<text:tab/><text:tab/></text:p>
      <text:p text:style-name="P67"><text:span text:style-name="T155"><text:reference-ref text:reference-format="text" text:ref-name="FocusColor">FocusColor</text:reference-ref></text:span><text:span text:style-name="T155"><text:s/></text:span><text:tab/>: Die Farbe des Fokusrahmens/Foregroundfocus wenn das Control den Fokus hat<text:tab/></text:p>
      <text:p text:style-name="P67"><text:span text:style-name="T155"><text:reference-ref text:reference-format="text" text:ref-name="FocusFrameOn">FocusFrameOn</text:reference-ref></text:span><text:span text:style-name="T155"><text:s/></text:span><text:tab/>: Zeigt an wenn der Button den Fokus besitzt <text:tab/><text:tab/><text:tab/></text:p>
      <text:p text:style-name="P67"><text:span text:style-name="T155"><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55"><text:reference-ref text:reference-format="text" text:ref-name="ForegroundFocusOn">ForegroundFocusOn</text:reference-ref></text:span><text:s/><text:tab/>: Zeigt an wenn der Button den Fokus besitzt<text:tab/><text:tab/><text:tab/></text:p>
      <text:p text:style-name="P70"><text:span text:style-name="T155"><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55"><text:reference-ref text:reference-format="text" text:ref-name="HoverEndColor">HoverEndColor</text:reference-ref></text:span><text:s/><text:tab/>: Die Endfarbe eines Hoverereignisses<text:tab/><text:tab/><text:tab/></text:p>
      <text:p text:style-name="P67"><text:span text:style-name="T155"><text:reference-ref text:reference-format="text" text:ref-name="HoverFontColor">HoverFontColor</text:reference-ref></text:span><text:s/><text:tab/>: Die Farbe der Caption während eines Hoverereignisses<text:tab/><text:tab/><text:tab/></text:p>
      <text:p text:style-name="P67"><text:span text:style-name="T155"><text:reference-ref text:reference-format="text" text:ref-name="HoverImageIndex">HoverImageIndex</text:reference-ref></text:span><text:s/><text:tab/>: Der Index eines Bildes in einer ImageList während eines Hoverereignisses<text:tab/><text:tab/></text:p>
      <text:p text:style-name="P67"><text:span text:style-name="T155"><text:reference-ref text:reference-format="text" text:ref-name="HoverOn">HoverOn</text:reference-ref></text:span><text:s/><text:tab/>: Ermöglicht das Ein- oder Ausblenden eines Hoverereignisses<text:tab/><text:tab/><text:tab/></text:p>
      <text:p text:style-name="P67"><text:span text:style-name="T155"><text:reference-ref text:reference-format="text" text:ref-name="HoverStartColor">HoverStartColor</text:reference-ref></text:span><text:s/><text:tab/>: Die Startfarbe eines Hoverereignisses<text:tab/><text:tab/><text:tab/></text:p>
      <text:p text:style-name="P67"><text:span text:style-name="T155"><text:reference-ref text:reference-format="text" text:ref-name="ImageIndex">ImageIndex</text:reference-ref></text:span><text:tab/>: Der Index eines Bildes in einer ImageList<text:tab/><text:tab/><text:tab/></text:p>
      <text:p text:style-name="P67"><text:span text:style-name="T155"><text:reference-ref text:reference-format="text" text:ref-name="ImageLeft">ImageLeft</text:reference-ref></text:span><text:s text:c="2"/><text:tab/>: Die Koordinate der linken Ecke des Bildes<text:tab/><text:tab/><text:tab/></text:p>
      <text:p text:style-name="P67"><text:span text:style-name="T155"><text:reference-ref text:reference-format="text" text:ref-name="Images">Images</text:reference-ref></text:span><text:s text:c="2"/><text:tab/>: Eine Liste zum Einfügen von Bildern <text:tab/><text:tab/><text:tab/></text:p>
      <text:p text:style-name="P67"><text:span text:style-name="T155"><text:reference-ref text:reference-format="text" text:ref-name="ImageTop">ImageTop</text:reference-ref></text:span><text:s text:c="3"/><text:tab/>: Die Koordinate der oberen Ecke des Bildes<text:tab/><text:tab/><text:tab/></text:p>
      <text:p text:style-name="P67"><text:span text:style-name="T155"><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55"><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55"><text:reference-ref text:reference-format="text" text:ref-name="MessageButton.Alignment">MessageButton.Alignment</text:reference-ref></text:span><text:tab/>: Die Position des MessageButtons<text:tab/><text:tab/></text:p>
      <text:p text:style-name="P67"><text:span text:style-name="T155"><text:reference-ref text:reference-format="text" text:ref-name="MessageButton.BorderColor">MessageButton.BorderColor</text:reference-ref></text:span><text:s/><text:tab/>: Die Farbe des Rahmens<text:tab/><text:tab/></text:p>
      <text:p text:style-name="P67"><text:span text:style-name="T155"><text:reference-ref text:reference-format="text" text:ref-name="MessageButtonBorderWith">MessageButtonBorderWith</text:reference-ref></text:span><text:span text:style-name="T155"><text:s/></text:span><text:tab/>: Die Dicke des Rahmens <text:tab/><text:tab/></text:p>
      <text:p text:style-name="P67"><text:span text:style-name="T161"><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55"><text:reference-ref text:reference-format="text" text:ref-name="MessageButton.ColorEnd">MessageButton.ColorEnd</text:reference-ref></text:span><text:tab/>: Die Endfarbe des MessageButtons (für Farbverlauf)<text:tab/><text:tab/></text:p>
      <text:p text:style-name="P67"><text:span text:style-name="T155"><text:reference-ref text:reference-format="text" text:ref-name="MessageButton.ColorGradient">MessageButton.ColorGradient</text:reference-ref></text:span><text:s/><text:tab/>: Die Richtung des Farbverlaufs<text:tab/><text:tab/></text:p>
      <text:p text:style-name="P67"><text:span text:style-name="T155"><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55"><text:reference-ref text:reference-format="text" text:ref-name="MessageButton.HoverColor">MessageButton.HoverColor</text:reference-ref></text:span><text:s/><text:tab/>: Die Farbe eines Hoverereignisses<text:tab/><text:tab/></text:p>
      <text:p text:style-name="P67"><text:span text:style-name="T155"><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55"><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55"><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55"><text:reference-ref text:reference-format="text" text:ref-name="MessageButton.PressedColor">MessageButton.PressedColor</text:reference-ref></text:span><text:s text:c="2"/><text:tab/>: Die Farbe des MessageButtons wenn er gedrückt wird<text:tab/><text:tab/></text:p>
      <text:p text:style-name="P67"><text:span text:style-name="T155"><text:reference-ref text:reference-format="text" text:ref-name="MessageButton.ShowBorder">MessageButton.ShowBorder</text:reference-ref></text:span><text:s/><text:tab/>: Ermöglicht das Ein- oder Ausblenden eines Rahmens<text:tab/><text:tab/></text:p>
      <text:p text:style-name="P67"><text:span text:style-name="T155"><text:reference-ref text:reference-format="text" text:ref-name="MessageButton.ShowPressed">MessageButton.ShowPressed</text:reference-ref></text:span><text:s/><text:tab/>: Ermöglicht das Ein- oder Ausblenden der Gedrücktoption<text:tab/><text:tab/></text:p>
      <text:p text:style-name="P67"><text:span text:style-name="T155"><text:reference-ref text:reference-format="text" text:ref-name="MessageButton.Style">MessageButton.Style</text:reference-ref></text:span><text:s/><text:tab/>: Die geometrische Form des MessageButtons<text:tab/><text:tab/></text:p>
      <text:p text:style-name="P65"><text:soft-page-break/><text:span text:style-name="T155"><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55"><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55"><text:reference-ref text:reference-format="text" text:ref-name="PressedEndColor">PressedEndColor</text:reference-ref></text:span><text:s text:c="3"/><text:tab/>: Die Endfarbe des Buttons wenn er gedrückt wird (für Farbverlauf)<text:tab/><text:tab/><text:tab/></text:p>
      <text:p text:style-name="P67"><text:span text:style-name="T155"><text:reference-ref text:reference-format="text" text:ref-name="PressedFontColor">PressedFontColor</text:reference-ref></text:span><text:s text:c="2"/><text:tab/>: Die Farbe des Textes der Caption wenn der Button gedrückt wird<text:tab/><text:tab/><text:tab/></text:p>
      <text:p text:style-name="P67"><text:span text:style-name="T155"><text:reference-ref text:reference-format="text" text:ref-name="PressedImageIndex">PressedImageIndex</text:reference-ref></text:span><text:span text:style-name="T155"><text:s/></text:span><text:tab/>: Der Index eines Bildes in einer ImageList wenn der Button gedrückt ist<text:tab/><text:tab/><text:tab/></text:p>
      <text:p text:style-name="P67"><text:span text:style-name="T155"><text:reference-ref text:reference-format="text" text:ref-name="PressedStartColor">PressedStartColor</text:reference-ref></text:span><text:s/><text:tab/>: Die Startfarbe des Buttons wenn er gedrückt wird (für Farbverlauf)<text:tab/><text:tab/><text:tab/></text:p>
      <text:p text:style-name="P67"><text:span text:style-name="T155"><text:reference-ref text:reference-format="text" text:ref-name="RndRctRadius ">RndRctRadius</text:reference-ref></text:span><text:s/><text:tab/>: Eckendurchmesser wenn geometrische Form ist RoundRect<text:tab/><text:tab/><text:tab/></text:p>
      <text:p text:style-name="P67"><text:span text:style-name="T155"><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55"><text:reference-ref text:reference-format="text" text:ref-name="ShowMsgButtonInGroup">ShowMsgButtonInGroup</text:reference-ref></text:span><text:s/><text:tab/>: Zeigt den Message Button auf einem MultiButton in einer Gruppe<text:tab/><text:tab/><text:tab/></text:p>
      <text:p text:style-name="P67"><text:span text:style-name="T155"><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100"/>
      <text:p text:style-name="P68"/>
      <text:h text:style-name="P243" text:outline-level="3"><text:span text:style-name="T182">Öffentliche Proz</text:span>e<text:span text:style-name="T182">duren</text:span></text:h>
      <text:p text:style-name="P108">procedure <text:span text:style-name="T155"><text:reference-ref text:reference-format="text" text:ref-name="SetStyleManager">SetStyleManager</text:reference-ref></text:span>(AValue: TMultiButtonStyleManager);</text:p>
      <text:p text:style-name="P108"/>
      <text:p text:style-name="P108"/>
      <text:p text:style-name="P108"/>
      <text:p text:style-name="P108"/>
      <text:p text:style-name="P108"/>
      <text:p text:style-name="P108"/>
      <text:p text:style-name="P108"/>
      <text:p text:style-name="P108"/>
      <text:p text:style-name="P108"/>
      <text:h text:style-name="P240"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245" text:outline-level="3">Beschreibung</text:h>
      <text:p text:style-name="P101">Den MultiButton findest du im Reiter Multi:</text:p>
      <text:p text:style-name="P101"><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1"/>
      <text:p text:style-name="P101"/>
      <text:p text:style-name="P101"/>
      <text:p text:style-name="P101"/>
      <text:p text:style-name="P105">Es ist wichtig zu wissen das der MultiButton von einem Fokusrahmen umgeben ist. Wie man hier sieht besitzt der fokussierte MultiButton einen olivgrünen Rahmen. Das bedeutet im Umkehrschluss das der eigentliche Button um den Rahmen kleiner ist.</text:p>
      <text:p text:style-name="P10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88">Mit der Eigenschaft</text:span><text:span text:style-name="T159"> </text:span><text:reference-mark-start text:name="FocusColor"/><text:span text:style-name="T113">FocusColor</text:span><text:reference-mark-end text:name="FocusColor"/><text:span text:style-name="T160"> </text:span><text:span text:style-name="T191">kann man die Farbe des Fokusrahmens <text:tab/><text:tab/>einstellen. Mit </text:span><text:reference-mark-start text:name="FocusAlphaBValue"/><text:span text:style-name="T113">FocusAlphaBValue</text:span><text:reference-mark-end text:name="FocusAlphaBValue"/><text:span text:style-name="T190"> </text:span><text:span text:style-name="T191">kann die Transparenz des <text:tab/><text:tab/><text:tab/><text:tab/>Fokusrahmens geregelt werden. Der Wert 0 bedeutet durchsichtig und 255 <text:tab/><text:tab/>undurchsichtig. </text:span><text:reference-mark-start text:name="FocusFrameWidth"/><text:span text:style-name="T113">FocusFrameWidth</text:span><text:reference-mark-end text:name="FocusFrameWidth"/><text:span text:style-name="T190"> </text:span><text:span text:style-name="T192">bestimmt die Dicke des Rahmens.</text:span></text:p>
      <text:p text:style-name="P102"><text:span text:style-name="T191"><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91"><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91"><text:tab/><text:tab/><text:tab/><text:tab/><text:tab/></text:span></text:p>
      <text:p text:style-name="P102"><text:tab/></text:p>
      <text:p text:style-name="P102"/>
      <text:p text:style-name="P182"><text:span text:style-name="T22">Setzt man</text:span><text:span text:style-name="T23"> </text:span><text:reference-mark-start text:name="FocusFrameOn"/><text:span text:style-name="T96">FocusFrameOn</text:span><text:reference-mark-end text:name="FocusFrameOn"/><text:span text:style-name="T28"> </text:span><text:span text:style-name="T30">auf</text:span><text:span text:style-name="T29"> false </text:span><text:span text:style-name="T30">dann bleibt der Rand erhalten jedoch wird die Fokussierung nicht farblich angezeigt.</text:span></text:p>
      <text:p text:style-name="P183"><text:span text:style-name="T30">Mit </text:span><text:reference-mark-start text:name="ForegroundFocusOn"/><text:span text:style-name="T96">ForegroundFocusOn</text:span><text:reference-mark-end text:name="ForegroundFocusOn"/><text:span text:style-name="T30"> besitzt der fokussierte MultiButton ein gepunktetes Rechteck. Die Farbe des Rechteckes kann man mit </text:span><text:span text:style-name="T94">FocusColor</text:span><text:span text:style-name="T28"> </text:span><text:span text:style-name="T30">beeinflussen. </text:span><text:span text:style-name="T31">Es kann hier Sinnvoll sein </text:span><text:span text:style-name="T95">FocusFrameWidth</text:span><text:span text:style-name="T30"> </text:span><text:span text:style-name="T31">auf</text:span><text:span text:style-name="T30"> 0</text:span><text:span text:style-name="T31"> und <text:s/></text:span><text:span text:style-name="T94">FocusFrameOn</text:span><text:span text:style-name="T28"> </text:span><text:span text:style-name="T30">auf</text:span><text:span text:style-name="T29"> false </text:span><text:span text:style-name="T31">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114">Style</text:span><text:reference-mark-end text:name="Style "/><text:span text:style-name="T195"> </text:span>stellt man die gewünschte geometrische Form des MultiButtons ein.</text:p>
      <text:p text:style-name="P79"/>
      <text:p text:style-name="P89"><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14">RndRctRadius</text:span><text:reference-mark-end text:name="RndRctRadius "/><text:span text:style-name="T195"> </text:span>den Durchmesser der Eckenrundung einstellen.</text:p>
      <text:p text:style-name="P79"/>
      <text:p text:style-name="P79"/>
      <text:p text:style-name="P79"/>
      <text:p text:style-name="P79"/>
      <text:p text:style-name="P79"/>
      <text:p text:style-name="P79"/>
      <text:p text:style-name="P79"/>
      <text:p text:style-name="P79"/>
      <text:p text:style-name="P170"><text:soft-page-break/><text:span text:style-name="T32">Möchte man den MultiButton mit einem farbigen Rand ausstatten stellt man </text:span><text:reference-mark-start text:name="ShowBorder"/><text:span text:style-name="T97">ShowBorder</text:span><text:reference-mark-end text:name="ShowBorder"/><text:span text:style-name="T32"> auf true. Die Farbe des <text:tab/></text:span></text:p>
      <text:p text:style-name="P170"><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2"><text:s text:c="4"/>Randes wird mit </text:span><text:reference-mark-start text:name="BorderColor"/><text:span text:style-name="T97">BorderColor</text:span><text:reference-mark-end text:name="BorderColor"/><text:span text:style-name="T32"> und die Breite mit </text:span><text:reference-mark-start text:name="BorderWidth"/><text:span text:style-name="T97">BorderWidth</text:span><text:reference-mark-end text:name="BorderWidth"/><text:span text:style-name="T32"> eingestellt.</text:span></text:p>
      <text:p text:style-name="P81"/>
      <text:p text:style-name="P81"/>
      <text:p text:style-name="P81"/>
      <text:p text:style-name="P188"><text:span text:style-name="T32">Um die Farbe des Multi</text:span><text:span text:style-name="T39">Buttons</text:span><text:span text:style-name="T32"> zu verändern benötigst du die Eigenschaften </text:span><text:reference-mark-start text:name="ColorStart "/><text:span text:style-name="T97">ColorStart</text:span><text:reference-mark-end text:name="ColorStart "/><text:span text:style-name="T32">, </text:span><text:reference-mark-start text:name="ColorEnd "/><text:span text:style-name="T97">ColorEnd</text:span><text:reference-mark-end text:name="ColorEnd "/><text:span text:style-name="T32"> und </text:span><text:reference-mark-start text:name="ColorGradient "/><text:span text:style-name="T97">ColorGradient</text:span><text:reference-mark-end text:name="ColorGradient "/><text:span text:style-name="T32">. Um ein</text:span><text:span text:style-name="T39">en</text:span><text:span text:style-name="T32"> einfarbige Multi</text:span><text:span text:style-name="T39">Button</text:span><text:span text:style-name="T32"> zu bekommen muss ColorStart und ColorEnd gleich sein. Ansonsten bestimmt die Zusammensetzung aus den drei Eigenschaften das Aussehen.</text:span></text:p>
      <text:p text:style-name="P8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tab/><text:span text:style-name="T196">Alternate s</text:span><text:span text:style-name="T198">etzt abwechselt ein Pixel je auf Start- und <text:tab/>EndColor.</text:span><text:tab/> </text:p>
      <text:p text:style-name="P81"/>
      <text:p text:style-name="P81"><text:tab/><text:span text:style-name="T196">Hier ist StartColor clGreen und EndColor clYellow.</text:span></text:p>
      <text:p text:style-name="P81"/>
      <text:p text:style-name="P81"/>
      <text:p text:style-name="P81"/>
      <text:p text:style-name="P88"/>
      <text:p text:style-name="P184"><text:span text:style-name="T33">Standard mäßig steht </text:span><text:reference-mark-start text:name="HoverOn"/><text:span text:style-name="T98">HoverOn</text:span><text:reference-mark-end text:name="HoverOn"/><text:span text:style-name="T33"> auf true. Das bedeutet das sich bei einem Hoverereigniss (die Maus bewegt sich über dem MultiButton) mit </text:span><text:reference-mark-start text:name="HoverStartColor"/><text:span text:style-name="T98">HoverStartColor</text:span><text:reference-mark-end text:name="HoverStartColor"/><text:span text:style-name="T33">, </text:span><text:reference-mark-start text:name="HoverEndColor"/><text:span text:style-name="T98">HoverEndColor</text:span><text:reference-mark-end text:name="HoverEndColor"/><text:span text:style-name="T33">, </text:span><text:reference-mark-start text:name="HoverFontColor"/><text:span text:style-name="T98">HoverFontColor</text:span><text:reference-mark-end text:name="HoverFontColor"/><text:span text:style-name="T33"> und </text:span><text:reference-mark-start text:name="HoverImageIndex"/><text:span text:style-name="T98">HoverImageIndex</text:span><text:reference-mark-end text:name="HoverImageIndex"/><text:span text:style-name="T33">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85"><text:span text:style-name="T34">Wird der MultiButton gedrückt beeinflussen die Eigenschaften </text:span><text:reference-mark-start text:name="PressedStartColor"/><text:span text:style-name="T99">PressedStartColor</text:span><text:reference-mark-end text:name="PressedStartColor"/><text:span text:style-name="T34">, </text:span><text:reference-mark-start text:name="PressedEndColor"/><text:span text:style-name="T96">PressedEndColor</text:span><text:reference-mark-end text:name="PressedEndColor"/><text:span text:style-name="T35">, </text:span><text:reference-mark-start text:name="PressedFontColor"/><text:span text:style-name="T96">PressedFontColor</text:span><text:reference-mark-end text:name="PressedFontColor"/><text:span text:style-name="T35"> </text:span><text:span text:style-name="T34">und </text:span><text:reference-mark-start text:name="PressedImageIndex"/><text:span text:style-name="T96">PressedImageIndex</text:span><text:reference-mark-end text:name="PressedImageIndex"/><text:span text:style-name="T35"> </text:span><text:span text:style-name="T34">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0">PressedStartColor <text:tab/>: Die Startfarbe des Buttons wenn er gedrückt wird (für Farbverlauf)<text:tab/></text:p>
      <text:p text:style-name="P91"/>
      <text:p text:style-name="P90"/>
      <text:p text:style-name="P186"><text:span text:style-name="T36">Mit der Eigenschaft </text:span><text:reference-mark-start text:name="Enable"/><text:span text:style-name="T100">Enable</text:span><text:reference-mark-end text:name="Enable"/><text:span text:style-name="T36"> l</text:span><text:span text:style-name="T35">egt </text:span><text:span text:style-name="T36">man</text:span><text:span text:style-name="T35"> fest ob das Steuerelement auf Maus- oder Tastatureingaben reagiert. </text:span><text:span text:style-name="T36">Das Aussehen bei nicht Enable kann zur Laufzeit mit </text:span><text:reference-mark-start text:name="DisabledAlphaBValue"/><text:span text:style-name="T100">DisabledAlphaBValue</text:span><text:reference-mark-end text:name="DisabledAlphaBValue"/><text:span text:style-name="T36"> und </text:span><text:reference-mark-start text:name="DisabledColor"/><text:span text:style-name="T100">DisabledColor</text:span><text:reference-mark-end text:name="DisabledColor"/><text:span text:style-name="T36"> beeinflusst werden.</text:span></text:p>
      <text:p text:style-name="P9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71"><text:span text:style-name="T34"><text:tab/></text:span><text:span text:style-name="T36">Möchte man keinen Rahmen sehen <text:s/>Disabled</text:span><text:span text:style-name="T37">Color</text:span><text:span text:style-name="T36"> auf </text:span><text:span text:style-name="T37">die gleiche Farbe wie den <text:tab/>Parent </text:span><text:span text:style-name="T36">stellen.</text:span></text:p>
      <text:p text:style-name="P9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0"/>
      <text:p text:style-name="P94">Verwende wenn nötig dazu nicht clDefault sondern <text:span text:style-name="T206">MultiButton2.DisabledColor:=GetColorResolvingParent;</text:span></text:p>
      <text:p text:style-name="P90"/>
      <text:p text:style-name="P92"><text:soft-page-break/>Möchte man ein Bild einfügen muss man zuerst eine ImageList auf die Form ziehen. Man weist dann dieser ImageList die gewünschten Bilder in den gewünschten Größen zu. Die Bedienung des <text:span text:style-name="T200">Bild</text:span>List<text:span text:style-name="T200">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3">Bei <text:reference-mark-start text:name="Images"/><text:span text:style-name="T108">Images</text:span><text:reference-mark-end text:name="Images"/> trägt man die auf der Form befindliche Imagelist ein. Mit <text:reference-mark-start text:name="ImageIndex"/><text:span text:style-name="T108">ImageIndex</text:span><text:reference-mark-end text:name="ImageIndex"/> kann man das gewünschte Bild aus der ImageList wählen, wobei -1 kein Bild bedeutet. Mit <text:reference-mark-start text:name="ImageLeft"/><text:span text:style-name="T108">ImageLeft</text:span><text:reference-mark-end text:name="ImageLeft"/> und <text:reference-mark-start text:name="ImageTop"/><text:span text:style-name="T108">ImageTop</text:span><text:reference-mark-end text:name="ImageTop"/> bestimmt man die Position des Bildes. Mit <text:reference-mark-start text:name="ImageWidth"/><text:span text:style-name="T108">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210"><text:span text:style-name="T49">T</text:span><text:span text:style-name="T48">ipp:</text:span></text:p>
      <text:p text:style-name="P211"><text:span text:style-name="T49">Verwendet man unter Windows HighDPI werden die Images und der MultiButton skaliert. Damit es zur Laufzeit funktioniert</text:span> musste <text:span text:style-name="T201">ich</text:span> in den Projekteinstellungen noch bei DPI Anpassung Vista-8:an,8.1+:pro Monitor(True/PM) auswählen.<text:line-break/></text:p>
      <text:p text:style-name="P211"/>
      <text:p text:style-name="P211"/>
      <text:p text:style-name="P222">Mit der Eigenschaft <text:reference-mark-start text:name="AllowsUp"/><text:span text:style-name="T108">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08">Down</text:span><text:reference-mark-end text:name="Down"/>.</text:p>
      <text:p text:style-name="P222"><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03">Ist der Button gedrückt wird er mit den Eigenschaften Pressed…. dargestellt!</text:span></text:p>
      <text:p text:style-name="P211"/>
      <text:p text:style-name="P211"/>
      <text:p text:style-name="P211"/>
      <text:p text:style-name="P211"/>
      <text:p text:style-name="P211"/>
      <text:p text:style-name="P212"><text:soft-page-break/><text:span text:style-name="T202">Wenn es benötigt wird kann der MultiButton einer Gruppe angehören. Dies erreicht man mit der Eigenschaft </text:span><text:reference-mark-start text:name="GroupIndex"/><text:span text:style-name="T115">GroupIndex</text:span><text:reference-mark-end text:name="GroupIndex"/><text:span text:style-name="T202">. Besitzt also ein MultiButton einen anderen Wert als 0 gehört er zu der Gruppe mit dem gleichen Wert. In einer Gruppe kann nur ein MultiButton gedrückt sein. </text:span><text:span text:style-name="T204">Soll ein Button in der Gruppe beim Starten des Programmes bereits gedrückt sein kann man dies mit der Eigenschaft </text:span><text:span text:style-name="T148">Down</text:span><text:span text:style-name="T204"> erreichen.</text:span></text:p>
      <text:p text:style-name="P223"><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04">MultiButton1.GroupIndex:=1;</text:span></text:p>
      <text:p text:style-name="P224"><text:tab/><text:span text:style-name="T204">MultiButton2.GroupIndex:=1;</text:span></text:p>
      <text:p text:style-name="P224"><text:tab/><text:span text:style-name="T204">MultiButton3.GroupIndex:=1; <text:s/>MultiButton3.Down:=true;</text:span></text:p>
      <text:p text:style-name="P109"/>
      <text:p text:style-name="P112">Will man den gedrückten Button optisch etwas deutlicher kenntlich machen bleibt einem <text:s/>noch die Eigenschaft <text:reference-mark-start text:name="ShowMsgButtonInGroup"/><text:span text:style-name="T113">ShowMsgButtonInGroup</text:span><text:reference-mark-end text:name="ShowMsgButtonInGroup"/><text:span text:style-name="T190">. </text:span><text:span text:style-name="T189">Der zuletzt gedrückte Button bekommt einen MessageButton.</text:span></text:p>
      <text:p text:style-name="P112"><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9"/>
      <text:p text:style-name="P111"/>
      <text:p text:style-name="P111"/>
      <text:p text:style-name="P111">Der <text:reference-mark-start text:name="MessageButton"/><text:span text:style-name="T108">MessageButton</text:span><text:reference-mark-end text:name="MessageButton"/> <text:s text:c="7"/></text:p>
      <text:p text:style-name="P10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9"/>
      <text:p text:style-name="P110"/>
      <text:p text:style-name="P110"/>
      <text:p text:style-name="P110"><text:span text:style-name="T207">Um den integrierten </text:span><text:span text:style-name="T149">MessageButton</text:span><text:span text:style-name="T207"> zu nutzen muss man zuerst </text:span><text:reference-mark-start text:name="MessageButton.Visible"/><text:span text:style-name="T113">MessageButton.Visible</text:span><text:reference-mark-end text:name="MessageButton.Visible"/><text:span text:style-name="T190"> </text:span><text:span text:style-name="T193">auf true stellen. Sodann kann man mit </text:span><text:reference-mark-start text:name="MessageButton.Alignment"/><text:span text:style-name="T113">MessageButton.Alignment</text:span><text:reference-mark-end text:name="MessageButton.Alignment"/><text:span text:style-name="T190"> </text:span><text:span text:style-name="T193">die Position des </text:span><text:span text:style-name="T150">MessageButton</text:span><text:span text:style-name="T193">s festlegen.</text:span></text:p>
      <text:p text:style-name="P118"/>
      <text:p text:style-name="P11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5"><text:span text:style-name="T208">Mit der Eigenschaft </text:span><text:reference-mark-start text:name="MessageButton.PositionFactor"/><text:span text:style-name="T116">MessageButton.PositionFactor</text:span><text:reference-mark-end text:name="MessageButton.PositionFactor"/><text:span text:style-name="T207"> </text:span><text:span text:style-name="T208">kann die Position des </text:span><text:span text:style-name="T151">MessageButton</text:span><text:span text:style-name="T208">s etwas beeinflusst werden. Allerdings nur bei </text:span><text:span text:style-name="T207">alSE,alSW,alNW,alNE,alW,alE,alN,alS,alRightIn,alLeftIn,alTopIn,alBottomIn</text:span></text:p>
      <text:p text:style-name="P119"/>
      <text:p text:style-name="P119"><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19"/>
      <text:p text:style-name="P119"><text:tab/></text:p>
      <text:p text:style-name="P119"/>
      <text:p text:style-name="P119"/>
      <text:p text:style-name="P120"><text:soft-page-break/>Möchte man die Form des <text:span text:style-name="T88">MessageButtons</text:span> ändern geschieht dies mit der Eigenschaft <text:reference-mark-start text:name="MessageButton.Style"/><text:span text:style-name="T114">MessageButton.Style</text:span><text:reference-mark-end text:name="MessageButton.Style"/><text:span text:style-name="T195">.</text:span></text:p>
      <text:p text:style-name="P120"><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0"/>
      <text:p text:style-name="P120"/>
      <text:p text:style-name="P120"/>
      <text:p text:style-name="P120"/>
      <text:p text:style-name="P121">Setzt man mehrere MultiButtons in eine Reihe und der MessageButton ist nicht bei allen sichtbar so haben die MultiButtons verschiedene Größen. Hier erscheint Nr. 2 größer:</text:p>
      <text:p text:style-name="P121"><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1"/>
      <text:p text:style-name="P121"/>
      <text:p text:style-name="P121">Um dies zu umgehen gibt es die Eigenschaft <text:reference-mark-start text:name="MessageButton.CalculateAlthoughInvisible"/><text:span text:style-name="T114">MessageButton.</text:span><text:span text:style-name="T117">CalculateAlthoughInvisible</text:span><text:reference-mark-end text:name="MessageButton.CalculateAlthoughInvisible"/><text:span text:style-name="T199">. </text:span><text:span text:style-name="T197">Stellt man bei Nr. 2 diese Eigenschaft auf true sieht es so aus:</text:span></text:p>
      <text:p text:style-name="P113"><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3"/>
      <text:p text:style-name="P113"/>
      <text:p text:style-name="P113"/>
      <text:p text:style-name="P187"><text:span text:style-name="T32">Möchte man den M</text:span><text:span text:style-name="T38">essage</text:span><text:span text:style-name="T32">Button mit einem farbigen Rand ausstatten stellt man </text:span><text:reference-mark-start text:name="MessageButton.ShowBorder"/><text:span text:style-name="T97">M</text:span><text:span text:style-name="T101">essage</text:span><text:span text:style-name="T102">Button</text:span><text:span text:style-name="T101">.ShowBorder</text:span><text:reference-mark-end text:name="MessageButton.ShowBorder"/><text:span text:style-name="T32"> auf true. Die Farbe des Randes wird mit </text:span><text:reference-mark-start text:name="MessageButton.BorderColor"/><text:span text:style-name="T101">MessageButton.BorderColor</text:span><text:reference-mark-end text:name="MessageButton.BorderColor"/><text:span text:style-name="T32"> und die Breite mit </text:span><text:reference-mark-start text:name="MessageButtonBorderWith"/><text:span text:style-name="T101">MessageButtonBorderWith</text:span><text:reference-mark-end text:name="MessageButtonBorderWith"/><text:span text:style-name="T32"> eingestellt.</text:span></text:p>
      <text:p text:style-name="P114"><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3"/>
      <text:p text:style-name="P121"/>
      <text:p text:style-name="P189"><text:span text:style-name="T32">Um die Farbe des </text:span><text:span text:style-name="T40">Message</text:span><text:span text:style-name="T39">Buttons</text:span><text:span text:style-name="T32"> zu verändern benötigst du die Eigenschaften</text:span><text:span text:style-name="T97"> </text:span><text:reference-mark-start text:name="MessageButton.ColorStart"/><text:span text:style-name="T97">M</text:span><text:span text:style-name="T101">essage</text:span><text:span text:style-name="T97">Button.</text:span><text:span text:style-name="T103">ColorStart</text:span><text:reference-mark-end text:name="MessageButton.ColorStart"/><text:span text:style-name="T32">, </text:span><text:reference-mark-start text:name="MessageButton.ColorEnd"/><text:span text:style-name="T97">M</text:span><text:span text:style-name="T101">essage</text:span><text:span text:style-name="T97">Button.</text:span><text:span text:style-name="T103">ColorEnd</text:span><text:reference-mark-end text:name="MessageButton.ColorEnd"/><text:span text:style-name="T42"> </text:span><text:span text:style-name="T32">und </text:span><text:reference-mark-start text:name="MessageButton.ColorGradient"/><text:span text:style-name="T97">M</text:span><text:span text:style-name="T101">essage</text:span><text:span text:style-name="T97">Button.</text:span><text:span text:style-name="T103">ColorGradient</text:span><text:reference-mark-end text:name="MessageButton.ColorGradient"/><text:span text:style-name="T32">. Um ein</text:span><text:span text:style-name="T39">en</text:span><text:span text:style-name="T32"> einfarbige</text:span><text:span text:style-name="T40">n</text:span><text:span text:style-name="T32"> M</text:span><text:span text:style-name="T40">essage</text:span><text:span text:style-name="T39">Button</text:span><text:span text:style-name="T32"> zu bekommen muss ColorStart und ColorEnd gleich sein. Ansonsten bestimmt die Zusammensetzung aus den drei Eigenschaften das Aussehen.</text:span></text:p>
      <text:p text:style-name="P8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5"><text:tab/><text:span text:style-name="T196">Alternate s</text:span><text:span text:style-name="T198">etzt abwechselt ein Pixel je auf Start- und <text:tab/>EndColor.</text:span><text:tab/> </text:p>
      <text:p text:style-name="P82"/>
      <text:p text:style-name="P172"><text:span text:style-name="T32"><text:tab/></text:span><text:span text:style-name="T41">Hier ist StartColor cl</text:span><text:span text:style-name="T42">Lime</text:span><text:span text:style-name="T41"> und EndColor cl</text:span><text:span text:style-name="T42">Green</text:span><text:span text:style-name="T41">.</text:span></text:p>
      <text:p text:style-name="P122"/>
      <text:p text:style-name="P196"><text:span text:style-name="T33">Standard mäßig steht </text:span><text:reference-mark-start text:name="MessageButton.HoverOn"/><text:span text:style-name="T104">MessageButton.HoverOn</text:span><text:reference-mark-end text:name="MessageButton.HoverOn"/><text:span text:style-name="T33"> auf true. Das bedeutet das bei einem Hoverereigniss (die Maus bewegt <text:s text:c="7"/><text:tab/>sich über dem M</text:span><text:span text:style-name="T43">essage</text:span><text:span text:style-name="T33">Button) </text:span><text:span text:style-name="T43">um den MessageButton ein Rand gezeichnet wird</text:span><text:span text:style-name="T33">. </text:span><text:span text:style-name="T4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04">MessageButton.HoverColor</text:span><text:reference-mark-end text:name="MessageButton.HoverColor"/><text:span text:style-name="T43"> einstellen.</text:span><text:span text:style-name="T33"> Möchte man dies nicht <text:tab/>setzt man HoverOn auf false. </text:span></text:p>
      <text:p text:style-name="P196"><text:span text:style-name="T33"><text:tab/></text:span><text:span text:style-name="T44">MessageButton. BorderWidth beeinflusst die Dicke des HoverRandes!</text:span></text:p>
      <text:p text:style-name="P76"><text:tab/></text:p>
      <text:p text:style-name="P197"><text:span text:style-name="T34">Wird der </text:span><text:span text:style-name="T44">Message</text:span><text:span text:style-name="T34">Button gedrückt </text:span><text:span text:style-name="T44">und </text:span><text:reference-mark-start text:name="MessageButton.ShowPressed"/><text:span text:style-name="T105">MessageButton.ShowPressed</text:span><text:reference-mark-end text:name="MessageButton.ShowPressed"/><text:span text:style-name="T4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4"><text:tab/></text:span><text:reference-mark-start text:name="MessageButton.PressedColor"/><text:span text:style-name="T105">MessageButton.PressedColor</text:span><text:reference-mark-end text:name="MessageButton.PressedColor"/><text:span text:style-name="T44"> eingestellte Farbe mit dem bei <text:tab/></text:span><text:reference-mark-start text:name="MessageButton.PresdColBlendVal"/><text:span text:style-name="T96">MessageButton.PresdColBlendVal</text:span><text:reference-mark-end text:name="MessageButton.PresdColBlendVal"/><text:span text:style-name="T35"> </text:span><text:span text:style-name="T44">hinterlegtem Wert über den MessageButton geblendet. <text:tab/>Wobei 0 transparent bedeutet und 255 undurchsichtig.</text:span></text:p>
      <text:p text:style-name="P121"/>
      <text:h text:style-name="P234" text:outline-level="2"><text:bookmark-start text:name="__RefHeading___Toc3138_2445518704"/><text:span text:style-name="T88">TMulti</text:span><text:span text:style-name="T152">Button</text:span><text:span text:style-name="T153">StyleManager</text:span><text:bookmark-end text:name="__RefHeading___Toc3138_2445518704"/></text:h>
      <text:p text:style-name="P123">Baut man ein Formular in dem viele MultiButtons vorkommen die optisch ähnlich aussehen sollen, so empfiehlt sich die Verwendung des MultiButtonStyleManagers.</text:p>
      <text:p text:style-name="P124">Zu finden ist er hier:</text:p>
      <text:p text:style-name="P124"><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3"><text:s/></text:p>
      <text:p text:style-name="P117"/>
      <text:p text:style-name="P117"/>
      <text:p text:style-name="P117"/>
      <text:p text:style-name="P125">Wie jede Komponente zieht man ihn einfach auf die Form. Um ihn mit einem MultiButton zu verbinden muss man nun bei der Eigenschaft <text:reference-mark-start text:name="MultiButton_StyleManager"/><text:span text:style-name="T114">MultiButton_StyleManager</text:span><text:reference-mark-end text:name="MultiButton_StyleManager"/><text:span text:style-name="T195"> </text:span>(des Buttons) den StyleManager auswählen.</text:p>
      <text:p text:style-name="P11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Die im Objektinspektor unter MultiButtonStylmanager angezeigten Eigenschaften wirken sich nun auf alle verbundenen MultiButtons gleichzeitig aus.</text:p>
      <text:p text:style-name="P126"/>
      <text:p text:style-name="P126"><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09">Hier sind alle sechs Buttons verbunden. Durch umstellen des Styles <text:tab/>auf mbsEllipse (im OI unter MBStyleManager) ändern sich alle <text:tab/>MultiButtons auf einmal!</text:span></text:p>
      <text:p text:style-name="P126"/>
      <text:p text:style-name="P126"/>
      <text:p text:style-name="P133">Achtung! Versucht man eine Eigenschaft eines verbundenen MultiButtons im OI Reiter des Buttons (nicht des Managers) zu ändern so schlägt das fehl!</text:p>
      <text:p text:style-name="P127">Für mich hat sich die Vorgehensweise als gut herausgestellt das ich mit dem Styl<text:span text:style-name="T210">e</text:span>manager erst alle gewünschten Eigenschaften der MultiButtons einstelle und danach die Verbindung wieder heraus nehme. Das ist aber sicher Geschmackssache.</text:p>
      <text:p text:style-name="P190"><text:span text:style-name="T50">Eine besondere Situation ergibt sich bei den Eigenschaften Width und Height. Diese beiden Eigenschaften lassen sich über den Stylemanager nur ändern wenn die </text:span><text:span text:style-name="T51">Eigenschaften </text:span><text:span text:style-name="T137">OffSetHeight</text:span><text:span text:style-name="T51"> und </text:span><text:span text:style-name="T137">OffSetWidth</text:span><text:span text:style-name="T51"> des Stylmanagers bewusst auf true gesetzt werden (Default = false).</text:span><text:span text:style-name="T50"> <text:s/></text:span></text:p>
      <text:p text:style-name="P126"/>
      <text:h text:style-name="P237" text:outline-level="3"><text:soft-page-break/>MultiButtonStylemanagerEditor</text:h>
      <text:p text:style-name="P128">Weiterhin bietet der MultiButtonStylemanager die Möglichkeit alle Einstellungen in einem <text:s/>MultiButtonStylemanagerEditor vor zunehmen. Öffnen lässt sich dieser durch einen <text:span text:style-name="T211">D</text:span>oppelklick auf das Komponentensymbol auf der Form.</text:p>
      <text:p text:style-name="P128"><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26"/>
      <text:p text:style-name="P126"/>
      <text:p text:style-name="P126"/>
      <text:p text:style-name="P126"/>
      <text:p text:style-name="P191"><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2"><text:tab/></text:span><text:span text:style-name="T53">Überfährt man die verschiedenen <text:tab/>Einstellmöglichkeiten mit der Maus werden <text:tab/>deren Funktionen als Hinweise dargestellt. </text:span></text:p>
      <text:p text:style-name="P191"><text:span text:style-name="T53"><text:tab/>Der Button im linken oberen Eck dient als <text:s text:c="2"/><text:tab/>Muster. Er kann mit </text:span><text:span text:style-name="T54">von Links</text:span><text:span text:style-name="T53"> und </text:span><text:span text:style-name="T54">von <text:tab/>Oben</text:span><text:span text:style-name="T53"> im Editor bewegt werden.</text:span></text:p>
      <text:p text:style-name="P126"><text:tab/><text:span text:style-name="T212">Hat man ein Design erstellt das man <text:tab/>eventuell in einem anderen Projekt wieder <text:tab/>verwenden möchte lässt sich dieses mit <text:tab/>Speichern in einer Datei sichern. Mit Laden <text:tab/>kann man es von dort wieder holen.</text:span></text:p>
      <text:p text:style-name="P126"/>
      <text:p text:style-name="P126"/>
      <text:p text:style-name="P126"/>
      <text:p text:style-name="P126"/>
      <text:p text:style-name="P126"/>
      <text:p text:style-name="P126"/>
      <text:p text:style-name="P129">Möchte man eine Farbe von einer Auswahl in eine Andere kopieren klickt man mit der rechten Maustaste in den Auswahlbutton, es öffnet sich ein Popup, dort wählt man kopieren bzw. einfügen.</text:p>
      <text:p text:style-name="P129"><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9"/>
      <text:p text:style-name="P129"/>
      <text:p text:style-name="P129"/>
      <text:p text:style-name="P129"/>
      <text:p text:style-name="P129"/>
      <text:p text:style-name="P129"/>
      <text:p text:style-name="P130"/>
      <text:p text:style-name="P130"/>
      <text:p text:style-name="P130"/>
      <text:p text:style-name="P130"/>
      <text:p text:style-name="P130"/>
      <text:p text:style-name="P130"/>
      <text:p text:style-name="P131"/>
      <text:p text:style-name="P131"><text:soft-page-break/>Hat man mehrere MultiButtons mit einem Stylmanager verbunden und möchte die Buttons via Styl<text:span text:style-name="T213">e</text:span>manager zur Laufzeit verändern bedient man sicher <text:span text:style-name="T214">der </text:span>öffentlichen P<text:span text:style-name="T177">rocedure </text:span><text:reference-mark-start text:name="SetStyleManager"/><text:span text:style-name="T133">SetStyleManager</text:span><text:reference-mark-end text:name="SetStyleManager"/><text:span text:style-name="T177">. </text:span></text:p>
      <text:p text:style-name="P134">Das geht zum Beispiel so:</text:p>
      <text:p text:style-name="P135"/>
      <text:p text:style-name="P158">procedure TForm1.AdjustTheMultiButtons(Sender : TObject);</text:p>
      <text:p text:style-name="P158">var lv : integer;</text:p>
      <text:p text:style-name="P158">begin</text:p>
      <text:p text:style-name="P158"><text:s/>MultiButtonStyleManager1.ColorStart := clLime;</text:p>
      <text:p text:style-name="P158"><text:s/>MultiButtonStyleManager1.ColorEnd <text:s text:c="2"/>:= clRed;</text:p>
      <text:p text:style-name="P158"><text:s/>for lv := 0 to pred(ComponentCount) do</text:p>
      <text:p text:style-name="P158"><text:s text:c="2"/>if (Components[lv] is TMultiButton) then</text:p>
      <text:p text:style-name="P158"><text:s text:c="3"/>if TMultiButton(Components[lv]).MultiButton_StyleManager = MultiButtonStyleManager1 then</text:p>
      <text:p text:style-name="P158"><text:s text:c="4"/>TMultiButton(Components[lv]).SetStyleManager(MultiButtonStylemanager1);</text:p>
      <text:p text:style-name="P158">end; <text:s text:c="3"/></text:p>
      <text:p text:style-name="P158"/>
      <text:p text:style-name="P15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231" text:outline-level="2"><text:soft-page-break/><text:reference-mark-start text:name="TMultiplexSlider"/><text:span text:style-name="T108">TMulti</text:span><text:span text:style-name="T136">plexSlider</text:span><text:reference-mark-end text:name="TMultiplexSlider"/><text:span text:style-name="T88"> </text:span></text:h>
      <text:h text:style-name="P238" text:outline-level="3">Eigenschaften</text:h>
      <text:p text:style-name="P213">Action<text:tab/>: Die dem Steuerelement zugeordnete Aktion</text:p>
      <text:p text:style-name="P213">Align<text:tab/>: Gibt die Platzierung des Steuerelements innerhalb seines</text:p>
      <text:p text:style-name="P213"><text:tab/> <text:s/>übergeordnetenElements an</text:p>
      <text:p text:style-name="P213">Anchors<text:tab/>: Der Satz von Ankerdefinitionen für dieses Steuerelement</text:p>
      <text:p text:style-name="P213"><text:span text:style-name="T155"><text:reference-ref text:reference-format="text" text:ref-name="AutoRangeNegative">AutoRangeNegative</text:reference-ref></text:span><text:tab/>: Wird Min erreicht erhöht sich Min um AutoRangeValue</text:p>
      <text:p text:style-name="P213"><text:span text:style-name="T155"><text:reference-ref text:reference-format="text" text:ref-name="AutoRangePositive">AutoRangePositive</text:reference-ref></text:span><text:s/><text:tab/>: Wird Max erreicht erhöht sich Max um AutoRangeValue</text:p>
      <text:p text:style-name="P213"><text:span text:style-name="T155"><text:reference-ref text:reference-format="text" text:ref-name="AutoRangeValue">AutoRangeValue</text:reference-ref></text:span><text:s/><text:tab/>: Nur in Verbindung mit AutoRangePositive and AutoRangeNegative</text:p>
      <text:p text:style-name="P213"><text:span text:style-name="T156"><text:reference-ref text:reference-format="text" text:ref-name="AutoSize">AutoSize</text:reference-ref></text:span><text:s/><text:tab/>: Nur aktive in Verbindung mit TextLabel</text:p>
      <text:p text:style-name="P213"><text:span text:style-name="T155"><text:reference-ref text:reference-format="text" text:ref-name="BorderColor ">BorderColor</text:reference-ref></text:span><text:s/><text:tab/>: Die Farbe des Rahmens (clNone macht unsichtbar)</text:p>
      <text:p text:style-name="P213">BorderSpacing<text:tab/>: Bestimmt den inneren und äußeren Rahmenabstand für dieses <text:tab/> <text:s text:c="2"/><text:tab/> <text:s/>Steuerelement</text:p>
      <text:p text:style-name="P213"><text:span text:style-name="T155"><text:reference-ref text:reference-format="text" text:ref-name="BorderWidth ">BorderWidth</text:reference-ref></text:span><text:s/><text:tab/>: Die Dicke des Rahmens</text:p>
      <text:p text:style-name="P213"><text:span text:style-name="T155"><text:reference-ref text:reference-format="text" text:ref-name="ColorEnd  ">ColorEnd</text:reference-ref></text:span><text:s text:c="3"/><text:tab/>: Die Endfarbe des Sliders (für Farbverlauf)</text:p>
      <text:p text:style-name="P213"><text:span text:style-name="T155"><text:reference-ref text:reference-format="text" text:ref-name="ColorGradient  ">ColorGradient</text:reference-ref></text:span><text:s/><text:tab/>: Die Richtung des Farbverlaufs</text:p>
      <text:p text:style-name="P213"><text:span text:style-name="T155"><text:reference-ref text:reference-format="text" text:ref-name="ColorStart  ">ColorStart</text:reference-ref></text:span><text:s/><text:tab/>: Die Startfarbe des Sliders (für Farbverlauf)</text:p>
      <text:p text:style-name="P213"><text:span text:style-name="T156"><text:reference-ref text:reference-format="text" text:ref-name="Constraints">Constraints </text:reference-ref></text:span><text:tab/>: Die minimale und maximale Breite und Höhe für das Steuerelement</text:p>
      <text:p text:style-name="P213">DragCursor<text:tab/>: Die Cursorform, die angezeigt wird, während das Steuerelement <text:tab/> <text:s/><text:tab/> <text:s/>gezogen wird</text:p>
      <text:p text:style-name="P213">DragKind<text:tab/>: Der Vorgang, wenn das Steuerelement gezogen wird - Drag or Dock</text:p>
      <text:p text:style-name="P213">DragMode<text:tab/>: Ermöglicht dem Benutzer, das Steuerelement zu ziehe<text:span text:style-name="T215">n</text:span></text:p>
      <text:p text:style-name="P213">Enabled<text:tab/>: Legt fest, ob das Steuerelement auf Maus- oder Tastatureingaben <text:tab/> <text:s/><text:tab/> <text:s/>reagiert</text:p>
      <text:p text:style-name="P213"><text:span text:style-name="T155"><text:reference-ref text:reference-format="text" text:ref-name="FocusAlphaBValue ">FocusAlphaBValue</text:reference-ref></text:span><text:s/><text:tab/>: Wie transparent der Fokusrahmen ist (0=transparent, <text:tab/> <text:tab/> <text:tab/> <text:s/>255=undurchsichtig)</text:p>
      <text:p text:style-name="P213"><text:span text:style-name="T155"><text:reference-ref text:reference-format="text" text:ref-name="FocusColor ">FocusColor</text:reference-ref></text:span><text:s/><text:tab/>: Die Farbe des Fokusrahmens/Foregroundfocus wenn das Control den <text:tab/> <text:s/>Fokus hat</text:p>
      <text:p text:style-name="P213"><text:span text:style-name="T155"><text:reference-ref text:reference-format="text" text:ref-name="FocusFrameOn ">FocusFrameOn</text:reference-ref></text:span><text:s/><text:tab/>: Zeigt an wenn der Slider den Fokus besitzt</text:p>
      <text:p text:style-name="P213"><text:span text:style-name="T155"><text:reference-ref text:reference-format="text" text:ref-name="FocusFrameWidth ">FocusFrameWidth</text:reference-ref></text:span><text:s/><text:tab/>: Die Dicke des Fokus-Rahmens</text:p>
      <text:p text:style-name="P213"><text:span text:style-name="T155"><text:reference-ref text:reference-format="text" text:ref-name="ForegroundFocusOn ">ForegroundFocusOn</text:reference-ref></text:span><text:s/><text:tab/>: Zeigt an wenn der Slider den Fokus besitzt</text:p>
      <text:p text:style-name="P225">Height<text:tab/>: Die Höhe des Controls. </text:p>
      <text:p text:style-name="P213">HelpContext <text:tab/>: Die ID für die kontextbezogene Hilfe zu diesem Steuerelement</text:p>
      <text:p text:style-name="P213">HelpKeyword <text:tab/>: Das Schlüsselwort für die kontextbezogene Hilfe zu diesem <text:tab/> <text:tab/> <text:tab/> <text:s/>Steuerelement</text:p>
      <text:p text:style-name="P213">HelpType <text:tab/>: Legt fest, ob die kontextsensitive Hilfe nach numerischer ID oder<text:tab/> <text:s/><text:tab/> <text:s/>Schlüsselwort ausgewählt wird</text:p>
      <text:p text:style-name="P213">Hint <text:tab/>: Der Text, der im Hinweisfenster für das Steuerelement angezeigt <text:tab/> <text:tab/> <text:s/>werden soll</text:p>
      <text:p text:style-name="P213"><text:span text:style-name="T155"><text:reference-ref text:reference-format="text" text:ref-name="Knob1Settings">Knob1Settings</text:reference-ref></text:span><text:s text:c="6"/><text:tab/>: Die Eigenschaften der Schiebeknöpfe</text:p>
      <text:p text:style-name="P213"><text:span text:style-name="T155"><text:reference-ref text:reference-format="text" text:ref-name="Knob1Settings.ColorGradient">Knob1Settings.ColorGradient</text:reference-ref></text:span><text:s/><text:tab/>: Die Richtung des Farbverlaufs</text:p>
      <text:p text:style-name="P213"><text:soft-page-break/><text:span text:style-name="T155"><text:reference-ref text:reference-format="text" text:ref-name="Knob1Settings.Design">Knob1Settings.Design</text:reference-ref></text:span><text:s/><text:tab/>: Das Aussehen des Knopfes</text:p>
      <text:p text:style-name="P213"><text:span text:style-name="T155"><text:reference-ref text:reference-format="text" text:ref-name="Knob1Settings.DesignColor">Knob1Settings.DesignColor</text:reference-ref></text:span><text:s/><text:tab/>: Die Farbe der Border bzw. Zeichen im Knopf <text:s/></text:p>
      <text:p text:style-name="P213"><text:span text:style-name="T155"><text:reference-ref text:reference-format="text" text:ref-name="Knob1Settings.HoverEndColor">Knob1Settings.HoverEndColor</text:reference-ref></text:span><text:s/><text:tab/>: Die Endfarbe eines Hoverereignisses</text:p>
      <text:p text:style-name="P213"><text:span text:style-name="T155"><text:reference-ref text:reference-format="text" text:ref-name="Knob1Settings.HoverOn">Knob1Settings.HoverOn</text:reference-ref></text:span><text:s/><text:tab/>: Ermöglicht das Ein- oder Ausblenden eines Hoverereignisses</text:p>
      <text:p text:style-name="P213"><text:span text:style-name="T155"><text:reference-ref text:reference-format="text" text:ref-name="Knob1Settings.HoverStartColor">Knob1Settings.HoverStartColor</text:reference-ref></text:span><text:s/><text:tab/>: Die Startfarbe eines Hoverereignisses</text:p>
      <text:p text:style-name="P213"><text:span text:style-name="T155"><text:reference-ref text:reference-format="text" text:ref-name="Knob1Settings.KnobColorEnd">Knob1Settings.KnobColorEnd</text:reference-ref></text:span><text:s/><text:tab/>: Die Endfarbe des Knopfes (für Farbverlauf)</text:p>
      <text:p text:style-name="P213"><text:span text:style-name="T155"><text:reference-ref text:reference-format="text" text:ref-name="Knob1Settings.KnobColorStart">Knob1Settings.KnobColorStart</text:reference-ref></text:span><text:s/><text:tab/>: Die Startfarbe des Knopfes (für Farbverlauf)</text:p>
      <text:p text:style-name="P213"><text:span text:style-name="T155"><text:reference-ref text:reference-format="text" text:ref-name="Knob1Settings.KnobPosition">Knob1Settings.KnobPosition</text:reference-ref></text:span><text:s text:c="10"/><text:tab/>: Die Position des Knopfes im Slider</text:p>
      <text:p text:style-name="P213"><text:span text:style-name="T155"><text:reference-ref text:reference-format="text" text:ref-name="Knob1Settings.KnobStyle">Knob1Settings.KnobStyle</text:reference-ref></text:span><text:s text:c="2"/><text:tab/>: Die Form des Knopfes</text:p>
      <text:p text:style-name="P213"><text:span text:style-name="T155"><text:reference-ref text:reference-format="text" text:ref-name="Knob1Settings.Visible">Knob1Settings.Visible</text:reference-ref></text:span><text:s text:c="3"/><text:tab/>: zeigt den Knopf</text:p>
      <text:p text:style-name="P213"><text:span text:style-name="T155"><text:reference-ref text:reference-format="text" text:ref-name="Knob2Settings">Knob2Settings</text:reference-ref></text:span><text:s text:c="6"/><text:tab/>: Die Eigenschaften der Schiebeknöpfe</text:p>
      <text:p text:style-name="P213"><text:span text:style-name="T155"><text:reference-ref text:reference-format="text" text:ref-name="Knob2Settings.ColorGradient">Knob2Settings.ColorGradient</text:reference-ref></text:span><text:s/><text:tab/>: Die Richtung des Farbverlaufs</text:p>
      <text:p text:style-name="P213"><text:span text:style-name="T155"><text:reference-ref text:reference-format="text" text:ref-name="Knob2Settings.Design">Knob2Settings.Design</text:reference-ref></text:span><text:s/><text:tab/>: Das Aussehen des Knopfes</text:p>
      <text:p text:style-name="P213"><text:span text:style-name="T155"><text:reference-ref text:reference-format="text" text:ref-name="Knob2Settings.DesignColor">Knob2Settings.DesignColor</text:reference-ref></text:span><text:s/><text:tab/>: Die Farbe der Border bzw. Zeichen im Knopf <text:s/></text:p>
      <text:p text:style-name="P213"><text:span text:style-name="T155"><text:reference-ref text:reference-format="text" text:ref-name="Knob2Settings.HoverEndColor">Knob2Settings.HoverEndColor</text:reference-ref></text:span><text:s/><text:tab/>: Die Endfarbe eines Hoverereignisses</text:p>
      <text:p text:style-name="P213"><text:span text:style-name="T155"><text:reference-ref text:reference-format="text" text:ref-name="Knob2Settings.HoverOn">Knob2Settings.HoverOn</text:reference-ref></text:span><text:s/><text:tab/>: Ermöglicht das Ein- oder Ausblenden eines Hoverereignisses</text:p>
      <text:p text:style-name="P213"><text:span text:style-name="T155"><text:reference-ref text:reference-format="text" text:ref-name="Knob2Settings.HoverStartColor">Knob2Settings.HoverStartColor</text:reference-ref></text:span><text:s/><text:tab/>: Die Startfarbe eines Hoverereignisses</text:p>
      <text:p text:style-name="P213"><text:span text:style-name="T155"><text:reference-ref text:reference-format="text" text:ref-name="Knob2Settings.KnobColorEnd">Knob2Settings.KnobColorEnd</text:reference-ref></text:span><text:s/><text:tab/>: Die Endfarbe des Knopfes (für Farbverlauf)</text:p>
      <text:p text:style-name="P213"><text:span text:style-name="T155"><text:reference-ref text:reference-format="text" text:ref-name="Knob2Settings.KnobColorStart">Knob2Settings.KnobColorStart</text:reference-ref></text:span><text:s/><text:tab/>: Die Startfarbe des Knopfes (für Farbverlauf)</text:p>
      <text:p text:style-name="P213"><text:span text:style-name="T155"><text:reference-ref text:reference-format="text" text:ref-name="Knob2Settings.KnobPosition">Knob2Settings.KnobPosition</text:reference-ref></text:span><text:s text:c="10"/><text:tab/>: Die Position des Knopfes im Slider</text:p>
      <text:p text:style-name="P213"><text:span text:style-name="T155"><text:reference-ref text:reference-format="text" text:ref-name="Knob2Settings.KnobStyle">Knob2Settings.KnobStyle</text:reference-ref></text:span><text:s text:c="2"/><text:tab/>: Die Form des Knopfes</text:p>
      <text:p text:style-name="P213"><text:span text:style-name="T155"><text:reference-ref text:reference-format="text" text:ref-name="Knob2Settings.Visible">Knob2Settings.Visible</text:reference-ref></text:span><text:s text:c="3"/><text:tab/>: zeigt den Knopf</text:p>
      <text:p text:style-name="P213"><text:span text:style-name="T155"><text:reference-ref text:reference-format="text" text:ref-name="Knob3Settings">Knob3Settings</text:reference-ref></text:span><text:s text:c="6"/><text:tab/>: Die Eigenschaften der Schiebeknöpfe</text:p>
      <text:p text:style-name="P213"><text:span text:style-name="T155"><text:reference-ref text:reference-format="text" text:ref-name="Knob3Settings.ColorGradient">Knob3Settings.ColorGradient</text:reference-ref></text:span><text:s/><text:tab/>: Die Richtung des Farbverlaufs</text:p>
      <text:p text:style-name="P213"><text:span text:style-name="T155"><text:reference-ref text:reference-format="text" text:ref-name="Knob3Settings.Design">Knob3Settings.Design</text:reference-ref></text:span><text:s/><text:tab/>: Das Aussehen des Knopfes</text:p>
      <text:p text:style-name="P213"><text:span text:style-name="T155"><text:reference-ref text:reference-format="text" text:ref-name="Knob3Settings.DesignColor">Knob3Settings.DesignColor</text:reference-ref></text:span><text:s/><text:tab/>: Die Farbe der Border bzw. Zeichen im Knopf <text:s/></text:p>
      <text:p text:style-name="P213"><text:span text:style-name="T155"><text:reference-ref text:reference-format="text" text:ref-name="Knob3Settings.HoverEndColor">Knob3Settings.HoverEndColor</text:reference-ref></text:span><text:s/><text:tab/>: Die Endfarbe eines Hoverereignisses</text:p>
      <text:p text:style-name="P213"><text:span text:style-name="T155"><text:reference-ref text:reference-format="text" text:ref-name="Knob3Settings.HoverOn">Knob3Settings.HoverOn</text:reference-ref></text:span><text:s/><text:tab/>: Ermöglicht das Ein- oder Ausblenden eines Hoverereignisses</text:p>
      <text:p text:style-name="P213"><text:span text:style-name="T155"><text:reference-ref text:reference-format="text" text:ref-name="Knob3Settings.HoverStartColor">Knob3Settings.HoverStartColor</text:reference-ref></text:span><text:s/><text:tab/>: Die Startfarbe eines Hoverereignisses</text:p>
      <text:p text:style-name="P213"><text:span text:style-name="T155"><text:reference-ref text:reference-format="text" text:ref-name="Knob3Settings.KnobColorEnd">Knob3Settings.KnobColorEnd</text:reference-ref></text:span><text:s/><text:tab/>: Die Endfarbe des Knopfes (für Farbverlauf)</text:p>
      <text:p text:style-name="P213"><text:span text:style-name="T155"><text:reference-ref text:reference-format="text" text:ref-name="Knob3Settings.KnobColorStart">Knob3Settings.KnobColorStart</text:reference-ref></text:span><text:s/><text:tab/>: Die Startfarbe des Knopfes (für Farbverlauf)</text:p>
      <text:p text:style-name="P213"><text:span text:style-name="T155"><text:reference-ref text:reference-format="text" text:ref-name="Knob3Settings.KnobPosition">Knob3Settings.KnobPosition</text:reference-ref></text:span><text:s text:c="10"/><text:tab/>: Die Position des Knopfes im Slider</text:p>
      <text:p text:style-name="P213"><text:span text:style-name="T155"><text:reference-ref text:reference-format="text" text:ref-name="Knob3Settings.KnobStyle">Knob3Settings.KnobStyle</text:reference-ref></text:span><text:s text:c="2"/><text:tab/>: Die Form des Knopfes</text:p>
      <text:p text:style-name="P213"><text:span text:style-name="T155"><text:reference-ref text:reference-format="text" text:ref-name="Knob3Settings.Visible">Knob3Settings.Visible</text:reference-ref></text:span><text:s text:c="3"/><text:tab/>: zeigt den Knopf</text:p>
      <text:p text:style-name="P225">Left<text:tab/>: Die Clientkoordinate des linken Rands des Steuerelements</text:p>
      <text:p text:style-name="P213"><text:span text:style-name="T155"><text:reference-ref text:reference-format="text" text:ref-name="Max">Max</text:reference-ref></text:span><text:s text:c="11"/><text:tab/>: Der höchste Wert im Wertebereich</text:p>
      <text:p text:style-name="P213"><text:span text:style-name="T155"><text:reference-ref text:reference-format="text" text:ref-name="Min">Min</text:reference-ref></text:span><text:s text:c="11"/><text:tab/>: Der niedrigste Wert im Wertebereich</text:p>
      <text:p text:style-name="P213"><text:span text:style-name="T155"><text:reference-ref text:reference-format="text" text:ref-name="Orientation">Orientation</text:reference-ref></text:span><text:s/><text:tab/>: Die Orientierung des Sliders</text:p>
      <text:p text:style-name="P213"><text:soft-page-break/>PopupMenu<text:tab/>: Ein Menü das angezeigt wird, wenn Sie mit der rechten Maustaste auf <text:tab/> <text:s/>dieses Steuerelement klicken</text:p>
      <text:p text:style-name="P213"><text:span text:style-name="T155"><text:reference-ref text:reference-format="text" text:ref-name="Reversed">Reversed</text:reference-ref></text:span><text:s text:c="11"/><text:tab/>: Max und Min werden vertauscht</text:p>
      <text:p text:style-name="P213"><text:span text:style-name="T155"><text:reference-ref text:reference-format="text" text:ref-name="RndRctRadius  ">RndRctRadius</text:reference-ref></text:span><text:s/><text:tab/>: Eckendurchmesser wenn geometrische Form ist RoundRect</text:p>
      <text:p text:style-name="P213"><text:span text:style-name="T156"><text:reference-ref text:reference-format="text" text:ref-name="Scale1Settings">Scale1Settings</text:reference-ref></text:span><text:s text:c="5"/><text:tab/>: Die Eigenschaften der ersten Skala</text:p>
      <text:p text:style-name="P213"><text:span text:style-name="T156"><text:reference-ref text:reference-format="text" text:ref-name="Scale1Settings.BigMarkColor">Scale1Settings.BigMarkColor</text:reference-ref></text:span><text:s text:c="5"/><text:tab/>: Die Farbe der grossen Markierungen</text:p>
      <text:p text:style-name="P213"><text:span text:style-name="T156"><text:reference-ref text:reference-format="text" text:ref-name="Scale1Settings.BigMarkInterval">Scale1Settings.BigMarkInterval</text:reference-ref></text:span><text:s text:c="2"/><text:tab/>: Der Abstand der grossen Markierungen</text:p>
      <text:p text:style-name="P213"><text:span text:style-name="T156"><text:reference-ref text:reference-format="text" text:ref-name="Scale1Settings.BigMarksVisible">Scale1Settings.BigMarksVisible</text:reference-ref></text:span><text:s text:c="5"/><text:tab/>: Zeigt grosse Markierungen</text:p>
      <text:p text:style-name="P213"><text:span text:style-name="T156"><text:reference-ref text:reference-format="text" text:ref-name="Scale1Settings.LineColor">Scale1Settings.LineColor</text:reference-ref></text:span><text:s/><text:tab/>: Die Farbe der Linien in der Skala</text:p>
      <text:p text:style-name="P213"><text:span text:style-name="T156"><text:reference-ref text:reference-format="text" text:ref-name="Scale1Settings.LineWidth">Scale1Settings.LineWidth</text:reference-ref></text:span><text:s/><text:tab/>: Die Dicke der Linien in der Skala</text:p>
      <text:p text:style-name="P213"><text:span text:style-name="T156"><text:reference-ref text:reference-format="text" text:ref-name="Scale1Settings.ScaleStyle">Scale1Settings.ScaleStyle</text:reference-ref></text:span><text:tab/>: Das Aussehen der Markierungen (ssNone macht unsichtbar)</text:p>
      <text:p text:style-name="P213"><text:span text:style-name="T156"><text:reference-ref text:reference-format="text" text:ref-name="Scale1Settings.SmallMarkColor">Scale1Settings.SmallMarkColor</text:reference-ref></text:span><text:s/><text:tab/>: Die Farbe der Markierungen in der Skala</text:p>
      <text:p text:style-name="P213"><text:span text:style-name="T163"><text:reference-ref text:reference-format="text" text:ref-name="Scale1Settings.SmallMarkInterval">Mit Scale1Settings.SmallMarkInterval</text:reference-ref></text:span><text:s text:c="2"/><text:tab/>: Der Abstand der Markierungen in der Skala</text:p>
      <text:p text:style-name="P213"><text:span text:style-name="T156"><text:reference-ref text:reference-format="text" text:ref-name="Scale2Settings">Scale2Settings</text:reference-ref></text:span><text:s text:c="5"/><text:tab/>: Die Eigenschaften der zweiten Skala</text:p>
      <text:p text:style-name="P213"><text:span text:style-name="T156"><text:reference-ref text:reference-format="text" text:ref-name="Scale2Settings.BigMarkColor">Scale2Settings.BigMarkColor</text:reference-ref></text:span><text:s text:c="5"/><text:tab/>: Die Farbe der grossen Markierungen</text:p>
      <text:p text:style-name="P213"><text:span text:style-name="T156"><text:reference-ref text:reference-format="text" text:ref-name="Scale2Settings.BigMarkInterval">Scale2Settings.BigMarkInterval</text:reference-ref></text:span><text:s text:c="2"/><text:tab/>: Der Abstand der grossen Markierungen</text:p>
      <text:p text:style-name="P213"><text:span text:style-name="T156"><text:reference-ref text:reference-format="text" text:ref-name="Scale2Settings.BigMarksVisible">Scale2Settings.BigMarksVisible</text:reference-ref></text:span><text:s text:c="5"/><text:tab/>: Zeigt grosse Markierungen</text:p>
      <text:p text:style-name="P213"><text:span text:style-name="T156"><text:reference-ref text:reference-format="text" text:ref-name="Scale2Settings.LineColor">Scale2Settings.LineColor</text:reference-ref></text:span><text:s/><text:tab/>: Die Farbe der Linien in der Skala</text:p>
      <text:p text:style-name="P213"><text:span text:style-name="T156"><text:reference-ref text:reference-format="text" text:ref-name="Scale2Settings.LineWidth">Scale2Settings.LineWidth</text:reference-ref></text:span><text:s/><text:tab/>: Die Dicke der Linien in der Skala</text:p>
      <text:p text:style-name="P213"><text:span text:style-name="T156"><text:reference-ref text:reference-format="text" text:ref-name="Scale2Settings.ScaleStyle">Scale2Settings.ScaleStyle</text:reference-ref></text:span><text:tab/>: Das Aussehen der Markierungen (ssNone macht unsichtbar)</text:p>
      <text:p text:style-name="P213"><text:span text:style-name="T156"><text:reference-ref text:reference-format="text" text:ref-name="Scale2Settings.SmallMarkColor">Scale2Settings.SmallMarkColor</text:reference-ref></text:span><text:s/><text:tab/>: Die Farbe der Markierungen in der Skala</text:p>
      <text:p text:style-name="P213"><text:span text:style-name="T156"><text:reference-ref text:reference-format="text" text:ref-name="Scale2Settings.SmallMarkInterval">Scale2Settings.SmallMarkInterval</text:reference-ref></text:span><text:s text:c="2"/><text:tab/>: Der Abstand der Markierungen in der Skala</text:p>
      <text:p text:style-name="P213">ShowHint<text:tab/>: Wenn True, wird der Hinweistext angezeigt, wenn sich die Maus über <text:tab/> <text:s/>dem Steuerelement befindet</text:p>
      <text:p text:style-name="P213"><text:span text:style-name="T155"><text:reference-ref text:reference-format="text" text:ref-name="Style  ">Style</text:reference-ref></text:span><text:s text:c="6"/><text:tab/>: Die geometrische Form des Sliders</text:p>
      <text:p text:style-name="P213">TabOrder<text:tab/>: Bestimmt die Reihenfolge der Steuerelementnavigation, wenn der <text:tab/> <text:tab/> <text:s/>Benutzer die Tabulatortaste drückt</text:p>
      <text:p text:style-name="P213">TabStop<text:tab/>: Ermöglicht dem Benutzer das Navigieren zu diesem Steuerelement <text:tab/> <text:tab/> <text:s/>durch Drücken der Tabulatortaste</text:p>
      <text:p text:style-name="P213"><text:span text:style-name="T156"><text:reference-ref text:reference-format="text" text:ref-name="TextSettings">TextSettings</text:reference-ref></text:span><text:s text:c="7"/><text:tab/>: Die Eigenschaften des Textlabels</text:p>
      <text:p text:style-name="P213"><text:span text:style-name="T156"><text:reference-ref text:reference-format="text" text:ref-name="TextSettings.AdInPercent">TextSettings.AdInPercent</text:reference-ref></text:span><text:s/><text:tab/>: Zeigt den Wert des Sliders im TextLabel in Prozent</text:p>
      <text:p text:style-name="P213"><text:span text:style-name="T156"><text:reference-ref text:reference-format="text" text:ref-name="TextSettings.AutoAd">TextSettings.AutoAd</text:reference-ref></text:span><text:s/><text:tab/>: Zeigt den Wert des Sliders im TextLabel</text:p>
      <text:p text:style-name="P213"><text:span text:style-name="T156"><text:reference-ref text:reference-format="text" text:ref-name="TextSettings.BackgrdColor">TextSettings.BackgrdColor</text:reference-ref></text:span><text:s/><text:tab/>: Die Hintergrundfarbe des Textlabels (clNone für keine Farbe)</text:p>
      <text:p text:style-name="P213"><text:span text:style-name="T156"><text:reference-ref text:reference-format="text" text:ref-name="TextSettings.BorderColor">TextSettings.BorderColor</text:reference-ref></text:span><text:s/><text:tab/>: Die Farbe des Rahmens (clNone für unsichtbar)</text:p>
      <text:p text:style-name="P213"><text:span text:style-name="T156"><text:reference-ref text:reference-format="text" text:ref-name="TextSettings.BorderWidth">TextSettings.BorderWidth</text:reference-ref></text:span><text:s/><text:tab/>: Die Dicke des Rahmens</text:p>
      <text:p text:style-name="P213"><text:span text:style-name="T156"><text:reference-ref text:reference-format="text" text:ref-name="TextSettings.CaptionAlignment">TextSettings.CaptionAlignment</text:reference-ref></text:span><text:tab/>: Ausrichtung des Textes in der Caption (Links,Mitte,Rechts)</text:p>
      <text:p text:style-name="P213"><text:span text:style-name="T156"><text:reference-ref text:reference-format="text" text:ref-name="TextSettings.CaptionBelow">TextSettings.CaptionBelow</text:reference-ref></text:span><text:s/><text:tab/>: Schreibt die Buchstaben untereinander (nur aktive mit poLeft und <text:tab/> <text:tab/> <text:s/>poRight)</text:p>
      <text:p text:style-name="P213"><text:span text:style-name="T156"><text:reference-ref text:reference-format="text" text:ref-name="TextSettings.CaptionHorMargin">TextSettings.CaptionHorMargin</text:reference-ref></text:span><text:s/><text:tab/>: Der horizontale Abstand des Textes im Textrechteck (nur wirksam mit <text:tab/> <text:s/>taLeftJustify) <text:s text:c="2"/></text:p>
      <text:p text:style-name="P213"><text:soft-page-break/><text:span text:style-name="T156"><text:reference-ref text:reference-format="text" text:ref-name="TextSettings.CaptionLayout">TextSettings.CaptionLayout</text:reference-ref></text:span><text:tab/>: Ausrichtung des Textes in der Caption (Oben,Mitte,Unten)</text:p>
      <text:p text:style-name="P213"><text:span text:style-name="T156"><text:reference-ref text:reference-format="text" text:ref-name="TextSettings.CaptionVerMargin">TextSettings.CaptionVerMargin</text:reference-ref></text:span><text:s/><text:tab/>: Der vertikale Abstand des Textes im Textrechteck (nur wirksam mit <text:tab/> <text:tab/> <text:s/>tlTop)</text:p>
      <text:p text:style-name="P213"><text:span text:style-name="T156"><text:reference-ref text:reference-format="text" text:ref-name="TextSettings.Font">TextSettings.Font</text:reference-ref></text:span><text:tab/>: Die Schrift die für die Textanzeige verwendet werden soll</text:p>
      <text:p text:style-name="P213"><text:span text:style-name="T156"><text:reference-ref text:reference-format="text" text:ref-name="TextSettings.Height">TextSettings.Height</text:reference-ref></text:span><text:s/><text:tab/>: Die Höhe des TextLabels (nur wirksam mit poTop/poBottom)</text:p>
      <text:p text:style-name="P213"><text:span text:style-name="T156"><text:reference-ref text:reference-format="text" text:ref-name="TextSettings.Position">TextSettings.Position</text:reference-ref></text:span><text:s text:c="4"/><text:tab/>: Die Position des Textlabels (poNone für unsichtbar)</text:p>
      <text:p text:style-name="P213"><text:span text:style-name="T156"><text:reference-ref text:reference-format="text" text:ref-name="TextSettings.PostCaption">TextSettings.PostCaption</text:reference-ref></text:span><text:s/><text:tab/>: Die Text hinter dem Wert im Textlabel</text:p>
      <text:p text:style-name="P213"><text:span text:style-name="T156"><text:reference-ref text:reference-format="text" text:ref-name="TextSettings.PreCaption">TextSettings.PreCaption</text:reference-ref></text:span><text:s/><text:tab/>: Die Text vor dem Wert im Textlabel</text:p>
      <text:p text:style-name="P213"><text:span text:style-name="T156"><text:reference-ref text:reference-format="text" text:ref-name="TextSettings.Style">TextSettings.Style</text:reference-ref></text:span><text:s text:c="6"/><text:tab/>: Die geometrische Form des Textlabels</text:p>
      <text:p text:style-name="P213"><text:span text:style-name="T156"><text:reference-ref text:reference-format="text" text:ref-name="TextSettings.Width">TextSettings.Width</text:reference-ref></text:span><text:s/><text:tab/>: Die Breite des TextLabels <text:s/>(nur wirksam mit poLeft/poRight)</text:p>
      <text:p text:style-name="P225">Top<text:tab/>: Die Clientkoordinate des oberen Rands des Steuerelements</text:p>
      <text:p text:style-name="P213"><text:span text:style-name="T156"><text:reference-ref text:reference-format="text" text:ref-name="TrackSettings">TrackSettings</text:reference-ref></text:span><text:s text:c="6"/><text:tab/>: Die Eigenschaften des Schiebeschlitzes</text:p>
      <text:p text:style-name="P213"><text:span text:style-name="T156"><text:reference-ref text:reference-format="text" text:ref-name="TrackSettings.ExtraColor">TrackSettings.ExtraColor</text:reference-ref></text:span><text:s text:c="9"/><text:tab/>: Die Farbe der zusätzlichen Farbe (clNone für unsichtbar)</text:p>
      <text:p text:style-name="P213"><text:span text:style-name="T156"><text:reference-ref text:reference-format="text" text:ref-name="TrackSettings.ExtraRangeMax">TrackSettings.ExtraRangeMax</text:reference-ref></text:span><text:s text:c="6"/><text:tab/>: Maximalwert der zusätzlichen Farbe</text:p>
      <text:p text:style-name="P213"><text:span text:style-name="T156"><text:reference-ref text:reference-format="text" text:ref-name="TrackSettings.ExtraRangeMin">TrackSettings.ExtraRangeMin</text:reference-ref></text:span><text:s text:c="6"/><text:tab/>: Minimalwert der zusätzlichen Farbe</text:p>
      <text:p text:style-name="P213"><text:span text:style-name="T156"><text:reference-ref text:reference-format="text" text:ref-name="TrackSettings.SelRangeColor">TrackSettings.SelRangeColor</text:reference-ref></text:span><text:s text:c="6"/><text:tab/>: Die Farbe des selektierten Bereichs (clNone für unsichtbar)</text:p>
      <text:p text:style-name="P213"><text:span text:style-name="T156"><text:reference-ref text:reference-format="text" text:ref-name="TrackSettings.TrackColor">TrackSettings.TrackColor</text:reference-ref></text:span><text:s text:c="9"/><text:tab/>: Die Farbe des Schlitzes</text:p>
      <text:p text:style-name="P213"><text:span text:style-name="T155"><text:reference-ref text:reference-format="text" text:ref-name="ValueDisplaySettings">ValueDisplaySettings</text:reference-ref></text:span><text:s/><text:tab/>: Die Eigenschaften der Wertanzeige</text:p>
      <text:p text:style-name="P213"><text:span text:style-name="T155"><text:reference-ref text:reference-format="text" text:ref-name="ValueDisplaySettings.BorderColor">ValueDisplaySettings.BorderColor</text:reference-ref></text:span><text:s/><text:tab/>: Die Farbe des Rahmens (clNone für unsichtbar)</text:p>
      <text:p text:style-name="P213"><text:span text:style-name="T155"><text:reference-ref text:reference-format="text" text:ref-name="ValueDisplaySettings.BorderWidth">ValueDisplaySettings.BorderWidth</text:reference-ref></text:span><text:s/><text:tab/>: Die Dicke des Rahmens</text:p>
      <text:p text:style-name="P213"><text:span text:style-name="T155"><text:reference-ref text:reference-format="text" text:ref-name="ValueDisplaySettings.ColorEnd">ValueDisplaySettings.ColorEnd</text:reference-ref></text:span><text:s text:c="3"/><text:tab/>: Die Endfarbe der Anzeige (für Farbverlauf)</text:p>
      <text:p text:style-name="P213"><text:span text:style-name="T162"><text:reference-ref text:reference-format="text" text:ref-name="ValueDisplaySettings.ColorGradient">ValueDisplaySettings.ColorGradient</text:reference-ref></text:span><text:s/><text:tab/>: Die Richtung des Farbverlaufs</text:p>
      <text:p text:style-name="P213"><text:span text:style-name="T155"><text:reference-ref text:reference-format="text" text:ref-name="ValueDisplaySettings.ColorStart">ValueDisplaySettings.ColorStart</text:reference-ref></text:span><text:s/><text:tab/>: Die Startfarbe der Anzeige (für Farbverlauf)</text:p>
      <text:p text:style-name="P213"><text:span text:style-name="T155"><text:reference-ref text:reference-format="text" text:ref-name="ValueDisplaySettings.Font">ValueDisplaySettings.Font</text:reference-ref></text:span><text:tab/>: Die Schrift die für der Anzeige verwendet werden soll</text:p>
      <text:p text:style-name="P213"><text:span text:style-name="T155"><text:reference-ref text:reference-format="text" text:ref-name="ValueDisplaySettings.InPercent">ValueDisplaySettings.InPercent</text:reference-ref></text:span><text:s/><text:tab/>: Zeigt den Wert in Prozent</text:p>
      <text:p text:style-name="P213"><text:span text:style-name="T155"><text:reference-ref text:reference-format="text" text:ref-name="ValueDisplaySettings.Position">ValueDisplaySettings.Position</text:reference-ref></text:span><text:s/><text:tab/>: Die Position des Displays im Slider, vdsNone für Unsichtbar</text:p>
      <text:p text:style-name="P213"><text:span text:style-name="T155"><text:reference-ref text:reference-format="text" text:ref-name="ValueDisplaySettings.Style">ValueDisplaySettings.Style</text:reference-ref></text:span><text:s/><text:tab/>: Die geometrische Form der Anzeige, vdsNone macht keine Form</text:p>
      <text:p text:style-name="P213"><text:span text:style-name="T155"><text:reference-ref text:reference-format="text" text:ref-name="ValueDisplaySettings.X">ValueDisplaySettings.X</text:reference-ref></text:span><text:s/><text:tab/>: Beeinflußt die Position, nur mit vdpXY,vdpAboveRight,vdpBelowLeft</text:p>
      <text:p text:style-name="P213"><text:span text:style-name="T155"><text:reference-ref text:reference-format="text" text:ref-name="ValueDisplaySettings.Y">ValueDisplaySettings.Y</text:reference-ref></text:span><text:s/><text:tab/>: Beeinflußt die Position, nur mit vdpXY,vdpAboveRight,vdpBelowLeft</text:p>
      <text:p text:style-name="P213">Visible<text:tab/>: Ermöglicht das Ein- oder Ausblenden des Steuerelements und aller <text:tab/> <text:tab/> <text:s/>seiner <text:s/>untergeordneten Elemente</text:p>
      <text:p text:style-name="P140">Width<text:tab/>: Die Breite des Controls.</text:p>
      <text:p text:style-name="P136"/>
      <text:p text:style-name="P136"/>
      <text:p text:style-name="P136"/>
      <text:p text:style-name="P136"/>
      <text:p text:style-name="P136"/>
      <text:p text:style-name="P136"/>
      <text:p text:style-name="P136"/>
      <text:h text:style-name="P241" text:outline-level="3">Ereignisse</text:h>
      <text:p text:style-name="P138">OnChange <text:s text:c="4"/><text:tab/>: Liefert den Wert von Knob1 (als integer)</text:p>
      <text:p text:style-name="P138">OnChangeStr <text:s/><text:tab/>: Liefert den Wert von Knob1 als String</text:p>
      <text:p text:style-name="P138">OnChange3x <text:s text:c="2"/><text:tab/>: Liefert die Werte von Knob1,2,3 (als integer)</text:p>
      <text:p text:style-name="P138">OnChangeStr3x<text:tab/>: Liefert die Werte von Knob1,2,3 als String </text:p>
      <text:p text:style-name="P136">OnClick <text:s text:c="9"/><text:tab/>: Benachrichtigungshandler für Mausklicks</text:p>
      <text:p text:style-name="P215"><text:span text:style-name="T216">On</text:span>DragDrop<text:tab/>: Dieser Handler bestimmt die Aktion beim Ablegen auf diesem <text:tab/> <text:tab/> <text:s/>Steuerelement in einem Drag-Drop-Vorgang</text:p>
      <text:p text:style-name="P138">OnDragOver<text:tab/>: Ereignishandler für ein Steuerelement, das über dieses Steuerelement <text:tab/> <text:s/>gezogen wird</text:p>
      <text:p text:style-name="P139">OnEndDrag<text:tab/>: Benachrichtigungshandler für das Ende eines Ziehvorgangs</text:p>
      <text:p text:style-name="P139">OnEnter <text:s text:c="9"/><text:tab/>: Handler für die Steuerung, die den Fokus erhält</text:p>
      <text:p text:style-name="P139">OnExit <text:s text:c="10"/><text:tab/>: Handler für die Steuerung, die den Fokus verliert</text:p>
      <text:p text:style-name="P139">OnKeyDown <text:s text:c="7"/><text:tab/>: Handler für gedrückte Tastaturtaste</text:p>
      <text:p text:style-name="P139">OnKeyPress <text:s text:c="6"/><text:tab/>: Handler für ein vom Benutzer eingegebenes Zeichen</text:p>
      <text:p text:style-name="P139">OnKeyUp <text:s text:c="9"/><text:tab/>: Handler für Tastaturtaste freigegeben</text:p>
      <text:p text:style-name="P136">OnMouseDown <text:s text:c="5"/><text:tab/>: Ereignishandler für das Drücken der Maustaste</text:p>
      <text:p text:style-name="P136">OnMouseEnter <text:s text:c="4"/><text:tab/>: Ereignishandler für das Betreten des Bereichs des Steuerelements mit <text:tab/> <text:s/>der Maus</text:p>
      <text:p text:style-name="P139">OnMouseLeave <text:s text:c="4"/><text:tab/>: Ereignishandler für Maus, die den Bereich des Steuerelements verlässt</text:p>
      <text:p text:style-name="P139">OnMouseMove <text:s text:c="5"/><text:tab/>: Ereignishandler für die Mausbewegung innerhalb des Steuerelements</text:p>
      <text:p text:style-name="P139">OnMouseUp <text:s text:c="7"/><text:tab/>: Ereignishandler für das Loslassen der Maustaste</text:p>
      <text:p text:style-name="P136">OnMouseWheelDown <text:tab/>: Ereignisbehandler für die Abwärtsbewegung des Mausrads</text:p>
      <text:p text:style-name="P136">OnMouseWheelUp <text:s text:c="2"/><text:tab/>: Ereignisbehandler für die Aufwärtsbewegung des Mausrads</text:p>
      <text:p text:style-name="P138">OnStartDrag<text:tab/>: Ereignishandler für den Start eines Ziehvorgangs</text:p>
      <text:p text:style-name="P138"/>
      <text:p text:style-name="P138"/>
      <text:p text:style-name="P214"/>
      <text:p text:style-name="P214"/>
      <text:p text:style-name="P137"/>
      <text:p text:style-name="P136"/>
      <text:p text:style-name="P136"/>
      <text:p text:style-name="P136"/>
      <text:p text:style-name="P136"/>
      <text:p text:style-name="P136"/>
      <text:p text:style-name="P136"/>
      <text:p text:style-name="P136"/>
      <text:p text:style-name="P136"/>
      <text:h text:style-name="P246" text:outline-level="3">Beschreibung</text:h>
      <text:p text:style-name="P192"><text:span text:style-name="T24">Den Multi</text:span><text:span text:style-name="T25">plexSlider</text:span><text:span text:style-name="T24"> findest du im Reiter Multi:</text:span></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193"><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10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88">Mit der Eigenschaft</text:span><text:span text:style-name="T159"> </text:span><text:reference-mark-start text:name="FocusColor "/><text:span text:style-name="T113">FocusColor</text:span><text:reference-mark-end text:name="FocusColor "/><text:span text:style-name="T160"> </text:span><text:span text:style-name="T191">kann man die Farbe des Fokusrahmens <text:tab/><text:tab/>einstellen. Mit </text:span><text:reference-mark-start text:name="FocusAlphaBValue "/><text:span text:style-name="T113">FocusAlphaBValue</text:span><text:reference-mark-end text:name="FocusAlphaBValue "/><text:span text:style-name="T190"> </text:span><text:span text:style-name="T191">kann die Transparenz des <text:tab/><text:tab/><text:tab/><text:tab/>Fokusrahmens geregelt werden. Der Wert 0 bedeutet durchsichtig und 255 <text:tab/><text:tab/>undurchsichtig. </text:span></text:p>
      <text:p text:style-name="P104"><text:span text:style-name="T191"><text:tab/><text:tab/>Wert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191"><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91"><text:s text:c="3"/><text:tab/><text:tab/><text:tab/><text:tab/><text:tab/></text:span></text:p>
      <text:p text:style-name="P104"><text:tab/></text:p>
      <text:p text:style-name="P209"/>
      <text:p text:style-name="P132"><text:reference-mark-start text:name="FocusFrameWidth "/><text:span text:style-name="T114">FocusFrameWidth</text:span><text:reference-mark-end text:name="FocusFrameWidth "/><text:span text:style-name="T195"> </text:span><text:span text:style-name="T224">bestimmt die Dicke des Rahmens.</text:span></text:p>
      <text:p text:style-name="P142"/>
      <text:p text:style-name="P142"><text:span text:style-name="T222">Setzt man</text:span><text:span text:style-name="T188"> </text:span><text:reference-mark-start text:name="FocusFrameOn "/><text:span text:style-name="T114">FocusFrameOn</text:span><text:reference-mark-end text:name="FocusFrameOn "/><text:span text:style-name="T195"> </text:span><text:span text:style-name="T222">auf</text:span><text:span text:style-name="T224"> false </text:span><text:span text:style-name="T222">dann bleibt der Rand erhalten jedoch wird die Fokussierung nicht farblich angezeigt.</text:span></text:p>
      <text:p text:style-name="P156"/>
      <text:p text:style-name="P156"/>
      <text:p text:style-name="P199"><text:span text:style-name="T59">Mit </text:span><text:reference-mark-start text:name="ForegroundFocusOn "/><text:span text:style-name="T139">ForegroundFocusOn</text:span><text:reference-mark-end text:name="ForegroundFocusOn "/><text:span text:style-name="T59"> besitzt der fokussierte Multi</text:span><text:span text:style-name="T60">plexSlider</text:span><text:span text:style-name="T59"> ein</text:span><text:span text:style-name="T60">e farbige Border</text:span><text:span text:style-name="T59">. Die Farbe de</text:span><text:span text:style-name="T60">r</text:span><text:span text:style-name="T59"> </text:span><text:span text:style-name="T60">Border</text:span><text:span text:style-name="T59"> kann man mit </text:span><text:span text:style-name="T143">FocusColor</text:span><text:span text:style-name="T61"> </text:span><text:span text:style-name="T59">beeinflussen. </text:span><text:span text:style-name="T60">Diese Einstellung macht nur Sinn wenn</text:span><text:span text:style-name="T62"> </text:span><text:span text:style-name="T143">FocusFrameOn</text:span><text:span text:style-name="T61"> </text:span><text:span text:style-name="T59">auf</text:span><text:span text:style-name="T63"> false </text:span><text:span text:style-name="T60">ge</text:span><text:span text:style-name="T62">setz</text:span><text:span text:style-name="T60">t wurde</text:span><text:span text:style-name="T62">!</text:span></text:p>
      <text:p text:style-name="P142"><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2"><text:tab/><text:span text:style-name="T225">Hier zeigt die rote Border das der Slider den Fokus besitzt.</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98"><text:soft-page-break/><text:span text:style-name="T55">Um die </text:span><text:reference-mark-start text:name="Hintergrundfarbe"/><text:span text:style-name="T70">Hintergrundf</text:span><text:span text:style-name="T71">arbe</text:span><text:reference-mark-end text:name="Hintergrundfarbe"/><text:span text:style-name="T71"> </text:span><text:span text:style-name="T55">des Multi</text:span><text:span text:style-name="T56">plexSliders</text:span><text:span text:style-name="T55"> zu verändern benötigst du die Eigenschaften </text:span><text:reference-mark-start text:name="ColorStart  "/><text:span text:style-name="T138">ColorStart</text:span><text:reference-mark-end text:name="ColorStart  "/><text:span text:style-name="T55">, </text:span><text:reference-mark-start text:name="ColorEnd  "/><text:span text:style-name="T138">ColorEnd</text:span><text:reference-mark-end text:name="ColorEnd  "/><text:span text:style-name="T55"> und </text:span><text:reference-mark-start text:name="ColorGradient  "/><text:span text:style-name="T138">ColorGradient</text:span><text:reference-mark-end text:name="ColorGradient  "/><text:span text:style-name="T55">. Um ein</text:span><text:span text:style-name="T57">en</text:span><text:span text:style-name="T55"> einfarbige Multi</text:span><text:span text:style-name="T56">plexSlider</text:span><text:span text:style-name="T55"> zu bekommen muss ColorStart und ColorEnd gleich sein. Ansonsten bestimmt die Zusammensetzung aus den drei Eigenschaften das </text:span><text:span text:style-name="T56">farbliche </text:span><text:span text:style-name="T55">Aussehen.</text:span></text:p>
      <text:p text:style-name="P174"><text:span text:style-name="T58">Hier ist StartColor cl</text:span><text:span text:style-name="T56">Black</text:span><text:span text:style-name="T58"> und EndColor cl</text:span><text:span text:style-name="T56">Fuchsia</text:span><text:span text:style-name="T58">.</text:span></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text:span text:style-name="T194">Alternate s</text:span><text:span text:style-name="T217">etzt abwechselt ein Pixel je auf Start- <text:tab/>und EndColor.</text:span><text:tab/></text:p>
      <text:p text:style-name="P141"><text:tab/></text:p>
      <text:p text:style-name="P97">Tipp: Setzt man ColorStart und ColorEnd auf clNone wird bekommt der Hintergrund die Farbe des Parent.</text:p>
      <text:p text:style-name="P97"><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98"/>
      <text:p text:style-name="P99">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99">nimmt er dessen Farbe an <text:span text:style-name="T223">(bei clNone)</text:span>.</text:p>
      <text:p text:style-name="P98"/>
      <text:p text:style-name="P97"/>
      <text:p text:style-name="P80"/>
      <text:p text:style-name="P80"/>
      <text:p text:style-name="P80"/>
      <text:p text:style-name="P80"/>
      <text:p text:style-name="P80"/>
      <text:p text:style-name="P173"><text:span text:style-name="T45">Mit der Eigenschaft </text:span><text:reference-mark-start text:name="Style  "/><text:span text:style-name="T96">Style</text:span><text:reference-mark-end text:name="Style  "/><text:span text:style-name="T35"> </text:span><text:span text:style-name="T45">stellt man die gewünschte geometrische Form des Multi</text:span><text:span text:style-name="T46">plexSliders</text:span><text:span text:style-name="T45">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7"/>
      <text:p text:style-name="P87"/>
      <text:p text:style-name="P87"><text:span text:style-name="T218">Ist m</text:span><text:span text:style-name="T219">s</text:span><text:span text:style-name="T218">sRoundRect eingestellt kann man mit der Eigenschaft </text:span><text:reference-mark-start text:name="RndRctRadius  "/><text:span text:style-name="T114">RndRctRadius</text:span><text:reference-mark-end text:name="RndRctRadius  "/><text:span text:style-name="T195"> </text:span><text:span text:style-name="T218">den Durchmesser der Eckenrundung einstellen.</text:span><text:tab/></text:p>
      <text:p text:style-name="P8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95"/>
      <text:p text:style-name="P194"><text:span text:style-name="T46">Möchte man den Multi</text:span><text:span text:style-name="T47">plexSlider </text:span><text:span text:style-name="T46">mit einem farbigen Rand ausstatten </text:span><text:span text:style-name="T47">wählt man</text:span><text:span text:style-name="T46"> </text:span><text:span text:style-name="T47">bei </text:span><text:reference-mark-start text:name="BorderColor "/><text:span text:style-name="T106">BorderColor</text:span><text:reference-mark-end text:name="BorderColor "/><text:span text:style-name="T47"> die Farbe des </text:span><text:span text:style-name="T46">Randes. </text:span><text:span text:style-name="T47">Mit clNone wird kein Rand gezeichnet. D</text:span><text:span text:style-name="T46">ie Breite </text:span><text:span text:style-name="T47">des Randes wird</text:span><text:span text:style-name="T46"> mit </text:span><text:reference-mark-start text:name="BorderWidth "/><text:span text:style-name="T107">BorderWidth</text:span><text:reference-mark-end text:name="BorderWidth "/><text:span text:style-name="T46"> eingestellt.</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5"/>
      <text:p text:style-name="P157"><text:tab/></text:p>
      <text:p text:style-name="P157"/>
      <text:p text:style-name="P157"/>
      <text:p text:style-name="P143"><text:soft-page-break/>Die Eigenschaften der Schiebeknöpfe <text:span text:style-name="T228">findet man unter </text:span><text:reference-mark-start text:name="Knob1Settings"/><text:span text:style-name="T118">Knob1Settings</text:span><text:reference-mark-end text:name="Knob1Settings"/><text:span text:style-name="T228">, </text:span><text:reference-mark-start text:name="Knob2Settings"/><text:span text:style-name="T118">Knob2Settings</text:span><text:reference-mark-end text:name="Knob2Settings"/><text:span text:style-name="T228"> und </text:span><text:reference-mark-start text:name="Knob3Settings"/><text:span text:style-name="T118">Knob3Settings</text:span><text:reference-mark-end text:name="Knob3Settings"/><text:span text:style-name="T228">. </text:span></text:p>
      <text:p text:style-name="P144">Während der 1. Knob standardmäßig sichtbar ist sind der Zweite und der Dritte unsichtbar. Das Sichtbar bzw. Unsichtbar machen geschieht mit <text:reference-mark-start text:name="Knob1Settings.Visible"/><text:span text:style-name="T108">Knob1Settings.Visible</text:span><text:reference-mark-end text:name="Knob1Settings.Visible"/>, <text:reference-mark-start text:name="Knob2Settings.Visible"/><text:span text:style-name="T108">Knob2Settings.Visible</text:span><text:reference-mark-end text:name="Knob2Settings.Visible"/> bzw. <text:reference-mark-start text:name="Knob3Settings.Visible"/><text:span text:style-name="T108">Knob3Settings.Visible</text:span><text:reference-mark-end text:name="Knob3Settings.Visible"/>.</text:p>
      <text:p text:style-name="P144"><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4"/>
      <text:p text:style-name="P144"/>
      <text:p text:style-name="P144"/>
      <text:p text:style-name="P200"><text:span text:style-name="T64">Mit der Eigenschaft </text:span><text:reference-mark-start text:name="Knob1Settings.KnobStyle"/><text:span text:style-name="T140">Knob1Settings.KnobStyle</text:span><text:reference-mark-end text:name="Knob1Settings.KnobStyle"/><text:span text:style-name="T64">,</text:span><text:reference-mark-start text:name="Knob2Settings.KnobStyle"/><text:span text:style-name="T140">Knob</text:span><text:span text:style-name="T141">2</text:span><text:span text:style-name="T140">Settings.KnobStyle</text:span><text:reference-mark-end text:name="Knob2Settings.KnobStyle"/><text:span text:style-name="T64"> </text:span><text:span text:style-name="T65">bzw. </text:span><text:reference-mark-start text:name="Knob3Settings.KnobStyle"/><text:span text:style-name="T141">Knob3Settings.KnobStyle</text:span><text:reference-mark-end text:name="Knob3Settings.KnobStyle"/><text:span text:style-name="T64"> stellt man die gewünschte geometrische Form des </text:span><text:span text:style-name="T65">Knobs</text:span><text:span text:style-name="T64"> ein.</text:span></text:p>
      <text:p text:style-name="P144"/>
      <text:p text:style-name="P144"><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4"><text:tab/></text:p>
      <text:p text:style-name="P144"/>
      <text:p text:style-name="P144"/>
      <text:p text:style-name="P201"><text:span text:style-name="T64">Um die Hintergrundfarbe des </text:span><text:span text:style-name="T66">Knobs</text:span><text:span text:style-name="T64"> zu verändern benötigst du die Eigenschaften</text:span></text:p>
      <text:p text:style-name="P145"><text:reference-mark-start text:name="Knob1Settings.KnobColorStart"/><text:span text:style-name="T108">Knob1Settings.KnobColorStart</text:span><text:reference-mark-end text:name="Knob1Settings.KnobColorStart"/><text:span text:style-name="T226">,</text:span><text:span text:style-name="T108"> </text:span><text:reference-mark-start text:name="Knob2Settings.KnobColorStart"/><text:span text:style-name="T108">Knob2Settings.KnobColorStart</text:span><text:reference-mark-end text:name="Knob2Settings.KnobColorStart"/><text:span text:style-name="T108"> </text:span><text:span text:style-name="T226">bzw.</text:span><text:span text:style-name="T108"> <text:s/></text:span><text:reference-mark-start text:name="Knob3Settings.KnobColorStart"/><text:span text:style-name="T108">Knob3Settings.KnobColorStart</text:span><text:reference-mark-end text:name="Knob3Settings.KnobColorStart"/></text:p>
      <text:p text:style-name="P145"><text:reference-mark-start text:name="Knob1Settings.KnobColorEnd"/><text:span text:style-name="T108">Knob1Settings.KnobColorEnd</text:span><text:reference-mark-end text:name="Knob1Settings.KnobColorEnd"/><text:span text:style-name="T226">,</text:span><text:span text:style-name="T108"> </text:span><text:reference-mark-start text:name="Knob2Settings.KnobColorEnd"/><text:span text:style-name="T108">Knob2Settings.KnobColorEnd</text:span><text:reference-mark-end text:name="Knob2Settings.KnobColorEnd"/><text:span text:style-name="T108"> </text:span><text:span text:style-name="T226">bzw.</text:span><text:span text:style-name="T108"> </text:span><text:reference-mark-start text:name="Knob3Settings.KnobColorEnd"/><text:span text:style-name="T108">Knob3Settings.KnobColorEnd</text:span><text:reference-mark-end text:name="Knob3Settings.KnobColorEnd"/><text:span text:style-name="T108"> </text:span><text:span text:style-name="T226">und</text:span><text:span text:style-name="T108"> </text:span></text:p>
      <text:p text:style-name="P145"><text:reference-mark-start text:name="Knob1Settings.ColorGradient"/><text:span text:style-name="T108">Knob1Settings.ColorGradient</text:span><text:reference-mark-end text:name="Knob1Settings.ColorGradient"/><text:span text:style-name="T226">,</text:span><text:span text:style-name="T108"> </text:span><text:reference-mark-start text:name="Knob2Settings.ColorGradient"/><text:span text:style-name="T108">Knob2Settings.ColorGradient</text:span><text:reference-mark-end text:name="Knob2Settings.ColorGradient"/><text:span text:style-name="T108"> </text:span><text:span text:style-name="T226">bzw.</text:span><text:span text:style-name="T108"> </text:span><text:reference-mark-start text:name="Knob3Settings.ColorGradient"/><text:span text:style-name="T108">Knob3Settings.ColorGradient</text:span><text:reference-mark-end text:name="Knob3Settings.ColorGradient"/><text:span text:style-name="T108"> </text:span></text:p>
      <text:p text:style-name="P201"><text:span text:style-name="T64">Um einen einfarbige </text:span><text:span text:style-name="T66">Knob</text:span><text:span text:style-name="T64"> zu bekommen muss ColorStart und ColorEnd gleich sein. Ansonsten bestimmt die Zusammensetzung aus den drei Eigenschaften das farbliche Aussehen.</text:span></text:p>
      <text:p text:style-name="P144">Hier ist StartColor clBlack und EndColor clFuchsia.</text:p>
      <text:p text:style-name="P14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144"/>
      <text:p text:style-name="P144"><text:tab/> <text:s text:c="36"/></text:p>
      <text:p text:style-name="P14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4"/>
      <text:p text:style-name="P144"/>
      <text:p text:style-name="P144"/>
      <text:p text:style-name="P144"/>
      <text:p text:style-name="P146">Standard mäßig steht <text:reference-mark-start text:name="Knob1Settings.HoverOn"/><text:span text:style-name="T108">Knob1Settings.HoverOn</text:span><text:reference-mark-end text:name="Knob1Settings.HoverOn"/>, <text:reference-mark-start text:name="Knob2Settings.HoverOn"/><text:span text:style-name="T108">Knob</text:span><text:span text:style-name="T119">2</text:span><text:span text:style-name="T108">Settings.HoverOn</text:span><text:reference-mark-end text:name="Knob2Settings.HoverOn"/> <text:span text:style-name="T229">und </text:span><text:reference-mark-start text:name="Knob3Settings.HoverOn"/><text:span text:style-name="T120">Knob</text:span><text:span text:style-name="T119">3</text:span><text:span text:style-name="T120">Settings.HoverOn</text:span><text:reference-mark-end text:name="Knob3Settings.HoverOn"/> auf true. Das bedeutet das sich bei einem Hoverereigniss (die Maus bewegt sich über dem <text:span text:style-name="T229">Knob</text:span>) mit <text:reference-mark-start text:name="Knob1Settings.HoverStartColor"/><text:span text:style-name="T108">Knob1Settings.HoverStartColor</text:span><text:reference-mark-end text:name="Knob1Settings.HoverStartColor"/>, <text:reference-mark-start text:name="Knob2Settings.HoverStartColor"/><text:span text:style-name="T108">Knob</text:span><text:span text:style-name="T120">2</text:span><text:span text:style-name="T108">Settings.HoverStartColor</text:span><text:reference-mark-end text:name="Knob2Settings.HoverStartColor"/> <text:span text:style-name="T229">bzw. </text:span><text:reference-mark-start text:name="Knob3Settings.HoverStartColor"/><text:span text:style-name="T120">Knob3Settings.HoverStartColor</text:span><text:reference-mark-end text:name="Knob3Settings.HoverStartColor"/><text:span text:style-name="T229"> </text:span><text:s/><text:span text:style-name="T229">und</text:span> <text:reference-mark-start text:name="Knob1Settings.HoverEndColor"/><text:span text:style-name="T108">Knob1Settings.HoverEndColor</text:span><text:reference-mark-end text:name="Knob1Settings.HoverEndColor"/>, <text:reference-mark-start text:name="Knob2Settings.HoverEndColor"/><text:span text:style-name="T108">Knob</text:span><text:span text:style-name="T120">2</text:span><text:span text:style-name="T108">Settings.HoverEndColor</text:span><text:reference-mark-end text:name="Knob2Settings.HoverEndColor"/> <text:span text:style-name="T229">bzw. </text:span><text:reference-mark-start text:name="Knob3Settings.HoverEndColor"/><text:span text:style-name="T120">Knob3Settings.HoverEndColor</text:span><text:reference-mark-end text:name="Knob3Settings.HoverEndColor"/> das Aussehen nach Wunsch verändern lässt. Möchte man dies nicht setzt man HoverOn auf false.</text:p>
      <text:p text:style-name="P144">Knob<text:span text:style-name="T230">1-3</text:span>Settings.HoverEndColor <text:tab/>: Die Endfarbe eines Hoverereignisses</text:p>
      <text:p text:style-name="P144">Knob<text:span text:style-name="T230">1-3</text:span>Settings.HoverOn <text:tab/>: Ermöglicht das Ein- oder Ausblenden eines Hoverereignisses</text:p>
      <text:p text:style-name="P144">Knob<text:span text:style-name="T230">1-3</text:span>Settings.HoverStartColor <text:tab/>: Die Startfarbe eines Hoverereignisses</text:p>
      <text:p text:style-name="P144"/>
      <text:p text:style-name="P144"/>
      <text:p text:style-name="P144"/>
      <text:p text:style-name="P147"><text:soft-page-break/>Eine weitere Möglichkeit <text:span text:style-name="T232">den Knobs visuelle Effekte hinzuzufügen bieten die Eigenschaften </text:span><text:reference-mark-start text:name="Knob1Settings.Design"/><text:span text:style-name="T108">Knob1Settings.Design</text:span><text:reference-mark-end text:name="Knob1Settings.Design"/>, <text:s/><text:reference-mark-start text:name="Knob2Settings.Design"/><text:span text:style-name="T108">Knob</text:span><text:span text:style-name="T121">2</text:span><text:span text:style-name="T108">Settings.Design</text:span><text:reference-mark-end text:name="Knob2Settings.Design"/> <text:span text:style-name="T232">bzw. <text:s/></text:span><text:reference-mark-start text:name="Knob3Settings.Design"/><text:span text:style-name="T108">Knob</text:span><text:span text:style-name="T121">3</text:span><text:span text:style-name="T108">Settings.Design</text:span><text:reference-mark-end text:name="Knob3Settings.Design"/> <text:span text:style-name="T232">und <text:s text:c="3"/></text:span><text:reference-mark-start text:name="Knob1Settings.DesignColor"/><text:span text:style-name="T108">Knob1Settings.DesignColor</text:span><text:reference-mark-end text:name="Knob1Settings.DesignColor"/>, <text:reference-mark-start text:name="Knob2Settings.DesignColor"/><text:span text:style-name="T108">Knob</text:span><text:span text:style-name="T121">2</text:span><text:span text:style-name="T108">Settings.DesignColor</text:span><text:reference-mark-end text:name="Knob2Settings.DesignColor"/> <text:span text:style-name="T232">bzw. </text:span><text:reference-mark-start text:name="Knob3Settings.DesignColor"/><text:span text:style-name="T108">Knob</text:span><text:span text:style-name="T121">3</text:span><text:span text:style-name="T108">Settings.DesignColor</text:span><text:reference-mark-end text:name="Knob3Settings.DesignColor"/>.</text:p>
      <text:p text:style-name="P150">Bei den Beispielen ist DesignColor clYellow. <text:span text:style-name="T233">Bei kdDefault wird DesignColor nicht verwendet.</text:span></text:p>
      <text:p text:style-name="P147"><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2"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2"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48"><text:s text:c="54"/></text:p>
      <text:p text:style-name="P147"/>
      <text:p text:style-name="P147"><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2" draw:name="Bild88" text:anchor-type="char" svg:x="3.759cm" svg:y="0.386cm" svg:width="3.073cm" svg:height="1.653cm" draw:z-index="87"><draw:image xlink:href="Pictures/10000000000000D40000007202E6D100C67F6EAF.png" xlink:type="simple" xlink:show="embed" xlink:actuate="onLoad" loext:mime-type="image/png"/></draw:frame></text:p>
      <text:p text:style-name="P147"><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47"><text:s text:c="49"/></text:p>
      <text:p text:style-name="P147"/>
      <text:p text:style-name="P147"/>
      <text:p text:style-name="P147"/>
      <text:p text:style-name="P151">Mit der Eigenschaft <text:reference-mark-start text:name="Knob1Settings.KnobPosition"/><text:span text:style-name="T122">Knob</text:span><text:span text:style-name="T108">1</text:span><text:span text:style-name="T122">Settings.KnobPosition</text:span><text:reference-mark-end text:name="Knob1Settings.KnobPosition"/><text:span text:style-name="T231">, </text:span><text:reference-mark-start text:name="Knob2Settings.KnobPosition"/><text:span text:style-name="T122">Knob</text:span><text:span text:style-name="T108">2</text:span><text:span text:style-name="T122">Settings.KnobPosition</text:span><text:reference-mark-end text:name="Knob2Settings.KnobPosition"/><text:span text:style-name="T231"> </text:span>bzw. <text:reference-mark-start text:name="Knob3Settings.KnobPosition"/><text:span text:style-name="T122">Knob3Settings.KnobPosition</text:span><text:reference-mark-end text:name="Knob3Settings.KnobPosition"/><text:span text:style-name="T231"> </text:span>kann die Position des Knobs innerhalb des Sliders gesetzt oder auch abgefragt werden.</text:p>
      <text:p text:style-name="P151"><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31">Knob</text:span>1<text:span text:style-name="T231">Settings.KnobPosition :</text:span>= 40; </text:p>
      <text:p text:style-name="P202"><text:span text:style-name="T68"><text:s text:c="20"/>Label1.Caption := <text:s/>inttostr(</text:span><text:span text:style-name="T67">Knob</text:span><text:span text:style-name="T68">1</text:span><text:span text:style-name="T67">Settings.KnobPosition</text:span><text:span text:style-name="T68">)</text:span><text:span text:style-name="T67">;</text:span></text:p>
      <text:p text:style-name="P147"/>
      <text:p text:style-name="P152">Die Ausrichtung des MultiplexSliders wird mittels <text:reference-mark-start text:name="Orientation"/><text:span text:style-name="T108">Orientation</text:span><text:reference-mark-end text:name="Orientation"/> erreicht.</text:p>
      <text:p text:style-name="P147"><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9"><text:span text:style-name="T234">Nutzt man die Eigenschaft </text:span><text:reference-mark-start text:name="Reversed"/><text:span text:style-name="T108">Reversed</text:span><text:reference-mark-end text:name="Reversed"/> werden <text:span text:style-name="T234">der m</text:span>ax. <text:span text:style-name="T234">Wert </text:span>und <text:span text:style-name="T234">der m</text:span>in. <text:span text:style-name="T234">Wert</text:span> vertauscht</text:p>
      <text:p text:style-name="P147"/>
      <text:p text:style-name="P153">Reversed := false;<text:tab/><text:tab/>Reversed := true;</text:p>
      <text:p text:style-name="P147"><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47"/>
      <text:p text:style-name="P147"><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47"/>
      <text:p text:style-name="P147"><text:s text:c="9"/></text:p>
      <text:p text:style-name="P147"/>
      <text:p text:style-name="P147"/>
      <text:p text:style-name="P147"/>
      <text:p text:style-name="P147"/>
      <text:p text:style-name="P147"><text:soft-page-break/><text:span text:style-name="T235">Die Eigenschaft </text:span><text:reference-mark-start text:name="Max"/><text:span text:style-name="T108">Max</text:span><text:reference-mark-end text:name="Max"/> <text:span text:style-name="T235">stellt den</text:span> höchste<text:span text:style-name="T235">n</text:span> Wert im Wertebereich <text:span text:style-name="T235">des MultiplexSliders dar und </text:span><text:reference-mark-start text:name="Min"/><text:span text:style-name="T108">Min</text:span><text:reference-mark-end text:name="Min"/> <text:span text:style-name="T235">den</text:span> <text:span text:style-name="T235">Niedrigsten. </text:span><text:span text:style-name="T236">Hier mit Knob Position 0.</text:span></text:p>
      <text:p text:style-name="P147"><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47"><text:tab/></text:p>
      <text:p text:style-name="P147"/>
      <text:p text:style-name="P147"/>
      <text:p text:style-name="P203"><text:span text:style-name="T69">Ist man sich über den Wertebereich des MultiplexSliders noch nicht im klaren oder benötigt man einen dynamischen Wertebereich bedient man sich der Eigenschaften </text:span><text:reference-mark-start text:name="AutoRangeNegative"/><text:span text:style-name="T142">AutoRangeNegative</text:span><text:reference-mark-end text:name="AutoRangeNegative"/><text:span text:style-name="T69"> bzw. </text:span><text:reference-mark-start text:name="AutoRangePositive"/><text:span text:style-name="T142">AutoRangePositive</text:span><text:reference-mark-end text:name="AutoRangePositive"/><text:span text:style-name="T69"> und </text:span><text:reference-mark-start text:name="AutoRangeValue"/><text:span text:style-name="T142">AutoRangeValue</text:span><text:reference-mark-end text:name="AutoRangeValue"/><text:span text:style-name="T69">.</text:span></text:p>
      <text:p text:style-name="P154">Möchte man zum Beispiel das sich der max. Wert beim Erreichen um 20 Einheiten erhöht stellt man folgendes ein:</text:p>
      <text:p text:style-name="P154"><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4"/>
      <text:p text:style-name="P154"/>
      <text:p text:style-name="P154">Erreicht nun der Knob im Slider den max. Wert wird dieser um 20 erhöht. Bei einem erneuten Erreichen von Max erfolgt wieder eine Erhöhung. Bei Unterschreiten vom orginalen Maxwert wird der ursprüngliche Wertebereich wieder hergestellt.</text:p>
      <text:p text:style-name="P147"/>
      <text:p text:style-name="P147"/>
      <text:p text:style-name="P147"/>
      <text:p text:style-name="P155">Möchte man den eingestellten Wert des Sliders anzeigen kann man sich der Eigenschaften der <text:reference-mark-start text:name="ValueDisplaySettings"/><text:span text:style-name="T108">ValueDisplaySettings</text:span><text:reference-mark-end text:name="ValueDisplaySettings"/> <text:s/>bedienen. <text:span text:style-name="T237">Um die Anzeige zu aktivieren muss bei </text:span><text:reference-mark-start text:name="ValueDisplaySettings.Position"/><text:span text:style-name="T123">ValueDisplaySettings.Position</text:span><text:reference-mark-end text:name="ValueDisplaySettings.Position"/><text:span text:style-name="T237"> ein anderer Typ als vdpNone gewählt werden.</text:span></text:p>
      <text:p text:style-name="P147"><draw:frame draw:style-name="fr2"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47"><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18"><text:span text:style-name="T72"><text:s text:c="65"/></text:span><text:span text:style-name="T73">Right und Left kommen bei <text:s text:c="9"/><text:tab/><text:tab/><text:tab/><text:tab/><text:tab/> <text:s text:c="4"/>einem </text:span><text:span text:style-name="T75">v</text:span><text:span text:style-name="T73">ertikalen Slider zum </text:span><draw:frame draw:style-name="fr2" draw:name="Bild105" text:anchor-type="char" svg:x="0.078cm" svg:y="1.139cm" svg:width="5.447cm" svg:height="1.54cm" draw:z-index="104"><draw:image xlink:href="Pictures/100000000000015B00000060D1CA3E4A46750D9C.png" xlink:type="simple" xlink:show="embed" xlink:actuate="onLoad" loext:mime-type="image/png"/></draw:frame><draw:frame draw:style-name="fr2" draw:name="Bild104" text:anchor-type="char" svg:x="6.304cm" svg:y="1.143cm" svg:width="5.48cm" svg:height="1.483cm" draw:z-index="103"><draw:image xlink:href="Pictures/100000000000015F0000005FCDE901ED453C1EB6.png" xlink:type="simple" xlink:show="embed" xlink:actuate="onLoad" loext:mime-type="image/png"/></draw:frame><text:span text:style-name="T73"><text:tab/><text:tab/><text:tab/><text:tab/><text:tab/><text:tab/><text:tab/> <text:s text:c="4"/>Tragen.</text:span></text:p>
      <text:p text:style-name="P217"/>
      <text:p text:style-name="P217"/>
      <text:p text:style-name="P217"/>
      <text:p text:style-name="P219"><text:span text:style-name="T238">Mit den zusätzlichen Eigenschaften </text:span><text:reference-mark-start text:name="ValueDisplaySettings.X"/><text:span text:style-name="T108">ValueDisplaySettings.X</text:span><text:reference-mark-end text:name="ValueDisplaySettings.X"/> <text:span text:style-name="T238">und </text:span><text:reference-mark-start text:name="ValueDisplaySettings.Y"/><text:span text:style-name="T134">ValueDisplaySettings.Y</text:span><text:reference-mark-end text:name="ValueDisplaySettings.Y"/><text:span text:style-name="T72"> </text:span><text:span text:style-name="T74">lässt sich die Position der Anzeige bei </text:span><text:span text:style-name="T72">vdpAboveRight,vdpBelowLeft </text:span><text:span text:style-name="T74">beeinflussen.</text:span></text:p>
      <text:p text:style-name="P248">Bei vdpXY wird die Position der Anzeige mit diesen Eigenschaften frei im Slider gewählt.</text:p>
      <text:p text:style-name="P216"><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16"/>
      <text:p text:style-name="P216"/>
      <text:p text:style-name="P216"/>
      <text:p text:style-name="P226"/>
      <text:p text:style-name="P226"/>
      <text:p text:style-name="P226"/>
      <text:p text:style-name="P226"/>
      <text:p text:style-name="P226"><text:soft-page-break/>Soll die Anzeige einen farbigen Hintergrund bekommen realisiert man dies mit den Eigenschaften <text:reference-mark-start text:name="ValueDisplaySettings.Style"/><text:span text:style-name="T108">ValueDisplaySettings.Style</text:span><text:reference-mark-end text:name="ValueDisplaySettings.Style"/>, <text:reference-mark-start text:name="ValueDisplaySettings.ColorStart"/><text:span text:style-name="T108">ValueDisplaySettings.ColorStart</text:span><text:reference-mark-end text:name="ValueDisplaySettings.ColorStart"/>, <text:reference-mark-start text:name="ValueDisplaySettings.ColorEnd"/><text:span text:style-name="T108">ValueDisplaySettings.ColorEnd</text:span><text:reference-mark-end text:name="ValueDisplaySettings.ColorEnd"/> und <text:reference-mark-start text:name="ValueDisplaySettings.ColorGradient"/><text:span text:style-name="T108">ValueDisplaySettings.ColorGradient</text:span><text:reference-mark-end text:name="ValueDisplaySettings.ColorGradient"/>.</text:p>
      <text:p text:style-name="P226">Die Form des Hintergrundes wird mit Style eingestellt. Wählt man vdsNone wird kein Hintergrund gezeichnet.</text:p>
      <text:p text:style-name="P216"><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16"/>
      <text:p text:style-name="P216"/>
      <text:p text:style-name="P227">ColorStart, ColorEnd und ColorGradient funktionieren analog wie das Einstellen des Hintergrundes. Siehe <text:span text:style-name="T155"><text:reference-ref text:reference-format="page" text:ref-name="Hintergrundfarbe">29</text:reference-ref></text:span></text:p>
      <text:p text:style-name="P228">Einen farbigen Rand um die Anzeige erstellt man mit BorderColor (clNone für unsichtbar) und Border.Width.</text:p>
      <text:p text:style-name="P22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08">ValueDisplaySettings.</text:span><text:span text:style-name="T124">BorderColor</text:span><text:reference-mark-end text:name="ValueDisplaySettings.BorderColor"/><text:span text:style-name="T239"> := clRed;</text:span></text:p>
      <text:p text:style-name="P220"><text:tab/><text:reference-mark-start text:name="ValueDisplaySettings.BorderWidth"/><text:span text:style-name="T108">ValueDisplaySettings.</text:span><text:span text:style-name="T124">BorderWidth</text:span><text:reference-mark-end text:name="ValueDisplaySettings.BorderWidth"/><text:span text:style-name="T239"> := 2;</text:span></text:p>
      <text:p text:style-name="P216"/>
      <text:p text:style-name="P220"/>
      <text:p text:style-name="P220"><text:span text:style-name="T239">Mit </text:span><text:reference-mark-start text:name="ValueDisplaySettings.Font"/><text:span text:style-name="T108">ValueDisplaySettings.Font</text:span><text:reference-mark-end text:name="ValueDisplaySettings.Font"/> <text:span text:style-name="T239">kann man wie üblich alle Attribute der Schrift wie zum Beispiel Farbe und Größe etc. einstellen.</text:span></text:p>
      <text:p text:style-name="P216"/>
      <text:p text:style-name="P216"><text:span text:style-name="T239">Wer die Wertanzeige in Prozent benötigt kann einfach </text:span><text:reference-mark-start text:name="ValueDisplaySettings.InPercent"/><text:span text:style-name="T108">ValueDisplaySettings.InPercent</text:span><text:reference-mark-end text:name="ValueDisplaySettings.InPercent"/> <text:span text:style-name="T239">auf true stellen.</text:span></text:p>
      <text:p text:style-name="P216"/>
      <text:p text:style-name="P216"><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16"/>
      <text:p text:style-name="P216"/>
      <text:p text:style-name="P216"/>
      <text:p text:style-name="P251"><text:span text:style-name="T240">Alle verfügbaren Eigenschaften des Tracks (Schiebeschlitzes) lassen sich in den </text:span><text:reference-mark-start text:name="TrackSettings"/><text:span text:style-name="T125">TrackSettings</text:span><text:reference-mark-end text:name="TrackSettings"/> <text:span text:style-name="T240">einstellen.</text:span></text:p>
      <text:p text:style-name="P251"><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51"><text:s text:c="2"/><text:reference-mark-start text:name="TrackSettings.TrackColor"/><text:span text:style-name="T125">TrackSettings.TrackColor</text:span><text:reference-mark-end text:name="TrackSettings.TrackColor"/> <text:s text:c="8"/><text:tab/>: Die Farbe des Schlitzes</text:p>
      <text:p text:style-name="P251"><text:s text:c="2"/><text:reference-mark-start text:name="TrackSettings.SelRangeColor"/><text:span text:style-name="T125">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51"/>
      <text:p text:style-name="P261">Möchte man noch eine zusätliche Farbe darstellen kann man dies indem man der Eigenschaft <text:reference-mark-start text:name="TrackSettings.ExtraColor"/><text:span text:style-name="T125">TrackSettings.ExtraColor</text:span><text:reference-mark-end text:name="TrackSettings.ExtraColor"/> eine Farbe zuweist (clNone für unsichtbar). Mit den Eigenschaften <text:reference-mark-start text:name="TrackSettings.ExtraRangeMax"/><text:span text:style-name="T125">TrackSettings.ExtraRangeMax</text:span><text:reference-mark-end text:name="TrackSettings.ExtraRangeMax"/> und <text:reference-mark-start text:name="TrackSettings.ExtraRangeMin"/><text:span text:style-name="T125">TrackSettings.ExtraRangeMin</text:span><text:reference-mark-end text:name="TrackSettings.ExtraRangeMin"/> bestimmt man die Grenzen dieser Farbe.</text:p>
      <text:p text:style-name="P251"/>
      <text:p text:style-name="P251"><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46"><text:tab/>Dieser Slider besitz einen Wertebereich von 0-100. <text:s text:c="10"/><text:tab/>ExtraRangeMin ist hier auf 80 und Max auf 100 eingestellt.</text:span><text:tab/><text:span text:style-name="T247">ExtraColor ist clRed.</text:span> </text:p>
      <text:p text:style-name="P221"><text:s text:c="9"/><text:tab/></text:p>
      <text:p text:style-name="P221"/>
      <text:p text:style-name="P221"/>
      <text:p text:style-name="P221"/>
      <text:p text:style-name="P221"/>
      <text:p text:style-name="P254"><text:soft-page-break/><text:span text:style-name="T248">Der MultiplexSlider besitzt zwei integrierte Skalen. Die Einstellungen hierfür findet man in den Eigenschaften von </text:span><text:reference-mark-start text:name="Scale1Settings"/><text:span text:style-name="T125">Scale1Settings</text:span><text:reference-mark-end text:name="Scale1Settings"/> <text:span text:style-name="T248">und </text:span><text:reference-mark-start text:name="Scale2Settings"/><text:span text:style-name="T126">Scale2Settings</text:span><text:reference-mark-end text:name="Scale2Settings"/><text:span text:style-name="T248">.</text:span> <text:span text:style-name="T249">Stellt man </text:span>Scale1Settings.ScaleStyle <text:span text:style-name="T249">bzw. Scale2Settings.ScaleStyle auf ssDash oder ssCircle wird die jeweilige Skala sichtbar (ssNone macht unsichtbar).</text:span> <text:s text:c="2"/><text:tab/></text:p>
      <text:p text:style-name="P25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5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53"/>
      <text:p text:style-name="P253"/>
      <text:p text:style-name="P253"/>
      <text:p text:style-name="P253"/>
      <text:p text:style-name="P253"/>
      <text:p text:style-name="P253"/>
      <text:p text:style-name="P253"/>
      <text:p text:style-name="P253"/>
      <text:p text:style-name="P253"/>
      <text:p text:style-name="P253"/>
      <text:p text:style-name="P255"><text:reference-mark-start text:name="Scale1Settings.ScaleStyle"/><text:span text:style-name="T125">Scale1Settings.ScaleStyle</text:span><text:reference-mark-end text:name="Scale1Settings.ScaleStyle"/> <text:span text:style-name="T249">bzw. </text:span><text:reference-mark-start text:name="Scale2Settings.ScaleStyle"/><text:span text:style-name="T127">Scale2Settings.ScaleStyle</text:span><text:reference-mark-end text:name="Scale2Settings.ScaleStyle"/>:</text:p>
      <text:p text:style-name="P25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53"/>
      <text:p text:style-name="P253"><text:s text:c="74"/></text:p>
      <text:p text:style-name="P269"><text:reference-mark-start text:name="Scale1Settings.LineColor"/><text:span text:style-name="T144">Scale1Settings.LineColor</text:span><text:reference-mark-end text:name="Scale1Settings.LineColor"/><text:span text:style-name="T241">, </text:span><text:reference-mark-start text:name="Scale2Settings.LineColor"/><text:span text:style-name="T144">Scale</text:span><text:span text:style-name="T145">2</text:span><text:span text:style-name="T144">Settings.LineColor</text:span><text:reference-mark-end text:name="Scale2Settings.LineColor"/><text:span text:style-name="T241"> <text:tab/><text:tab/>: </text:span><text:span text:style-name="T242">hier clRed</text:span><text:span text:style-name="T241"> <text:s text:c="31"/></text:span><text:reference-mark-start text:name="Scale1Settings.LineWidth"/><text:span text:style-name="T144">Scale1Settings.LineWidth</text:span><text:reference-mark-end text:name="Scale1Settings.LineWidth"/><text:span text:style-name="T241">, </text:span><text:reference-mark-start text:name="Scale2Settings.LineWidth"/><text:span text:style-name="T144">Scale</text:span><text:span text:style-name="T145">2</text:span><text:span text:style-name="T144">Settings.LineWidth</text:span><text:reference-mark-end text:name="Scale2Settings.LineWidth"/><text:span text:style-name="T241"> <text:tab/><text:tab/>: Die Dicke der Linien der Skala, </text:span><text:span text:style-name="T242">hier 2 </text:span><text:reference-mark-start text:name="Scale1Settings.SmallMarkColor"/><text:span text:style-name="T144">Scale1Settings.SmallMarkColor</text:span><text:reference-mark-end text:name="Scale1Settings.SmallMarkColor"/><text:span text:style-name="T241">, </text:span><text:reference-mark-start text:name="Scale2Settings.SmallMarkColor"/><text:span text:style-name="T144">Scale</text:span><text:span text:style-name="T145">2</text:span><text:span text:style-name="T144">Settings.SmallMarkColor</text:span><text:reference-mark-end text:name="Scale2Settings.SmallMarkColor"/><text:span text:style-name="T241"> : </text:span><text:span text:style-name="T242">hier clLime</text:span></text:p>
      <text:p text:style-name="P249"/>
      <text:p text:style-name="P256"><text:reference-mark-start text:name="Scale1Settings.SmallMarkInterval"/><text:span text:style-name="T76">Mit</text:span><text:span text:style-name="T128"> </text:span><text:span text:style-name="T125">Scale1Settings.SmallMarkInterval</text:span><text:reference-mark-end text:name="Scale1Settings.SmallMarkInterval"/> <text:span text:style-name="T250">bzw.</text:span><text:span text:style-name="T76"> </text:span><text:reference-mark-start text:name="Scale2Settings.SmallMarkInterval"/><text:span text:style-name="T128">Scale2Settings.SmallMarkInterval</text:span><text:reference-mark-end text:name="Scale2Settings.SmallMarkInterval"/><text:span text:style-name="T76"> lässt sich der Abstand der kleinen Markierungen zueinander einstellen.</text:span></text:p>
      <text:p text:style-name="P256"><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pan text:style-name="T76"><text:s text:c="2"/>Hier Wertebereich 0-100. Interval 10.</text:span></text:p>
      <text:p text:style-name="P253"/>
      <text:p text:style-name="P253"/>
      <text:p text:style-name="P262">Zur besseren Kenntlichkeit können zusätzlich Dicke Markierungen eingeblendet werden. Dies geschieht mit <text:reference-mark-start text:name="Scale1Settings.BigMarksVisible"/><text:span text:style-name="T125">Scale1Settings.BigMarksVisible</text:span><text:reference-mark-end text:name="Scale1Settings.BigMarksVisible"/> bzw. <text:reference-mark-start text:name="Scale2Settings.BigMarksVisible"/><text:span text:style-name="T125">Scale2Settings.BigMarksVisible</text:span><text:reference-mark-end text:name="Scale2Settings.BigMarksVisible"/> (auf true).</text:p>
      <text:p text:style-name="P270"><text:span text:style-name="T243">Hier ist </text:span><text:reference-mark-start text:name="Scale1Settings.BigMarkColor"/><text:span text:style-name="T144">Scale1Settings.BigMarkColor</text:span><text:reference-mark-end text:name="Scale1Settings.BigMarkColor"/><text:span text:style-name="T241"> </text:span><text:span text:style-name="T243">bzw. </text:span><text:reference-mark-start text:name="Scale2Settings.BigMarkColor"/><text:span text:style-name="T146">Scale2Settings.BigMarkColor</text:span><text:reference-mark-end text:name="Scale2Settings.BigMarkColor"/><text:span text:style-name="T243"> clYellow</text:span><text:span text:style-name="T241"> <text:s text:c="2"/></text:span><text:span text:style-name="T243">und </text:span><text:reference-mark-start text:name="Scale1Settings.BigMarkInterval"/><text:span text:style-name="T146">S</text:span><text:span text:style-name="T144">cale1Settings.BigMarkInterval</text:span><text:reference-mark-end text:name="Scale1Settings.BigMarkInterval"/><text:span text:style-name="T241"> </text:span><text:span text:style-name="T243">bzw. </text:span><text:reference-mark-start text:name="Scale2Settings.BigMarkInterval"/><text:span text:style-name="T146">Scale2Settings.BigMarkInterval</text:span><text:reference-mark-end text:name="Scale2Settings.BigMarkInterval"/><text:span text:style-name="T243"> 20.</text:span></text:p>
      <text:p text:style-name="P253"><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53"/>
      <text:p text:style-name="P253"/>
      <text:p text:style-name="P253"/>
      <text:p text:style-name="P253"/>
      <text:p text:style-name="P253"/>
      <text:p text:style-name="P253"/>
      <text:p text:style-name="P253"/>
      <text:p text:style-name="P272"><text:soft-page-break/><text:span text:style-name="T244">Möchte man das eingebaute Textlabel benutzen so muss man unter </text:span><text:reference-mark-start text:name="TextSettings"/><text:span text:style-name="T147">TextSettings</text:span><text:reference-mark-end text:name="TextSettings"/><text:span text:style-name="T244"> die Eigenschaft </text:span><text:reference-mark-start text:name="TextSettings.Position"/><text:span text:style-name="T147">TextSettings.Position</text:span><text:reference-mark-end text:name="TextSettings.Position"/><text:span text:style-name="T244"> auf einen anderen Wert als poNone stellen (poNone macht unsichtbar). Stellt man </text:span><text:reference-mark-start text:name="TextSettings.AutoAd"/><text:span text:style-name="T147">TextSettings.AutoAd</text:span><text:reference-mark-end text:name="TextSettings.AutoAd"/><text:span text:style-name="T244"> auf true wird der Wert automatisch im Textlabel angezeigt. Will man weiteren Text ins Label einfügen geschieht dies mit den Eigenschaften </text:span><text:reference-mark-start text:name="TextSettings.PreCaption"/><text:span text:style-name="T147">TextSettings.PreCaption</text:span><text:reference-mark-end text:name="TextSettings.PreCaption"/><text:span text:style-name="T244"> und </text:span><text:reference-mark-start text:name="TextSettings.PostCaption"/><text:span text:style-name="T147">TextSettings.PostCaption</text:span><text:reference-mark-end text:name="TextSettings.PostCaption"/><text:span text:style-name="T244">. <text:s/></text:span><text:span text:style-name="T245">Was bei PreCaption eingegeben wird erscheint vor dem Wert, das bei PostCaption dahinter.</text:span></text:p>
      <text:p text:style-name="P272"><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pan text:style-name="T244"><text:s text:c="3"/></text:span><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71"><text:span text:style-name="T244"><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44"><text:s/></text:span></text:p>
      <text:p text:style-name="P253"><text:s text:c="2"/></text:p>
      <text:p text:style-name="P253"><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53"><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53"/>
      <text:p text:style-name="P253"/>
      <text:p text:style-name="P264"/>
      <text:p text:style-name="P264"/>
      <text:p text:style-name="P264">Mit der Eigenschaft <text:reference-mark-start text:name="TextSettings.AdInPercent"/><text:span text:style-name="T125">TextSettings.AdInPercent</text:span><text:reference-mark-end text:name="TextSettings.AdInPercent"/> wird der Wert des Sliders in Prozent angezeigt.</text:p>
      <text:p text:style-name="P26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53"/>
      <text:p text:style-name="P253"/>
      <text:p text:style-name="P253"/>
      <text:p text:style-name="P253"/>
      <text:p text:style-name="P253"><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58"><text:s text:c="2"/><text:tab/><text:span text:style-name="T251">Sollte das Textlabel zu kurz sein lässt sich die Breite mit <text:tab/><text:tab/><text:tab/><text:tab/></text:span><text:reference-mark-start text:name="TextSettings.Width"/><text:span text:style-name="T129">TextSettings.Width</text:span><text:reference-mark-end text:name="TextSettings.Width"/><text:span text:style-name="T251"> anpassen (nur wirksam mit poLeft/poRight).</text:span></text:p>
      <text:p text:style-name="P263">Das gleiche gilt für die Höhe dort muss man <text:reference-mark-start text:name="TextSettings.Height"/><text:span text:style-name="T125">TextSettings.Height</text:span><text:reference-mark-end text:name="TextSettings.Height"/> verwenden (nur wirksam mit poTop/poBottom). <text:s/><text:tab/><text:tab/><text:tab/><text:tab/><text:tab/><text:tab/><text:tab/><text:tab/><text:tab/><text:tab/><text:tab/></text:p>
      <text:p text:style-name="P264"/>
      <text:p text:style-name="P264"/>
      <text:p text:style-name="P264"/>
      <text:p text:style-name="P264">Die Eigenschaft <text:reference-mark-start text:name="AutoSize"/><text:span text:style-name="T125">AutoSize</text:span><text:reference-mark-end text:name="AutoSize"/> <text:span text:style-name="T252">verlängert oder </text:span>kürzt den gesamten Slider auf die notwendige Größe des TextLabels. <text:span text:style-name="T252">Wird der Slider verkürzt </text:span>macht <text:span text:style-name="T252">die Verwendung von</text:span> <text:reference-mark-start text:name="Constraints"/><text:span text:style-name="T125">Constraints </text:span><text:reference-mark-end text:name="Constraints"/><text:span text:style-name="T252">Sinn.</text:span></text:p>
      <text:p text:style-name="P26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57"><text:s text:c="7"/><text:tab/></text:p>
      <text:p text:style-name="P257"/>
      <text:p text:style-name="P265">Verlängert sich aus irgendeinem Grund der Text im Textlabel passt sich hier die Länge an:</text:p>
      <text:p text:style-name="P26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65"/>
      <text:p text:style-name="P257"/>
      <text:p text:style-name="P257"/>
      <text:p text:style-name="P257"/>
      <text:p text:style-name="P257"/>
      <text:p text:style-name="P257"/>
      <text:p text:style-name="P266"><text:soft-page-break/>Der Hintergrund des Textlabels kann mit den Eigenschaften <text:reference-mark-start text:name="TextSettings.BackgrdColor"/><text:span text:style-name="T125">TextSettings.BackgrdColor</text:span><text:reference-mark-end text:name="TextSettings.BackgrdColor"/> (clNone für keine Farbe), <text:reference-mark-start text:name="TextSettings.BorderColor"/><text:span text:style-name="T125">TextSettings.BorderColor</text:span><text:reference-mark-end text:name="TextSettings.BorderColor"/> (clNone für unsichtbar), <text:reference-mark-start text:name="TextSettings.BorderWidth"/><text:span text:style-name="T125">TextSettings.BorderWidth</text:span><text:reference-mark-end text:name="TextSettings.BorderWidth"/> <text:span text:style-name="T253">und </text:span><text:reference-mark-start text:name="TextSettings.Style"/><text:span text:style-name="T130">TextSettings.Style</text:span><text:reference-mark-end text:name="TextSettings.Style"/><text:span text:style-name="T253"> eingestellt werden.</text:span></text:p>
      <text:p text:style-name="P257"><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57"><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57"/>
      <text:p text:style-name="P257"><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57"/>
      <text:p text:style-name="P257"/>
      <text:p text:style-name="P257"/>
      <text:p text:style-name="P267">Die Position des Textes innerhalb des TextLabels wird durch die Eigenschaften </text:p>
      <text:p text:style-name="P259"><text:reference-mark-start text:name="TextSettings.CaptionAlignment"/><text:span text:style-name="T125">TextSettings.CaptionAlignment</text:span><text:reference-mark-end text:name="TextSettings.CaptionAlignment"/><text:tab/>: Ausrichtung des Textes in der Caption (Links,Mitte,Rechts) <text:s text:c="25"/><text:reference-mark-start text:name="TextSettings.CaptionHorMargin"/><text:span text:style-name="T125">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5">TextSettings.CaptionLayout</text:span><text:reference-mark-end text:name="TextSettings.CaptionLayout"/><text:tab/>: Ausrichtung des Textes in der Caption (Oben,Mitte,Unten) <text:s text:c="16"/><text:reference-mark-start text:name="TextSettings.CaptionVerMargin"/><text:span text:style-name="T125">TextSettings.CaptionVerMargin</text:span><text:reference-mark-end text:name="TextSettings.CaptionVerMargin"/> <text:tab/>: Der vertikale Abstand des Textes im Textrechteck (nur wirksam mit <text:tab/> <text:tab/> <text:s/>tlTop)</text:p>
      <text:p text:style-name="P267">bestimmt.</text:p>
      <text:p text:style-name="P257"><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57"/>
      <text:p text:style-name="P257"/>
      <text:p text:style-name="P257"><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57"/>
      <text:p text:style-name="P257"/>
      <text:p text:style-name="P257"><text:s text:c="4"/></text:p>
      <text:p text:style-name="P257"/>
      <text:p text:style-name="P257"/>
      <text:p text:style-name="P257"/>
      <text:p text:style-name="P257"><text:tab/><text:tab/><text:tab/></text:p>
      <text:p text:style-name="P268">Möchte man in einem vertikalen Slider den Text von unten nach oben schreiben und die Schrift verändern geschieht dies mit <text:reference-mark-start text:name="TextSettings.Font"/><text:span text:style-name="T125">TextSettings.Font</text:span><text:reference-mark-end text:name="TextSettings.Font"/></text:p>
      <text:p text:style-name="P260"><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54"><text:tab/><text:tab/></text:span><text:span text:style-name="T255">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54"><text:tab/><text:tab/><text:tab/></text:span><text:span text:style-name="T255">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5">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55">verwenden (nur aktive mit poLeft <text:tab/><text:tab/>und poRight)</text:span></text:p>
      <text:p text:style-name="P257"/>
      <text:p text:style-name="P257"/>
      <text:p text:style-name="P257"/>
      <text:p text:style-name="P257"/>
      <text:p text:style-name="P257"><text:tab/><text:tab/><text:tab/></text:p>
      <text:p text:style-name="P257"><text:s/><text:tab/></text:p>
      <text:p text:style-name="P257"><text:soft-page-break/></text:p>
      <text:p text:style-name="P2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37</text:page-number></text:span><text:span text:style-name="MT1"><text:s/>von </text:span><text:span text:style-name="MT1"><text:page-count>3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2T14:40:03.774029288</dc:date>
    <meta:editing-duration>P6DT12H27M25S</meta:editing-duration>
    <meta:editing-cycles>247</meta:editing-cycles>
    <meta:generator>LibreOffice/6.4.7.2$Linux_X86_64 LibreOffice_project/40$Build-2</meta:generator>
    <meta:document-statistic meta:table-count="0" meta:image-count="147" meta:object-count="0" meta:page-count="37" meta:paragraph-count="651" meta:word-count="6681" meta:character-count="54603" meta:non-whitespace-character-count="45999"/>
  </office:meta>
</office:document-meta>
</file>